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1" svg:font-family="Courier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01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4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6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1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07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90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6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5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9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11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1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342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438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02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8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none"/>
      <style:paragraph-properties fo:text-align="start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text-properties style:font-name="Courier New2" fo:font-size="7.5pt"/>
    </style:style>
    <style:style style:name="T1" style:family="text">
      <style:text-properties fo:color="#000000" loext:opacity="100%" style:font-name="Courier1" fo:font-size="7.5pt" fo:font-weight="normal" style:font-name-asian="Courier1" style:font-size-asian="7.5pt" style:font-weight-asian="normal" style:font-name-complex="Courier1" style:font-size-complex="7.5pt" style:font-weight-complex="normal" style:text-scale="128%"/>
    </style:style>
    <style:style style:name="T2" style:family="text">
      <style:text-properties style:font-name="Courier New2" fo:font-size="7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81.281cm" svg:height="50.801cm" svg:x="1.524cm" svg:y="1.404cm" svg:viewBox="0 0 81282 50802" svg:d="M0 50802h81282M81282 50802v-50802M81282 0h-81282M0 0v50802">
          <text:p/>
        </draw:path>
        <draw:frame draw:style-name="gr2" draw:text-style-name="P3" draw:layer="layout" svg:width="6.018cm" svg:height="0.302cm" svg:x="73.736cm" svg:y="51.933cm">
          <draw:text-box>
            <text:p text:style-name="P2"><text:span text:style-name="T1">D</text:span><text:span text:style-name="T1">a</text:span><text:span text:style-name="T1">t</text:span><text:span text:style-name="T1">e</text:span><text:span text:style-name="T1">: </text:span><text:span text:style-name="T1"><text:s text:c="2"/></text:span><text:span text:style-name="T1"><text:s text:c="2"/></text:span><text:span text:style-name="T1"><text:s text:c="2"/></text:span><text:span text:style-name="T1">M</text:span><text:span text:style-name="T1">a</text:span><text:span text:style-name="T1">y </text:span><text:span text:style-name="T1">1</text:span><text:span text:style-name="T1">5</text:span><text:span text:style-name="T1">, </text:span><text:span text:style-name="T1">2</text:span><text:span text:style-name="T1">0</text:span><text:span text:style-name="T1">0</text:span><text:span text:style-name="T1">3</text:span><text:span text:style-name="T1">S</text:span><text:span text:style-name="T1">h</text:span><text:span text:style-name="T1">e</text:span><text:span text:style-name="T1">e</text:span><text:span text:style-name="T1">t</text:span></text:p>
          </draw:text-box>
        </draw:frame>
        <draw:path draw:style-name="gr1" draw:text-style-name="P1" draw:layer="layout" svg:width="9.118cm" svg:height="0.28cm" svg:x="73.685cm" svg:y="51.924cm" svg:viewBox="0 0 9119 281" svg:d="M9119 0h-9119M4979 281v-281">
          <text:p/>
        </draw:path>
        <draw:frame draw:style-name="gr3" draw:text-style-name="P3" draw:layer="layout" svg:width="0.417cm" svg:height="0.302cm" svg:x="81.153cm" svg:y="51.933cm">
          <draw:text-box>
            <text:p text:style-name="P2"><text:span text:style-name="T1">o</text:span><text:span text:style-name="T1">f</text:span></text:p>
          </draw:text-box>
        </draw:frame>
        <draw:frame draw:style-name="gr4" draw:text-style-name="P3" draw:layer="layout" svg:width="3.943cm" svg:height="0.302cm" svg:x="73.736cm" svg:y="51.171cm">
          <draw:text-box>
            <text:p text:style-name="P2"><text:span text:style-name="T1">S</text:span><text:span text:style-name="T1">i</text:span><text:span text:style-name="T1">z</text:span><text:span text:style-name="T1">e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/text:p>
          </draw:text-box>
        </draw:frame>
        <draw:frame draw:style-name="gr5" draw:text-style-name="P3" draw:layer="layout" svg:width="0.624cm" svg:height="0.302cm" svg:x="82.144cm" svg:y="51.171cm">
          <draw:text-box>
            <text:p text:style-name="P2"><text:span text:style-name="T1">R</text:span><text:span text:style-name="T1">E</text:span><text:span text:style-name="T1">V</text:span></text:p>
          </draw:text-box>
        </draw:frame>
        <draw:frame draw:style-name="gr6" draw:text-style-name="P3" draw:layer="layout" svg:width="0.338cm" svg:height="0.302cm" svg:x="74.066cm" svg:y="51.552cm">
          <draw:text-box>
            <text:p text:style-name="P2"><text:span text:style-name="T1">D</text:span></text:p>
          </draw:text-box>
        </draw:frame>
        <draw:frame draw:style-name="gr7" draw:text-style-name="P3" draw:layer="layout" svg:width="2.284cm" svg:height="0.302cm" svg:x="77.191cm" svg:y="51.552cm">
          <draw:text-box>
            <text:p text:style-name="P2"><text:span text:style-name="T1">J</text:span><text:span text:style-name="T1">U</text:span><text:span text:style-name="T1">P</text:span><text:span text:style-name="T1">I</text:span><text:span text:style-name="T1">T</text:span><text:span text:style-name="T1">E</text:span><text:span text:style-name="T1">R</text:span><text:span text:style-name="T1">.</text:span><text:span text:style-name="T1">S</text:span><text:span text:style-name="T1">C</text:span><text:span text:style-name="T1">H</text:span></text:p>
          </draw:text-box>
        </draw:frame>
        <draw:path draw:style-name="gr1" draw:text-style-name="P1" draw:layer="layout" svg:width="9.118cm" svg:height="0.763cm" svg:x="73.685cm" svg:y="51.162cm" svg:viewBox="0 0 9119 764" svg:d="M8408 764v-764M9119 0h-9119M914 0v764">
          <text:p/>
        </draw:path>
        <draw:frame draw:style-name="gr5" draw:text-style-name="P3" draw:layer="layout" svg:width="0.624cm" svg:height="0.302cm" svg:x="82.144cm" svg:y="51.552cm">
          <draw:text-box>
            <text:p text:style-name="P2"><text:span text:style-name="T1">1</text:span><text:span text:style-name="T1">.</text:span><text:span text:style-name="T1">0</text:span></text:p>
          </draw:text-box>
        </draw:frame>
        <draw:frame draw:style-name="gr8" draw:text-style-name="P3" draw:layer="layout" svg:width="1.039cm" svg:height="0.302cm" svg:x="73.736cm" svg:y="50.434cm">
          <draw:text-box>
            <text:p text:style-name="P2"><text:span text:style-name="T1">T</text:span><text:span text:style-name="T1">i</text:span><text:span text:style-name="T1">t</text:span><text:span text:style-name="T1">l</text:span><text:span text:style-name="T1">e</text:span></text:p>
          </draw:text-box>
        </draw:frame>
        <draw:line draw:style-name="gr1" draw:text-style-name="P1" draw:layer="layout" svg:x1="73.685cm" svg:y1="50.4cm" svg:x2="82.803cm" svg:y2="50.4cm">
          <text:p/>
        </draw:line>
        <draw:frame draw:style-name="gr7" draw:text-style-name="P3" draw:layer="layout" svg:width="2.284cm" svg:height="0.302cm" svg:x="77.089cm" svg:y="50.79cm">
          <draw:text-box>
            <text:p text:style-name="P2"><text:span text:style-name="T1">J</text:span><text:span text:style-name="T1">u</text:span><text:span text:style-name="T1">p</text:span><text:span text:style-name="T1">i</text:span><text:span text:style-name="T1">t</text:span><text:span text:style-name="T1">e</text:span><text:span text:style-name="T1">r </text:span><text:span text:style-name="T1">A</text:span><text:span text:style-name="T1">C</text:span><text:span text:style-name="T1">E</text:span></text:p>
          </draw:text-box>
        </draw:frame>
        <draw:frame draw:style-name="gr9" draw:text-style-name="P3" draw:layer="layout" svg:width="4.98cm" svg:height="0.302cm" svg:x="75.768cm" svg:y="50.129cm">
          <draw:text-box>
            <text:p text:style-name="P2"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e</text:span><text:span text:style-name="T1">d </text:span><text:span text:style-name="T1">b</text:span><text:span text:style-name="T1">y </text:span><text:span text:style-name="T1">I</text:span><text:span text:style-name="T1">s</text:span><text:span text:style-name="T1">i</text:span><text:span text:style-name="T1">d</text:span><text:span text:style-name="T1">r</text:span><text:span text:style-name="T1">o </text:span><text:span text:style-name="T1">N</text:span><text:span text:style-name="T1">u</text:span><text:span text:style-name="T1">n</text:span><text:span text:style-name="T1">e</text:span><text:span text:style-name="T1">z</text:span></text:p>
          </draw:text-box>
        </draw:frame>
        <draw:path draw:style-name="gr1" draw:text-style-name="P1" draw:layer="layout" svg:width="9.118cm" svg:height="2.718cm" svg:x="73.685cm" svg:y="49.486cm" svg:viewBox="0 0 9119 2719" svg:d="M9119 0h-9119M0 0v2719">
          <text:p/>
        </draw:path>
        <draw:frame draw:style-name="gr10" draw:text-style-name="P3" draw:layer="layout" svg:width="4.151cm" svg:height="0.302cm" svg:x="75.768cm" svg:y="49.672cm">
          <draw:text-box>
            <text:p text:style-name="P2"><text:span text:style-name="T1">D</text:span><text:span text:style-name="T1">r</text:span><text:span text:style-name="T1">a</text:span><text:span text:style-name="T1">w</text:span><text:span text:style-name="T1">n </text:span><text:span text:style-name="T1">b</text:span><text:span text:style-name="T1">y </text:span><text:span text:style-name="T1">B</text:span><text:span text:style-name="T1">o</text:span><text:span text:style-name="T1">d</text:span><text:span text:style-name="T1">o </text:span><text:span text:style-name="T1">W</text:span><text:span text:style-name="T1">e</text:span><text:span text:style-name="T1">n</text:span><text:span text:style-name="T1">z</text:span><text:span text:style-name="T1">e</text:span><text:span text:style-name="T1">l</text:span></text:p>
          </draw:text-box>
        </draw:frame>
        <draw:frame draw:style-name="gr5" draw:text-style-name="P3" draw:layer="layout" svg:width="0.624cm" svg:height="0.302cm" svg:x="72.161cm" svg:y="7.22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72.161cm" svg:y="7.737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9cm" svg:height="1.017cm" svg:x="72.892cm" svg:y="7.246cm" svg:viewBox="0 0 1530 1018" svg:d="M641 0h-508M641 1018h-508M6 255h152M6 764h152M1530 524c-179-323-520-524-889-524M209 509c0-189-75-370-209-504M0 1012c134-133 209-314 209-503M336 509c0-189-75-370-209-504M127 1012c134-133 209-314 209-503M641 1018c369 0 710-201 889-525">
          <text:p/>
        </draw:path>
        <draw:frame draw:style-name="gr3" draw:text-style-name="P3" draw:layer="layout" svg:width="0.417cm" svg:height="0.302cm" svg:x="74.6cm" svg:y="7.483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73.05cm" svg:y="6.975cm">
          <draw:text-box>
            <text:p text:style-name="P2"><text:span text:style-name="T1">Z</text:span><text:span text:style-name="T1">2</text:span><text:span text:style-name="T1">3</text:span><text:span text:style-name="T1">D</text:span></text:p>
          </draw:text-box>
        </draw:frame>
        <draw:path draw:style-name="gr1" draw:text-style-name="P1" draw:layer="layout" svg:width="0.153cm" svg:height="0.153cm" svg:x="79.095cm" svg:y="7.677cm" svg:viewBox="0 0 154 154" svg:d="M154 77c0-42-35-77-77-77s-77 35-77 77 35 77 77 77 77-35 77-77z">
          <text:p/>
        </draw:path>
        <draw:frame draw:style-name="gr12" draw:text-style-name="P3" draw:layer="layout" svg:width="1.247cm" svg:height="0.302cm" svg:x="73.05cm" svg:y="8.2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153cm" svg:x="79.095cm" svg:y="7.931cm" svg:viewBox="0 0 154 154" svg:d="M154 78c0-43-35-78-77-78s-77 35-77 78c0 42 35 76 77 76s77-34 77-76z">
          <text:p/>
        </draw:path>
        <draw:frame draw:style-name="gr6" draw:text-style-name="P3" draw:layer="layout" svg:width="0.338cm" svg:height="0.302cm" svg:x="79.426cm" svg:y="7.61cm">
          <draw:text-box>
            <text:p text:style-name="P2"><text:span text:style-name="T1">1</text:span></text:p>
          </draw:text-box>
        </draw:frame>
        <draw:path draw:style-name="gr1" draw:text-style-name="P1" draw:layer="layout" svg:width="0.763cm" svg:height="0.763cm" svg:x="79.248cm" svg:y="7.5cm" svg:viewBox="0 0 764 764" svg:d="M0 0h764M764 0v764M764 764h-764M0 764v-764">
          <text:p/>
        </draw:path>
        <draw:frame draw:style-name="gr6" draw:text-style-name="P3" draw:layer="layout" svg:width="0.338cm" svg:height="0.302cm" svg:x="79.426cm" svg:y="7.864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9.4cm" svg:y="7.229cm">
          <draw:text-box>
            <text:p text:style-name="P2"><text:span text:style-name="T1">J</text:span><text:span text:style-name="T1">P</text:span><text:span text:style-name="T1">3</text:span></text:p>
          </draw:text-box>
        </draw:frame>
        <draw:path draw:style-name="gr1" draw:text-style-name="P1" draw:layer="layout" svg:width="0.153cm" svg:height="0.255cm" svg:x="76.885cm" svg:y="5.976cm" svg:viewBox="0 0 154 256" svg:d="M77 256v-77M77 179h-77M0 179l77-179M77 0l77 179M154 179h-77">
          <text:p/>
        </draw:path>
        <draw:frame draw:style-name="gr8" draw:text-style-name="P3" draw:layer="layout" svg:width="1.039cm" svg:height="0.302cm" svg:x="79.4cm" svg:y="8.245cm">
          <draw:text-box>
            <text:p text:style-name="P2"><text:span text:style-name="T1">V</text:span><text:span text:style-name="T1">I</text:span><text:span text:style-name="T1">D</text:span><text:span text:style-name="T1">E</text:span><text:span text:style-name="T1">O</text:span></text:p>
          </draw:text-box>
        </draw:frame>
        <draw:path draw:style-name="gr1" draw:text-style-name="P1" draw:layer="layout" svg:width="0.203cm" svg:height="0.763cm" svg:x="76.86cm" svg:y="6.484cm" svg:viewBox="0 0 204 764" svg:d="M102 0v101M102 101h-102M0 101v561M0 662h204M204 662v-561M204 101h-77M102 687v77">
          <text:p/>
        </draw:path>
        <draw:frame draw:style-name="gr5" draw:text-style-name="P3" draw:layer="layout" svg:width="0.624cm" svg:height="0.302cm" svg:x="76.657cm" svg:y="5.70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77.419cm" svg:y="6.467cm">
          <draw:text-box>
            <text:p text:style-name="P2"><text:span text:style-name="T1">R</text:span><text:span text:style-name="T1">4</text:span></text:p>
          </draw:text-box>
        </draw:frame>
        <draw:path draw:style-name="gr1" draw:text-style-name="P1" draw:layer="layout" svg:width="0.761cm" svg:height="0.203cm" svg:x="75.692cm" svg:y="7.652cm" svg:viewBox="0 0 762 204" svg:d="M102 0h559M661 0v204M661 204h-559M102 204v-204M0 102h77M686 102h76">
          <text:p/>
        </draw:path>
        <draw:frame draw:style-name="gr5" draw:text-style-name="P3" draw:layer="layout" svg:width="0.624cm" svg:height="0.302cm" svg:x="77.419cm" svg:y="6.72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3" draw:text-style-name="P3" draw:layer="layout" svg:width="0.417cm" svg:height="0.302cm" svg:x="75.844cm" svg:y="7.229cm">
          <draw:text-box>
            <text:p text:style-name="P2"><text:span text:style-name="T1">R</text:span><text:span text:style-name="T1">3</text:span></text:p>
          </draw:text-box>
        </draw:frame>
        <draw:frame draw:style-name="gr5" draw:text-style-name="P3" draw:layer="layout" svg:width="0.624cm" svg:height="0.302cm" svg:x="75.844cm" svg:y="7.99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68.504cm" svg:y="7.356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67.589cm" svg:y="7.22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6" draw:text-style-name="P3" draw:layer="layout" svg:width="0.338cm" svg:height="0.302cm" svg:x="69.494cm" svg:y="7.356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68.326cm" svg:y="7.906cm" svg:viewBox="0 0 102 204" svg:d="M0 0l102 102M102 102l-102 102">
          <text:p/>
        </draw:path>
        <draw:frame draw:style-name="gr13" draw:text-style-name="P3" draw:layer="layout" svg:width="0.416cm" svg:height="0.302cm" svg:x="70.028cm" svg:y="7.22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68.504cm" svg:y="7.864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frame draw:style-name="gr5" draw:text-style-name="P3" draw:layer="layout" svg:width="0.624cm" svg:height="0.302cm" svg:x="67.589cm" svg:y="7.73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line draw:style-name="gr1" draw:text-style-name="P1" draw:layer="layout" svg:x1="69.494cm" svg:y1="8.389cm" svg:x2="69.695cm" svg:y2="8.389cm">
          <text:p/>
        </draw:line>
        <draw:frame draw:style-name="gr6" draw:text-style-name="P3" draw:layer="layout" svg:width="0.338cm" svg:height="0.302cm" svg:x="69.494cm" svg:y="8.372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69.011cm" svg:y="7.093cm" svg:viewBox="0 0 154 154" svg:d="M154 76c0-42-34-76-76-76-44 0-78 34-78 76s34 78 78 78c42 0 76-36 76-78z">
          <text:p/>
        </draw:path>
        <draw:frame draw:style-name="gr13" draw:text-style-name="P3" draw:layer="layout" svg:width="0.416cm" svg:height="0.302cm" svg:x="70.028cm" svg:y="8.245cm">
          <draw:text-box>
            <text:p text:style-name="P2"><text:span text:style-name="T1"><text:s/></text:span><text:span text:style-name="T1">8</text:span></text:p>
          </draw:text-box>
        </draw:frame>
        <draw:frame draw:style-name="gr6" draw:text-style-name="P3" draw:layer="layout" svg:width="0.338cm" svg:height="0.302cm" svg:x="69.012cm" svg:y="7.381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69.012cm" svg:y="7.584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69.139cm" svg:y="6.645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69.011cm" svg:y="8.77cm" svg:viewBox="0 0 154 153" svg:d="M154 76c0-42-34-76-76-76-44 0-78 34-78 76s34 77 78 77c42 0 76-35 76-77z">
          <text:p/>
        </draw:path>
        <draw:frame draw:style-name="gr6" draw:text-style-name="P3" draw:layer="layout" svg:width="0.338cm" svg:height="0.302cm" svg:x="69.139cm" svg:y="6.848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9.012cm" svg:y="8.194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69.012cm" svg:y="8.397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69.139cm" svg:y="8.905cm">
          <draw:text-box>
            <text:p text:style-name="P2"><text:span text:style-name="T1">1</text:span></text:p>
          </draw:text-box>
        </draw:frame>
        <draw:path draw:style-name="gr1" draw:text-style-name="P1" draw:layer="layout" svg:width="1.525cm" svg:height="1.524cm" svg:x="68.326cm" svg:y="7.246cm" svg:viewBox="0 0 1526 1525" svg:d="M0 0h1526M1526 0v1525M1526 1525h-1526M0 1525v-1525">
          <text:p/>
        </draw:path>
        <draw:frame draw:style-name="gr6" draw:text-style-name="P3" draw:layer="layout" svg:width="0.338cm" svg:height="0.302cm" svg:x="69.139cm" svg:y="9.108cm">
          <draw:text-box>
            <text:p text:style-name="P2"><text:span text:style-name="T1">3</text:span></text:p>
          </draw:text-box>
        </draw:frame>
        <draw:frame draw:style-name="gr11" draw:text-style-name="P3" draw:layer="layout" svg:width="0.832cm" svg:height="0.302cm" svg:x="70.053cm" svg:y="6.721cm">
          <draw:text-box>
            <text:p text:style-name="P2"><text:span text:style-name="T1">Z</text:span><text:span text:style-name="T1">2</text:span><text:span text:style-name="T1">7</text:span><text:span text:style-name="T1">B</text:span></text:p>
          </draw:text-box>
        </draw:frame>
        <draw:frame draw:style-name="gr12" draw:text-style-name="P3" draw:layer="layout" svg:width="1.247cm" svg:height="0.302cm" svg:x="70.053cm" svg:y="8.75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7</text:span><text:span text:style-name="T1">4</text:span></text:p>
          </draw:text-box>
        </draw:frame>
        <draw:frame draw:style-name="gr5" draw:text-style-name="P3" draw:layer="layout" svg:width="0.624cm" svg:height="0.302cm" svg:x="64.287cm" svg:y="4.689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4.287cm" svg:y="4.18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6cm" svg:height="1.017cm" svg:x="65.024cm" svg:y="4.198cm" svg:viewBox="0 0 1527 1018" svg:d="M1019 1018h-1019M0 1018v-1018M0 0h1019M1019 1018c280 0 508-228 508-509s-228-509-508-509">
          <text:p/>
        </draw:path>
        <draw:frame draw:style-name="gr13" draw:text-style-name="P3" draw:layer="layout" svg:width="0.416cm" svg:height="0.302cm" svg:x="66.726cm" svg:y="4.43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5.176cm" svg:y="3.927cm">
          <draw:text-box>
            <text:p text:style-name="P2"><text:span text:style-name="T1">Z</text:span><text:span text:style-name="T1">2</text:span><text:span text:style-name="T1">0</text:span><text:span text:style-name="T1">C</text:span></text:p>
          </draw:text-box>
        </draw:frame>
        <draw:frame draw:style-name="gr12" draw:text-style-name="P3" draw:layer="layout" svg:width="1.247cm" svg:height="0.302cm" svg:x="65.176cm" svg:y="5.19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5" draw:text-style-name="P3" draw:layer="layout" svg:width="0.624cm" svg:height="0.302cm" svg:x="64.287cm" svg:y="2.911cm">
          <draw:text-box>
            <text:p text:style-name="P2"><text:span text:style-name="T1"><text:s text:c="2"/></text:span><text:span text:style-name="T1">4</text:span></text:p>
          </draw:text-box>
        </draw:frame>
        <draw:path draw:style-name="gr1" draw:text-style-name="P1" draw:layer="layout" svg:width="0.153cm" svg:height="0.153cm" svg:x="66.545cm" svg:y="2.851cm" svg:viewBox="0 0 154 154" svg:d="M154 77c0-42-34-77-77-77-42 0-77 35-77 77 0 43 35 77 77 77 43 0 77-34 77-77z">
          <text:p/>
        </draw:path>
        <draw:frame draw:style-name="gr5" draw:text-style-name="P3" draw:layer="layout" svg:width="0.624cm" svg:height="0.302cm" svg:x="64.287cm" svg:y="2.403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6cm" svg:height="1.017cm" svg:x="65.024cm" svg:y="2.42cm" svg:viewBox="0 0 1527 1018" svg:d="M1019 1018h-1019M0 1018v-1018M0 0h1019M1019 1018c280 0 508-229 508-509 0-282-228-509-508-509">
          <text:p/>
        </draw:path>
        <draw:frame draw:style-name="gr13" draw:text-style-name="P3" draw:layer="layout" svg:width="0.416cm" svg:height="0.302cm" svg:x="66.726cm" svg:y="2.65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5.176cm" svg:y="2.149cm">
          <draw:text-box>
            <text:p text:style-name="P2"><text:span text:style-name="T1">Z</text:span><text:span text:style-name="T1">1</text:span><text:span text:style-name="T1">9</text:span><text:span text:style-name="T1">B</text:span></text:p>
          </draw:text-box>
        </draw:frame>
        <draw:frame draw:style-name="gr12" draw:text-style-name="P3" draw:layer="layout" svg:width="1.247cm" svg:height="0.302cm" svg:x="65.176cm" svg:y="3.41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62.763cm" svg:y="6.97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62.763cm" svg:y="7.48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3.5cm" svg:y="6.992cm" svg:viewBox="0 0 1526 1018" svg:d="M1018 0h-1018M0 0v1018M0 1018h1018M1526 509c0-282-227-509-508-509M1018 1018c281 0 508-229 508-509">
          <text:p/>
        </draw:path>
        <draw:frame draw:style-name="gr3" draw:text-style-name="P3" draw:layer="layout" svg:width="0.417cm" svg:height="0.302cm" svg:x="65.202cm" svg:y="7.229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63.652cm" svg:y="6.721cm">
          <draw:text-box>
            <text:p text:style-name="P2"><text:span text:style-name="T1">Z</text:span><text:span text:style-name="T1">2</text:span><text:span text:style-name="T1">0</text:span><text:span text:style-name="T1">D</text:span></text:p>
          </draw:text-box>
        </draw:frame>
        <draw:frame draw:style-name="gr12" draw:text-style-name="P3" draw:layer="layout" svg:width="1.247cm" svg:height="0.302cm" svg:x="63.652cm" svg:y="7.99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path draw:style-name="gr1" draw:text-style-name="P1" draw:layer="layout" svg:width="0.153cm" svg:height="0.255cm" svg:x="69.011cm" svg:y="6.23cm" svg:viewBox="0 0 154 256" svg:d="M78 256v-77M78 179h-78M0 179l78-179M78 0l76 179M154 179h-76">
          <text:p/>
        </draw:path>
        <draw:frame draw:style-name="gr5" draw:text-style-name="P3" draw:layer="layout" svg:width="0.624cm" svg:height="0.302cm" svg:x="63.551cm" svg:y="4.18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0.101cm" svg:height="0.101cm" svg:x="63.193cm" svg:y="4.909cm" svg:viewBox="0 0 102 102" svg:d="M102 51c0-28-24-51-52-51s-50 23-50 51 22 51 50 51 52-23 52-51zM76 51c0-14-12-26-26-26s-25 12-25 26 11 25 25 25 26-11 26-25z">
          <text:p/>
        </draw:path>
        <draw:frame draw:style-name="gr5" draw:text-style-name="P3" draw:layer="layout" svg:width="0.624cm" svg:height="0.302cm" svg:x="68.783cm" svg:y="5.95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56.159cm" svg:y="5.95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6.159cm" svg:y="6.46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56.896cm" svg:y="5.976cm" svg:viewBox="0 0 1526 1018" svg:d="M1017 0h-1017M0 0v1018M0 1018h1017M1526 509c0-282-228-509-509-509M1017 1018c281 0 509-229 509-509">
          <text:p/>
        </draw:path>
        <draw:frame draw:style-name="gr13" draw:text-style-name="P3" draw:layer="layout" svg:width="0.416cm" svg:height="0.302cm" svg:x="58.598cm" svg:y="6.21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7.048cm" svg:y="5.705cm">
          <draw:text-box>
            <text:p text:style-name="P2"><text:span text:style-name="T1">Z</text:span><text:span text:style-name="T1">2</text:span><text:span text:style-name="T1">0</text:span><text:span text:style-name="T1">B</text:span></text:p>
          </draw:text-box>
        </draw:frame>
        <draw:frame draw:style-name="gr12" draw:text-style-name="P3" draw:layer="layout" svg:width="1.247cm" svg:height="0.302cm" svg:x="57.048cm" svg:y="6.97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5" draw:text-style-name="P3" draw:layer="layout" svg:width="0.624cm" svg:height="0.302cm" svg:x="53.111cm" svg:y="5.451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0.153cm" svg:height="0.153cm" svg:x="55.372cm" svg:y="5.391cm" svg:viewBox="0 0 154 154" svg:d="M154 78c0-42-34-78-76-78s-78 36-78 78 36 76 78 76 76-34 76-76z">
          <text:p/>
        </draw:path>
        <draw:frame draw:style-name="gr5" draw:text-style-name="P3" draw:layer="layout" svg:width="0.624cm" svg:height="0.302cm" svg:x="53.111cm" svg:y="4.94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5cm" svg:height="1.017cm" svg:x="53.848cm" svg:y="4.96cm" svg:viewBox="0 0 1526 1018" svg:d="M1017 1018h-1017M0 1018v-1018M0 0h1017M1017 1018c281 0 509-229 509-509 0-282-228-509-509-509">
          <text:p/>
        </draw:path>
        <draw:frame draw:style-name="gr13" draw:text-style-name="P3" draw:layer="layout" svg:width="0.416cm" svg:height="0.302cm" svg:x="55.55cm" svg:y="5.19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54cm" svg:y="4.689cm">
          <draw:text-box>
            <text:p text:style-name="P2"><text:span text:style-name="T1">Z</text:span><text:span text:style-name="T1">1</text:span><text:span text:style-name="T1">9</text:span><text:span text:style-name="T1">A</text:span></text:p>
          </draw:text-box>
        </draw:frame>
        <draw:frame draw:style-name="gr12" draw:text-style-name="P3" draw:layer="layout" svg:width="1.247cm" svg:height="0.302cm" svg:x="54cm" svg:y="5.95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53.111cm" svg:y="7.48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55.372cm" svg:y="7.423cm" svg:viewBox="0 0 154 154" svg:d="M154 77c0-42-34-77-76-77s-78 35-78 77c0 43 36 77 78 77s76-34 76-77z">
          <text:p/>
        </draw:path>
        <draw:frame draw:style-name="gr5" draw:text-style-name="P3" draw:layer="layout" svg:width="0.624cm" svg:height="0.302cm" svg:x="53.111cm" svg:y="6.975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7cm" svg:x="53.842cm" svg:y="6.992cm" svg:viewBox="0 0 1530 1018" svg:d="M641 1018h-636M641 0h-636M5 763h153M5 254h153M641 1018c370 0 710-202 889-525M0 1012c134-133 209-315 209-503 0-190-75-371-209-504M1530 524c-179-324-519-524-889-524">
          <text:p/>
        </draw:path>
        <draw:frame draw:style-name="gr13" draw:text-style-name="P3" draw:layer="layout" svg:width="0.416cm" svg:height="0.302cm" svg:x="55.55cm" svg:y="7.229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54cm" svg:y="6.721cm">
          <draw:text-box>
            <text:p text:style-name="P2"><text:span text:style-name="T1">Z</text:span><text:span text:style-name="T1">2</text:span><text:span text:style-name="T1">5</text:span><text:span text:style-name="T1">A</text:span></text:p>
          </draw:text-box>
        </draw:frame>
        <draw:frame draw:style-name="gr12" draw:text-style-name="P3" draw:layer="layout" svg:width="1.247cm" svg:height="0.302cm" svg:x="54cm" svg:y="7.99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14" draw:text-style-name="P4" draw:layer="layout" svg:width="3.063cm" svg:height="0.302cm" svg:x="58.5cm" svg:y="4.442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frame draw:style-name="gr15" draw:text-style-name="P3" draw:layer="layout" svg:width="2.076cm" svg:height="0.302cm" svg:x="58.5cm" svg:y="4.65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1</text:span></text:p>
          </draw:text-box>
        </draw:frame>
        <draw:path draw:style-name="gr1" draw:text-style-name="P1" draw:layer="layout" svg:width="0.101cm" svg:height="3.911cm" svg:x="59.129cm" svg:y="2.623cm" svg:viewBox="0 0 102 3912" svg:d="M102 3862c0-28-23-51-51-51s-51 23-51 51 23 50 51 50 51-22 51-50zM77 3862c0-14-12-26-26-26s-25 12-25 26 11 25 25 25 26-11 26-25zM102 51c0-28-23-51-51-51s-51 23-51 51 23 50 51 50 51-22 51-50zM77 51c0-14-12-26-26-26s-25 12-25 26 11 25 25 25 26-11 26-25z">
          <text:p/>
        </draw:path>
        <draw:frame draw:style-name="gr15" draw:text-style-name="P3" draw:layer="layout" svg:width="2.076cm" svg:height="0.302cm" svg:x="58.5cm" svg:y="4.9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2</text:span></text:p>
          </draw:text-box>
        </draw:frame>
        <draw:frame draw:style-name="gr16" draw:text-style-name="P3" draw:layer="layout" svg:width="2.906cm" svg:height="0.302cm" svg:x="56.439cm" svg:y="2.41cm">
          <draw:text-box>
            <text:p text:style-name="P2"><text:span text:style-name="T1">/</text:span><text:span text:style-name="T1">I</text:span><text:span text:style-name="T1">N</text:span><text:span text:style-name="T1">_</text:span><text:span text:style-name="T1">V</text:span><text:span text:style-name="T1">B</text:span><text:span text:style-name="T1">I</text:span><text:span text:style-name="T1">_</text:span><text:span text:style-name="T1">O</text:span><text:span text:style-name="T1">R</text:span><text:span text:style-name="T1">_</text:span><text:span text:style-name="T1">H</text:span><text:span text:style-name="T1">B</text:span><text:span text:style-name="T1">I</text:span></text:p>
          </draw:text-box>
        </draw:frame>
        <draw:frame draw:style-name="gr5" draw:text-style-name="P3" draw:layer="layout" svg:width="0.624cm" svg:height="0.302cm" svg:x="60.223cm" svg:y="4.943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223cm" svg:y="4.68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223cm" svg:y="4.43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0.96cm" svg:y="4.452cm" svg:viewBox="0 0 1526 1018" svg:d="M1017 1018h-1017M0 1018v-1018M0 0h1017M1017 1018c282 0 509-229 509-509 0-282-227-509-509-509">
          <text:p/>
        </draw:path>
        <draw:frame draw:style-name="gr13" draw:text-style-name="P3" draw:layer="layout" svg:width="0.416cm" svg:height="0.302cm" svg:x="62.662cm" svg:y="4.689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112cm" svg:y="4.181cm">
          <draw:text-box>
            <text:p text:style-name="P2"><text:span text:style-name="T1">Z</text:span><text:span text:style-name="T1">2</text:span><text:span text:style-name="T1">2</text:span><text:span text:style-name="T1">B</text:span></text:p>
          </draw:text-box>
        </draw:frame>
        <draw:frame draw:style-name="gr12" draw:text-style-name="P3" draw:layer="layout" svg:width="1.247cm" svg:height="0.302cm" svg:x="61.112cm" svg:y="5.45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51.75cm" svg:y="4.9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frame draw:style-name="gr17" draw:text-style-name="P3" draw:layer="layout" svg:width="1.661cm" svg:height="0.302cm" svg:x="51.75cm" svg:y="5.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path draw:style-name="gr1" draw:text-style-name="P1" draw:layer="layout" svg:width="0.407cm" svg:height="1.627cm" svg:x="32.308cm" svg:y="4.147cm" svg:viewBox="0 0 408 1628" svg:d="M254 51c0-28-22-51-51-51-28 0-50 23-50 51s22 50 50 50c29 0 51-22 51-50zM229 51c0-14-11-26-26-26-14 0-25 12-25 26s11 25 25 25c15 0 26-11 26-25zM254 1578c0-28-22-52-51-52-28 0-50 24-50 52s22 50 50 50c29 0 51-22 51-50zM229 1578c0-14-11-26-26-26-14 0-25 12-25 26s11 25 25 25c15 0 26-11 26-25zM203 305v76M203 559v-77M0 482h408M0 381h408">
          <text:p/>
        </draw:path>
        <draw:frame draw:style-name="gr17" draw:text-style-name="P3" draw:layer="layout" svg:width="1.661cm" svg:height="0.302cm" svg:x="51.839cm" svg:y="6.84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5</text:span></text:p>
          </draw:text-box>
        </draw:frame>
        <draw:frame draw:style-name="gr5" draw:text-style-name="P3" draw:layer="layout" svg:width="0.624cm" svg:height="0.302cm" svg:x="32.969cm" svg:y="4.435cm">
          <draw:text-box>
            <text:p text:style-name="P2"><text:span text:style-name="T1">C</text:span><text:span text:style-name="T1">2</text:span><text:span text:style-name="T1">0</text:span></text:p>
          </draw:text-box>
        </draw:frame>
        <draw:path draw:style-name="gr1" draw:text-style-name="P1" draw:layer="layout" svg:width="0.407cm" svg:height="0.255cm" svg:x="34.086cm" svg:y="4.452cm" svg:viewBox="0 0 408 256" svg:d="M204 0v77M204 256v-77M0 179h408M0 77h408">
          <text:p/>
        </draw:path>
        <draw:frame draw:style-name="gr8" draw:text-style-name="P3" draw:layer="layout" svg:width="1.039cm" svg:height="0.302cm" svg:x="32.969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34.747cm" svg:y="4.435cm">
          <draw:text-box>
            <text:p text:style-name="P2"><text:span text:style-name="T1">C</text:span><text:span text:style-name="T1">2</text:span><text:span text:style-name="T1">1</text:span></text:p>
          </draw:text-box>
        </draw:frame>
        <draw:path draw:style-name="gr1" draw:text-style-name="P1" draw:layer="layout" svg:width="8.991cm" svg:height="2.591cm" svg:x="21.793cm" svg:y="4.147cm" svg:viewBox="0 0 8992 2592" svg:d="M8992 1577c0-28-22-51-51-51-28 0-50 23-50 51s22 50 50 50c29 0 51-22 51-50zM8967 1577c0-14-11-26-26-26-14 0-25 12-25 26s11 25 25 25c15 0 26-11 26-25zM8992 51c0-28-22-51-51-51-28 0-50 23-50 51s22 50 50 50c29 0 51-22 51-50zM8967 51c0-14-11-26-26-26-14 0-25 12-25 26s11 25 25 25c15 0 26-11 26-25zM7212 51c0-28-23-51-51-51s-50 23-50 51 22 50 50 50 51-22 51-50zM7187 51c0-14-12-26-26-26s-25 12-25 26 11 25 25 25 26-11 26-25zM7212 1577c0-28-23-51-51-51s-50 23-50 51 22 50 50 50 51-22 51-50zM7187 1577c0-14-12-26-26-26s-25 12-25 26 11 25 25 25 26-11 26-25zM5434 1577c0-28-23-51-51-51s-50 23-50 51 22 50 50 50 51-22 51-50zM5409 1577c0-14-12-26-26-26s-25 12-25 26 11 25 25 25 26-11 26-25zM5434 51c0-28-23-51-51-51s-50 23-50 51 22 50 50 50 51-22 51-50zM5409 51c0-14-12-26-26-26s-25 12-25 26 11 25 25 25 26-11 26-25zM3658 51c0-28-22-51-51-51-28 0-50 23-50 51s22 50 50 50c29 0 51-22 51-50zM3633 51c0-14-11-26-26-26-14 0-25 12-25 26s11 25 25 25c15 0 26-11 26-25zM3658 1577c0-28-22-51-51-51-28 0-50 23-50 51s22 50 50 50c29 0 51-22 51-50zM3633 1577c0-14-11-26-26-26-14 0-25 12-25 26s11 25 25 25c15 0 26-11 26-25zM1880 1577c0-28-22-51-51-51-28 0-50 23-50 51s22 50 50 50c29 0 51-22 51-50zM1855 1577c0-14-11-26-26-26-14 0-25 12-25 26s11 25 25 25c15 0 26-11 26-25zM1880 51c0-28-22-51-51-51-28 0-50 23-50 51s22 50 50 50c29 0 51-22 51-50zM1855 51c0-14-11-26-26-26-14 0-25 12-25 26s11 25 25 25c15 0 26-11 26-25zM101 51c0-28-22-51-50-51-29 0-51 23-51 51s22 50 51 50c28 0 50-22 50-50zM76 51c0-14-11-26-25-26-15 0-26 12-26 26s11 25 26 25c14 0 25-11 25-25zM101 1577c0-28-22-51-50-51-29 0-51 23-51 51s22 50 51 50c28 0 50-22 50-50zM76 1577c0-14-11-26-25-26-15 0-26 12-26 26s11 25 26 25c14 0 25-11 25-25zM1829 2338v254M1753 2592h153">
          <text:p/>
        </draw:path>
        <draw:frame draw:style-name="gr8" draw:text-style-name="P3" draw:layer="layout" svg:width="1.039cm" svg:height="0.302cm" svg:x="34.747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path draw:style-name="gr1" draw:text-style-name="P1" draw:layer="layout" svg:width="0.153cm" svg:height="0.255cm" svg:x="25.323cm" svg:y="6.484cm" svg:viewBox="0 0 154 256" svg:d="M76 0v256M0 256h154">
          <text:p/>
        </draw:path>
        <draw:frame draw:style-name="gr5" draw:text-style-name="P3" draw:layer="layout" svg:width="0.624cm" svg:height="0.302cm" svg:x="23.317cm" svg:y="6.72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153cm" svg:height="0.255cm" svg:x="23.545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5.095cm" svg:y="6.721cm">
          <draw:text-box>
            <text:p text:style-name="P2"><text:span text:style-name="T1">V</text:span><text:span text:style-name="T1">S</text:span><text:span text:style-name="T1">S</text:span></text:p>
          </draw:text-box>
        </draw:frame>
        <draw:path draw:style-name="gr1" draw:text-style-name="P1" draw:layer="layout" svg:width="0.153cm" svg:height="0.255cm" svg:x="25.323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3.317cm" svg:y="2.91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407cm" svg:height="0.255cm" svg:x="23.418cm" svg:y="4.452cm" svg:viewBox="0 0 408 256" svg:d="M203 0v77M203 256v-77M0 179h408M0 77h408">
          <text:p/>
        </draw:path>
        <draw:frame draw:style-name="gr5" draw:text-style-name="P3" draw:layer="layout" svg:width="0.624cm" svg:height="0.302cm" svg:x="25.095cm" svg:y="2.911cm">
          <draw:text-box>
            <text:p text:style-name="P2"><text:span text:style-name="T1">V</text:span><text:span text:style-name="T1">D</text:span><text:span text:style-name="T1">D</text:span></text:p>
          </draw:text-box>
        </draw:frame>
        <draw:frame draw:style-name="gr5" draw:text-style-name="P3" draw:layer="layout" svg:width="0.624cm" svg:height="0.302cm" svg:x="24.079cm" svg:y="4.435cm">
          <draw:text-box>
            <text:p text:style-name="P2"><text:span text:style-name="T1">C</text:span><text:span text:style-name="T1">1</text:span><text:span text:style-name="T1">5</text:span></text:p>
          </draw:text-box>
        </draw:frame>
        <draw:path draw:style-name="gr1" draw:text-style-name="P1" draw:layer="layout" svg:width="0.407cm" svg:height="0.255cm" svg:x="25.196cm" svg:y="4.452cm" svg:viewBox="0 0 408 256" svg:d="M204 0v77M204 256v-77M0 179h408M0 77h408">
          <text:p/>
        </draw:path>
        <draw:frame draw:style-name="gr8" draw:text-style-name="P3" draw:layer="layout" svg:width="1.039cm" svg:height="0.302cm" svg:x="24.079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5.857cm" svg:y="4.435cm">
          <draw:text-box>
            <text:p text:style-name="P2"><text:span text:style-name="T1">C</text:span><text:span text:style-name="T1">1</text:span><text:span text:style-name="T1">6</text:span></text:p>
          </draw:text-box>
        </draw:frame>
        <draw:path draw:style-name="gr1" draw:text-style-name="P1" draw:layer="layout" svg:width="0.407cm" svg:height="0.255cm" svg:x="26.974cm" svg:y="4.452cm" svg:viewBox="0 0 408 256" svg:d="M204 0v77M204 256v-77M0 179h408M0 77h408">
          <text:p/>
        </draw:path>
        <draw:frame draw:style-name="gr8" draw:text-style-name="P3" draw:layer="layout" svg:width="1.039cm" svg:height="0.302cm" svg:x="25.857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7.635cm" svg:y="4.435cm">
          <draw:text-box>
            <text:p text:style-name="P2"><text:span text:style-name="T1">C</text:span><text:span text:style-name="T1">1</text:span><text:span text:style-name="T1">7</text:span></text:p>
          </draw:text-box>
        </draw:frame>
        <draw:path draw:style-name="gr1" draw:text-style-name="P1" draw:layer="layout" svg:width="0.407cm" svg:height="0.255cm" svg:x="28.752cm" svg:y="4.452cm" svg:viewBox="0 0 408 256" svg:d="M203 0v77M203 256v-77M0 179h408M0 77h408">
          <text:p/>
        </draw:path>
        <draw:frame draw:style-name="gr8" draw:text-style-name="P3" draw:layer="layout" svg:width="1.039cm" svg:height="0.302cm" svg:x="27.635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9.413cm" svg:y="4.435cm">
          <draw:text-box>
            <text:p text:style-name="P2"><text:span text:style-name="T1">C</text:span><text:span text:style-name="T1">1</text:span><text:span text:style-name="T1">8</text:span></text:p>
          </draw:text-box>
        </draw:frame>
        <draw:path draw:style-name="gr1" draw:text-style-name="P1" draw:layer="layout" svg:width="0.407cm" svg:height="0.255cm" svg:x="30.53cm" svg:y="4.452cm" svg:viewBox="0 0 408 256" svg:d="M204 0v77M204 256v-77M0 179h408M0 77h408">
          <text:p/>
        </draw:path>
        <draw:frame draw:style-name="gr8" draw:text-style-name="P3" draw:layer="layout" svg:width="1.039cm" svg:height="0.302cm" svg:x="29.413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31.191cm" svg:y="4.435cm">
          <draw:text-box>
            <text:p text:style-name="P2"><text:span text:style-name="T1">C</text:span><text:span text:style-name="T1">1</text:span><text:span text:style-name="T1">9</text:span></text:p>
          </draw:text-box>
        </draw:frame>
        <draw:path draw:style-name="gr1" draw:text-style-name="P1" draw:layer="layout" svg:width="0.153cm" svg:height="0.255cm" svg:x="15.925cm" svg:y="6.23cm" svg:viewBox="0 0 154 256" svg:d="M76 0v256M0 256h154">
          <text:p/>
        </draw:path>
        <draw:frame draw:style-name="gr8" draw:text-style-name="P3" draw:layer="layout" svg:width="1.039cm" svg:height="0.302cm" svg:x="31.191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path draw:style-name="gr1" draw:text-style-name="P1" draw:layer="layout" svg:width="7.465cm" svg:height="1.627cm" svg:x="12.649cm" svg:y="4.147cm" svg:viewBox="0 0 7466 1628" svg:d="M7466 1578c0-28-23-52-51-52s-50 24-50 52 22 50 50 50 51-22 51-50zM7441 1578c0-14-12-26-26-26s-25 12-25 26 11 25 25 25 26-11 26-25zM7466 51c0-28-23-51-51-51s-50 23-50 51 22 50 50 50 51-22 51-50zM7441 51c0-14-12-26-26-26s-25 12-25 26 11 25 25 25 26-11 26-25zM5943 51c0-28-22-51-50-51-29 0-51 23-51 51s22 50 51 50c28 0 50-22 50-50zM5918 51c0-14-11-26-25-26-15 0-26 12-26 26s11 25 26 25c14 0 25-11 25-25zM5943 1578c0-28-22-52-50-52-29 0-51 24-51 52s22 50 51 50c28 0 50-22 50-50zM5918 1578c0-14-11-26-25-26-15 0-26 12-26 26s11 25 26 25c14 0 25-11 25-25zM3403 1578c0-28-22-52-51-52-28 0-50 24-50 52s22 50 50 50c29 0 51-22 51-50zM3378 1578c0-14-11-26-26-26-14 0-25 12-25 26s11 25 25 25c15 0 26-11 26-25zM101 1578c0-28-22-52-51-52-28 0-50 24-50 52s22 50 50 50c29 0 51-22 51-50zM76 1578c0-14-11-26-26-26-14 0-25 12-25 26s11 25 25 25c15 0 26-11 26-25zM101 51c0-28-22-51-51-51-28 0-50 23-50 51s22 50 50 50c29 0 51-22 51-50zM76 51c0-14-11-26-26-26-14 0-25 12-25 26s11 25 25 25c15 0 26-11 26-25z">
          <text:p/>
        </draw:path>
        <draw:frame draw:style-name="gr5" draw:text-style-name="P3" draw:layer="layout" svg:width="0.624cm" svg:height="0.302cm" svg:x="15.697cm" svg:y="6.46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15.164cm" svg:y="4.054cm">
          <draw:text-box>
            <text:p text:style-name="P2"><text:span text:style-name="T1">V</text:span><text:span text:style-name="T1">I</text:span></text:p>
          </draw:text-box>
        </draw:frame>
        <draw:frame draw:style-name="gr6" draw:text-style-name="P3" draw:layer="layout" svg:width="0.338cm" svg:height="0.302cm" svg:x="15.926cm" svg:y="4.18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15.926cm" svg:y="4.384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15.926cm" svg:y="4.587cm">
          <draw:text-box>
            <text:p text:style-name="P2"><text:span text:style-name="T1">D</text:span></text:p>
          </draw:text-box>
        </draw:frame>
        <draw:path draw:style-name="gr1" draw:text-style-name="P1" draw:layer="layout" svg:width="2.034cm" svg:height="1.017cm" svg:x="14.986cm" svg:y="3.944cm" svg:viewBox="0 0 2035 1018" svg:d="M0 0h2035M2035 0v1018M2035 1018h-2035M0 1018v-1018">
          <text:p/>
        </draw:path>
        <draw:frame draw:style-name="gr3" draw:text-style-name="P3" draw:layer="layout" svg:width="0.417cm" svg:height="0.302cm" svg:x="16.459cm" svg:y="4.054cm">
          <draw:text-box>
            <text:p text:style-name="P2"><text:span text:style-name="T1">V</text:span><text:span text:style-name="T1">O</text:span></text:p>
          </draw:text-box>
        </draw:frame>
        <draw:frame draw:style-name="gr3" draw:text-style-name="P3" draw:layer="layout" svg:width="0.417cm" svg:height="0.302cm" svg:x="15.138cm" svg:y="3.419cm">
          <draw:text-box>
            <text:p text:style-name="P2"><text:span text:style-name="T1">U</text:span><text:span text:style-name="T1">1</text:span></text:p>
          </draw:text-box>
        </draw:frame>
        <draw:path draw:style-name="gr1" draw:text-style-name="P1" draw:layer="layout" svg:width="0.509cm" svg:height="0.255cm" svg:x="12.446cm" svg:y="4.452cm" svg:viewBox="0 0 510 256" svg:d="M255 0v51M255 51h-255M0 51v77M0 128h510M510 128v-77M510 51h-229M0 205h510M255 230v26">
          <text:p/>
        </draw:path>
        <draw:frame draw:style-name="gr12" draw:text-style-name="P3" draw:layer="layout" svg:width="1.247cm" svg:height="0.302cm" svg:x="15.138cm" svg:y="3.673cm">
          <draw:text-box>
            <text:p text:style-name="P2"><text:span text:style-name="T1">L</text:span><text:span text:style-name="T1">M</text:span><text:span text:style-name="T1">7</text:span><text:span text:style-name="T1">8</text:span><text:span text:style-name="T1">0</text:span><text:span text:style-name="T1">5</text:span></text:p>
          </draw:text-box>
        </draw:frame>
        <draw:frame draw:style-name="gr5" draw:text-style-name="P3" draw:layer="layout" svg:width="0.624cm" svg:height="0.302cm" svg:x="13.157cm" svg:y="4.435cm">
          <draw:text-box>
            <text:p text:style-name="P2"><text:span text:style-name="T1">C</text:span><text:span text:style-name="T1">1</text:span><text:span text:style-name="T1">1</text:span></text:p>
          </draw:text-box>
        </draw:frame>
        <draw:path draw:style-name="gr1" draw:text-style-name="P1" draw:layer="layout" svg:width="0.507cm" svg:height="0.255cm" svg:x="18.288cm" svg:y="4.452cm" svg:viewBox="0 0 508 256" svg:d="M255 0v51M255 51h-255M0 51v77M0 128h508M508 128v-77M508 51h-228M0 205h508M255 230v26">
          <text:p/>
        </draw:path>
        <draw:frame draw:style-name="gr5" draw:text-style-name="P3" draw:layer="layout" svg:width="0.624cm" svg:height="0.302cm" svg:x="13.157cm" svg:y="4.689cm">
          <draw:text-box>
            <text:p text:style-name="P2"><text:span text:style-name="T1">1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18.999cm" svg:y="4.435cm">
          <draw:text-box>
            <text:p text:style-name="P2"><text:span text:style-name="T1">C</text:span><text:span text:style-name="T1">1</text:span><text:span text:style-name="T1">2</text:span></text:p>
          </draw:text-box>
        </draw:frame>
        <draw:path draw:style-name="gr1" draw:text-style-name="P1" draw:layer="layout" svg:width="0.407cm" svg:height="0.255cm" svg:x="19.862cm" svg:y="4.452cm" svg:viewBox="0 0 408 256" svg:d="M203 0v77M203 256v-77M0 179h408M0 77h408">
          <text:p/>
        </draw:path>
        <draw:frame draw:style-name="gr5" draw:text-style-name="P3" draw:layer="layout" svg:width="0.624cm" svg:height="0.302cm" svg:x="18.999cm" svg:y="4.689cm">
          <draw:text-box>
            <text:p text:style-name="P2"><text:span text:style-name="T1">1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20.523cm" svg:y="4.435cm">
          <draw:text-box>
            <text:p text:style-name="P2"><text:span text:style-name="T1">C</text:span><text:span text:style-name="T1">1</text:span><text:span text:style-name="T1">3</text:span></text:p>
          </draw:text-box>
        </draw:frame>
        <draw:path draw:style-name="gr1" draw:text-style-name="P1" draw:layer="layout" svg:width="0.407cm" svg:height="0.255cm" svg:x="21.64cm" svg:y="4.452cm" svg:viewBox="0 0 408 256" svg:d="M205 0v77M205 256v-77M0 179h408M0 77h408">
          <text:p/>
        </draw:path>
        <draw:frame draw:style-name="gr8" draw:text-style-name="P3" draw:layer="layout" svg:width="1.039cm" svg:height="0.302cm" svg:x="20.523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2.301cm" svg:y="4.435cm">
          <draw:text-box>
            <text:p text:style-name="P2"><text:span text:style-name="T1">C</text:span><text:span text:style-name="T1">1</text:span><text:span text:style-name="T1">4</text:span></text:p>
          </draw:text-box>
        </draw:frame>
        <draw:path draw:style-name="gr1" draw:text-style-name="P1" draw:layer="layout" svg:width="0.153cm" svg:height="0.153cm" svg:x="5.08cm" svg:y="4.121cm" svg:viewBox="0 0 154 154" svg:d="M154 78c0-43-34-78-76-78s-78 35-78 78c0 42 36 76 78 76s76-34 76-76z">
          <text:p/>
        </draw:path>
        <draw:frame draw:style-name="gr8" draw:text-style-name="P3" draw:layer="layout" svg:width="1.039cm" svg:height="0.302cm" svg:x="22.301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path draw:style-name="gr1" draw:text-style-name="P1" draw:layer="layout" svg:width="0.153cm" svg:height="0.153cm" svg:x="5.08cm" svg:y="4.377cm" svg:viewBox="0 0 154 154" svg:d="M154 77c0-42-34-77-76-77s-78 35-78 77c0 43 36 77 78 77s76-34 76-77z">
          <text:p/>
        </draw:path>
        <draw:frame draw:style-name="gr6" draw:text-style-name="P3" draw:layer="layout" svg:width="0.338cm" svg:height="0.302cm" svg:x="4.724cm" svg:y="4.054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.318cm" svg:y="3.944cm" svg:viewBox="0 0 763 764" svg:d="M0 0h763M763 0v764M763 764h-763M0 764v-764">
          <text:p/>
        </draw:path>
        <draw:frame draw:style-name="gr6" draw:text-style-name="P3" draw:layer="layout" svg:width="0.338cm" svg:height="0.302cm" svg:x="4.724cm" svg:y="4.30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.47cm" svg:y="3.673cm">
          <draw:text-box>
            <text:p text:style-name="P2"><text:span text:style-name="T1">J</text:span><text:span text:style-name="T1">P</text:span><text:span text:style-name="T1">1</text:span></text:p>
          </draw:text-box>
        </draw:frame>
        <draw:path draw:style-name="gr1" draw:text-style-name="P1" draw:layer="layout" svg:width="0.255cm" svg:height="0.153cm" svg:x="5.842cm" svg:y="4.375cm" svg:viewBox="0 0 256 154" svg:d="M0 77h256M256 0v154">
          <text:p/>
        </draw:path>
        <draw:frame draw:style-name="gr8" draw:text-style-name="P3" draw:layer="layout" svg:width="1.039cm" svg:height="0.302cm" svg:x="4.47cm" svg:y="4.689cm">
          <draw:text-box>
            <text:p text:style-name="P2"><text:span text:style-name="T1">P</text:span><text:span text:style-name="T1">O</text:span><text:span text:style-name="T1">W</text:span><text:span text:style-name="T1">E</text:span><text:span text:style-name="T1">R</text:span></text:p>
          </draw:text-box>
        </draw:frame>
        <draw:path draw:style-name="gr1" draw:text-style-name="P1" draw:layer="layout" svg:width="1.575cm" svg:height="1.627cm" svg:x="7.62cm" svg:y="4.147cm" svg:viewBox="0 0 1576 1628" svg:d="M1576 51c0-28-22-51-50-51-29 0-51 23-51 51s22 50 51 50c28 0 50-22 50-50zM1551 51c0-14-11-26-25-26-15 0-26 12-26 26s11 25 26 25c14 0 25-11 25-25zM1576 1578c0-28-22-52-50-52-29 0-51 24-51 52s22 50 51 50c28 0 50-22 50-50zM1551 1578c0-14-11-26-25-26-15 0-26 12-26 26s11 25 26 25c14 0 25-11 25-25zM305 51c0-28-22-51-51-51-28 0-50 23-50 51s22 50 50 50c29 0 51-22 51-50zM280 51c0-14-11-26-26-26-14 0-25 12-25 26s11 25 25 25c15 0 26-11 26-25zM254 305v50M254 355h-254M0 355v77M0 432h508M508 432v-77M508 355h-228M0 508h508M254 533v26">
          <text:p/>
        </draw:path>
        <draw:frame draw:style-name="gr5" draw:text-style-name="P3" draw:layer="layout" svg:width="0.624cm" svg:height="0.302cm" svg:x="6.147cm" svg:y="4.308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8.331cm" svg:y="4.435cm">
          <draw:text-box>
            <text:p text:style-name="P2"><text:span text:style-name="T1">C</text:span><text:span text:style-name="T1">9</text:span></text:p>
          </draw:text-box>
        </draw:frame>
        <draw:path draw:style-name="gr1" draw:text-style-name="P1" draw:layer="layout" svg:width="0.407cm" svg:height="0.255cm" svg:x="8.94cm" svg:y="4.452cm" svg:viewBox="0 0 408 256" svg:d="M205 0v77M205 256v-77M0 179h408M0 77h408">
          <text:p/>
        </draw:path>
        <draw:frame draw:style-name="gr8" draw:text-style-name="P3" draw:layer="layout" svg:width="1.039cm" svg:height="0.302cm" svg:x="7.95cm" svg:y="4.943cm">
          <draw:text-box>
            <text:p text:style-name="P2"><text:span text:style-name="T1">1</text:span><text:span text:style-name="T1">0</text:span><text:span text:style-name="T1">0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9.601cm" svg:y="4.435cm">
          <draw:text-box>
            <text:p text:style-name="P2"><text:span text:style-name="T1">C</text:span><text:span text:style-name="T1">1</text:span><text:span text:style-name="T1">0</text:span></text:p>
          </draw:text-box>
        </draw:frame>
        <draw:frame draw:style-name="gr8" draw:text-style-name="P3" draw:layer="layout" svg:width="1.039cm" svg:height="0.302cm" svg:x="9.601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6.441cm" svg:y="13.071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26.441cm" svg:y="12.56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9cm" svg:height="1.016cm" svg:x="27.172cm" svg:y="12.58cm" svg:viewBox="0 0 1530 1017" svg:d="M640 1017h-635M640 0h-635M5 763h153M5 255h153M640 1017c370 0 711-201 890-524M0 1011c134-133 209-314 209-502 0-189-75-370-209-504M1530 524c-179-323-520-524-890-524">
          <text:p/>
        </draw:path>
        <draw:frame draw:style-name="gr3" draw:text-style-name="P3" draw:layer="layout" svg:width="0.417cm" svg:height="0.302cm" svg:x="28.88cm" svg:y="12.817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27.33cm" svg:y="12.309cm">
          <draw:text-box>
            <text:p text:style-name="P2"><text:span text:style-name="T1">U</text:span><text:span text:style-name="T1">2</text:span><text:span text:style-name="T1">6</text:span><text:span text:style-name="T1">D</text:span></text:p>
          </draw:text-box>
        </draw:frame>
        <draw:frame draw:style-name="gr12" draw:text-style-name="P3" draw:layer="layout" svg:width="1.247cm" svg:height="0.302cm" svg:x="27.33cm" svg:y="13.5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5" draw:text-style-name="P3" draw:layer="layout" svg:width="0.624cm" svg:height="0.302cm" svg:x="29.489cm" svg:y="11.54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31.747cm" svg:y="11.487cm" svg:viewBox="0 0 154 154" svg:d="M154 77c0-42-34-77-77-77-42 0-77 35-77 77s35 77 77 77c43 0 77-35 77-77z">
          <text:p/>
        </draw:path>
        <draw:frame draw:style-name="gr5" draw:text-style-name="P3" draw:layer="layout" svg:width="0.624cm" svg:height="0.302cm" svg:x="29.489cm" svg:y="11.039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6cm" svg:x="30.22cm" svg:y="11.056cm" svg:viewBox="0 0 1530 1017" svg:d="M640 1017h-635M640 0h-635M5 763h153M5 254h153M640 1017c370 0 711-201 890-525M0 1011c134-133 209-314 209-503s-75-370-209-503M1530 523c-179-323-520-523-890-523">
          <text:p/>
        </draw:path>
        <draw:frame draw:style-name="gr13" draw:text-style-name="P3" draw:layer="layout" svg:width="0.416cm" svg:height="0.302cm" svg:x="31.928cm" svg:y="11.293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30.378cm" svg:y="10.785cm">
          <draw:text-box>
            <text:p text:style-name="P2"><text:span text:style-name="T1">Z</text:span><text:span text:style-name="T1">2</text:span><text:span text:style-name="T1">4</text:span><text:span text:style-name="T1">A</text:span></text:p>
          </draw:text-box>
        </draw:frame>
        <draw:frame draw:style-name="gr12" draw:text-style-name="P3" draw:layer="layout" svg:width="1.247cm" svg:height="0.302cm" svg:x="30.378cm" svg:y="12.05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6.441cm" svg:y="10.27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28.702cm" svg:y="10.217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26.441cm" svg:y="9.769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6cm" svg:x="27.172cm" svg:y="9.786cm" svg:viewBox="0 0 1530 1017" svg:d="M640 1017h-635M640 0h-635M5 762h153M5 254h153M640 1017c370 0 711-202 890-525M0 1011c134-133 209-315 209-503 0-189-75-370-209-503M1530 523c-179-323-520-523-890-523">
          <text:p/>
        </draw:path>
        <draw:frame draw:style-name="gr13" draw:text-style-name="P3" draw:layer="layout" svg:width="0.416cm" svg:height="0.302cm" svg:x="28.88cm" svg:y="10.023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27.33cm" svg:y="9.515cm">
          <draw:text-box>
            <text:p text:style-name="P2"><text:span text:style-name="T1">Z</text:span><text:span text:style-name="T1">2</text:span><text:span text:style-name="T1">4</text:span><text:span text:style-name="T1">B</text:span></text:p>
          </draw:text-box>
        </draw:frame>
        <draw:frame draw:style-name="gr12" draw:text-style-name="P3" draw:layer="layout" svg:width="1.247cm" svg:height="0.302cm" svg:x="27.33cm" svg:y="10.7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5.705cm" svg:y="9.776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path draw:style-name="gr1" draw:text-style-name="P1" draw:layer="layout" svg:width="5.893cm" svg:height="2.641cm" svg:x="23.622cm" svg:y="10.243cm" svg:viewBox="0 0 5894 2642" svg:d="M5894 51c0-28-22-51-51-51-28 0-50 23-50 51s22 50 50 50c29 0 51-22 51-50zM5869 51c0-14-11-26-26-26-14 0-25 12-25 26s11 25 25 25c15 0 26-11 26-25zM1321 1575c0-28-22-51-51-51-28 0-50 23-50 51s22 50 50 50c29 0 51-22 51-50zM1296 1575c0-14-11-26-26-26-14 0-25 12-25 26s11 25 25 25c15 0 26-11 26-25zM1321 2592c0-28-22-51-51-51-28 0-50 23-50 51s22 50 50 50c29 0 51-22 51-50zM1296 2592c0-14-11-26-26-26-14 0-25 12-25 26s11 25 25 25c15 0 26-11 26-25zM102 1473h559M661 1473v204M661 1677h-559M102 1677v-204M0 1575h77M686 1575h76">
          <text:p/>
        </draw:path>
        <draw:frame draw:style-name="gr5" draw:text-style-name="P3" draw:layer="layout" svg:width="0.624cm" svg:height="0.302cm" svg:x="25.705cm" svg:y="13.078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23.774cm" svg:y="11.293cm">
          <draw:text-box>
            <text:p text:style-name="P2"><text:span text:style-name="T1">R</text:span><text:span text:style-name="T1">2</text:span><text:span text:style-name="T1">6</text:span></text:p>
          </draw:text-box>
        </draw:frame>
        <draw:path draw:style-name="gr1" draw:text-style-name="P1" draw:layer="layout" svg:width="0.101cm" svg:height="0.101cm" svg:x="33.983cm" svg:y="13.037cm" svg:viewBox="0 0 102 102" svg:d="M102 52c0-29-23-52-51-52s-51 23-51 52c0 28 23 50 51 50s51-22 51-50zM77 52c0-15-12-27-26-27s-25 12-25 27c0 14 11 25 25 25s26-11 26-25z">
          <text:p/>
        </draw:path>
        <draw:frame draw:style-name="gr11" draw:text-style-name="P3" draw:layer="layout" svg:width="0.832cm" svg:height="0.302cm" svg:x="23.774cm" svg:y="12.055cm">
          <draw:text-box>
            <text:p text:style-name="P2"><text:span text:style-name="T1">3</text:span><text:span text:style-name="T1">3</text:span><text:span text:style-name="T1">0</text:span><text:span text:style-name="T1">R</text:span></text:p>
          </draw:text-box>
        </draw:frame>
        <draw:path draw:style-name="gr1" draw:text-style-name="P1" draw:layer="layout" svg:width="0.153cm" svg:height="0.153cm" svg:x="37.592cm" svg:y="13.011cm" svg:viewBox="0 0 154 154" svg:d="M154 77c0-42-34-77-76-77s-78 35-78 77 36 77 78 77 76-35 76-77z">
          <text:p/>
        </draw:path>
        <draw:frame draw:style-name="gr5" draw:text-style-name="P3" draw:layer="layout" svg:width="0.624cm" svg:height="0.302cm" svg:x="35.839cm" svg:y="12.817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1.015cm" svg:height="1.016cm" svg:x="36.576cm" svg:y="12.58cm" svg:viewBox="0 0 1016 1017" svg:d="M0 0l1016 509M1016 509l-1016 508M0 1017v-1017">
          <text:p/>
        </draw:path>
        <draw:frame draw:style-name="gr13" draw:text-style-name="P3" draw:layer="layout" svg:width="0.416cm" svg:height="0.302cm" svg:x="37.77cm" svg:y="12.817cm">
          <draw:text-box>
            <text:p text:style-name="P2"><text:span text:style-name="T1"><text:s/></text:span><text:span text:style-name="T1">2</text:span></text:p>
          </draw:text-box>
        </draw:frame>
        <draw:frame draw:style-name="gr11" draw:text-style-name="P3" draw:layer="layout" svg:width="0.832cm" svg:height="0.302cm" svg:x="36.728cm" svg:y="12.309cm">
          <draw:text-box>
            <text:p text:style-name="P2"><text:span text:style-name="T1">Z</text:span><text:span text:style-name="T1">3</text:span><text:span text:style-name="T1">0</text:span><text:span text:style-name="T1">A</text:span></text:p>
          </draw:text-box>
        </draw:frame>
        <draw:frame draw:style-name="gr12" draw:text-style-name="P3" draw:layer="layout" svg:width="1.247cm" svg:height="0.302cm" svg:x="36.728cm" svg:y="13.5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4</text:span></text:p>
          </draw:text-box>
        </draw:frame>
        <draw:frame draw:style-name="gr17" draw:text-style-name="P3" draw:layer="layout" svg:width="1.661cm" svg:height="0.302cm" svg:x="51.839cm" svg:y="7.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5</text:span></text:p>
          </draw:text-box>
        </draw:frame>
        <draw:frame draw:style-name="gr5" draw:text-style-name="P3" draw:layer="layout" svg:width="0.624cm" svg:height="0.302cm" svg:x="57.683cm" svg:y="11.2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7.683cm" svg:y="11.8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6cm" svg:x="58.414cm" svg:y="11.31cm" svg:viewBox="0 0 1530 1017" svg:d="M641 0h-509M641 1017h-509M5 254h153M5 763h153M1530 524c-179-324-519-524-889-524M209 509c0-190-75-371-209-504M0 1011c134-133 209-314 209-502M336 509c0-190-75-371-209-504M127 1011c134-133 209-314 209-502M641 1017c370 0 710-201 889-524">
          <text:p/>
        </draw:path>
        <draw:frame draw:style-name="gr13" draw:text-style-name="P3" draw:layer="layout" svg:width="0.416cm" svg:height="0.302cm" svg:x="60.122cm" svg:y="11.5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8.572cm" svg:y="11.039cm">
          <draw:text-box>
            <text:p text:style-name="P2"><text:span text:style-name="T1">Z</text:span><text:span text:style-name="T1">2</text:span><text:span text:style-name="T1">3</text:span><text:span text:style-name="T1">B</text:span></text:p>
          </draw:text-box>
        </draw:frame>
        <draw:frame draw:style-name="gr12" draw:text-style-name="P3" draw:layer="layout" svg:width="1.247cm" svg:height="0.302cm" svg:x="58.572cm" svg:y="12.30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frame draw:style-name="gr6" draw:text-style-name="P3" draw:layer="layout" svg:width="0.338cm" svg:height="0.302cm" svg:x="60.78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782cm" svg:y="13.57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1.03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036cm" svg:y="13.5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29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29cm" svg:y="13.57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544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0.121cm" svg:y="13.596cm" svg:viewBox="0 0 154 255" svg:d="M76 255v-78M76 177h-76M0 177l76-177M76 0l78 177M154 177h-78">
          <text:p/>
        </draw:path>
        <draw:frame draw:style-name="gr6" draw:text-style-name="P3" draw:layer="layout" svg:width="0.338cm" svg:height="0.302cm" svg:x="61.544cm" svg:y="13.579cm">
          <draw:text-box>
            <text:p text:style-name="P2"><text:span text:style-name="T1">3</text:span></text:p>
          </draw:text-box>
        </draw:frame>
        <draw:path draw:style-name="gr1" draw:text-style-name="P1" draw:layer="layout" svg:width="0.255cm" svg:height="0.153cm" svg:x="57.404cm" svg:y="11.995cm" svg:viewBox="0 0 256 154" svg:d="M256 77h-77M179 77v-77M179 0l-179 77M0 77l179 77M179 154v-77">
          <text:p/>
        </draw:path>
        <draw:frame draw:style-name="gr5" draw:text-style-name="P3" draw:layer="layout" svg:width="0.624cm" svg:height="0.302cm" svg:x="59.893cm" svg:y="13.32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255cm" svg:height="0.153cm" svg:x="58.928cm" svg:y="13.773cm" svg:viewBox="0 0 256 154" svg:d="M256 77h-256M0 0v154">
          <text:p/>
        </draw:path>
        <draw:frame draw:style-name="gr5" draw:text-style-name="P3" draw:layer="layout" svg:width="0.624cm" svg:height="0.302cm" svg:x="56.744cm" svg:y="11.928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5.384cm" svg:height="2.845cm" svg:x="56.083cm" svg:y="10.497cm" svg:viewBox="0 0 5385 2846" svg:d="M4623 2846l-254-254M4877 2846l-254-254M5131 2846l-254-254M5385 2846l-254-254M4926 1321c0-28-23-51-51-51s-50 23-50 51 22 50 50 50 51-22 51-50zM4901 1321c0-14-12-26-26-26s-25 12-25 26 11 25 25 25 26-11 26-25zM608 1067c0-28-23-51-51-51s-50 23-50 51 22 50 50 50 51-22 51-50zM583 1067c0-14-12-26-26-26s-25 12-25 26 11 25 25 25 26-11 26-25zM101 51c0-28-22-51-51-51-28 0-50 23-50 51s22 50 50 50c29 0 51-22 51-50zM76 51c0-14-11-26-26-26-14 0-25 12-25 26s11 25 25 25c15 0 26-11 26-25zM355 307c0-28-22-51-51-51-28 0-50 23-50 51s22 50 50 50c29 0 51-22 51-50zM330 307c0-14-11-26-26-26-14 0-25 12-25 26s11 25 25 25c15 0 26-11 26-25z">
          <text:p/>
        </draw:path>
        <draw:frame draw:style-name="gr5" draw:text-style-name="P3" draw:layer="layout" svg:width="0.624cm" svg:height="0.302cm" svg:x="58.268cm" svg:y="13.706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64.59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592cm" svg:y="13.57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84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846cm" svg:y="13.579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354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354cm" svg:y="13.579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608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608cm" svg:y="13.579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86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862cm" svg:y="13.579cm">
          <draw:text-box>
            <text:p text:style-name="P2"><text:span text:style-name="T1">8</text:span></text:p>
          </draw:text-box>
        </draw:frame>
        <draw:frame draw:style-name="gr6" draw:text-style-name="P3" draw:layer="layout" svg:width="0.338cm" svg:height="0.302cm" svg:x="66.116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9.011cm" svg:y="9.532cm" svg:viewBox="0 0 154 255" svg:d="M78 0v76M78 76h-78M0 76l78 179M78 255l76-179M154 76h-76">
          <text:p/>
        </draw:path>
        <draw:frame draw:style-name="gr6" draw:text-style-name="P3" draw:layer="layout" svg:width="0.338cm" svg:height="0.302cm" svg:x="66.116cm" svg:y="13.579cm">
          <draw:text-box>
            <text:p text:style-name="P2"><text:span text:style-name="T1">9</text:span></text:p>
          </draw:text-box>
        </draw:frame>
        <draw:path draw:style-name="gr1" draw:text-style-name="P1" draw:layer="layout" svg:width="14.529cm" svg:height="5.97cm" svg:x="63.703cm" svg:y="7.931cm" svg:viewBox="0 0 14530 5971" svg:d="M812 5412l-254-254M1066 5412l-254-254M1574 5412l-254-254M1829 5412l-255-254M2084 5412l-255-254M2338 5412l-254-254M101 5921c0-28-22-51-51-51-28 0-50 23-50 51s22 50 50 50c29 0 51-22 51-50zM76 5921c0-14-11-26-26-26-14 0-25 12-25 26s11 25 25 25c15 0 26-11 26-25zM14530 77h-254M14276 0v153">
          <text:p/>
        </draw:path>
        <draw:frame draw:style-name="gr5" draw:text-style-name="P3" draw:layer="layout" svg:width="0.624cm" svg:height="0.302cm" svg:x="68.783cm" svg:y="9.76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305cm" svg:height="1.321cm" svg:x="76.809cm" svg:y="7.703cm" svg:viewBox="0 0 306 1322" svg:d="M201 51c0-28-23-51-51-51s-50 23-50 51 22 50 50 50 51-22 51-50zM176 51c0-14-12-26-26-26s-25 12-25 26 11 25 25 25 26-11 26-25zM153 813v128M153 1322v-127M306 941h-306M306 941l-153 254M153 1195l-153-254M0 1195h306M51 966h203M254 991h-203M76 1017h153M229 1042h-153M102 1068h101M178 1093h-51M127 1118h51M153 1144M153 1169">
          <text:p/>
        </draw:path>
        <draw:frame draw:style-name="gr5" draw:text-style-name="P3" draw:layer="layout" svg:width="0.624cm" svg:height="0.302cm" svg:x="77.318cm" svg:y="7.864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77.419cm" svg:y="8.499cm">
          <draw:text-box>
            <text:p text:style-name="P2"><text:span text:style-name="T1">D</text:span><text:span text:style-name="T1">1</text:span></text:p>
          </draw:text-box>
        </draw:frame>
        <draw:frame draw:style-name="gr12" draw:text-style-name="P3" draw:layer="layout" svg:width="1.247cm" svg:height="0.302cm" svg:x="77.419cm" svg:y="8.75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6" draw:text-style-name="P3" draw:layer="layout" svg:width="0.338cm" svg:height="0.302cm" svg:x="74.752cm" svg:y="17.948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752cm" svg:y="18.151cm">
          <draw:text-box>
            <text:p text:style-name="P2"><text:span text:style-name="T1">L</text:span></text:p>
          </draw:text-box>
        </draw:frame>
        <draw:path draw:style-name="gr1" draw:text-style-name="P1" draw:layer="layout" svg:width="0.254cm" svg:height="0.153cm" svg:x="75.692cm" svg:y="16.821cm" svg:viewBox="0 0 255 154" svg:d="M0 77h76M76 77v-77M76 0l179 77M255 77l-179 77M76 154v-77">
          <text:p/>
        </draw:path>
        <draw:frame draw:style-name="gr6" draw:text-style-name="P3" draw:layer="layout" svg:width="0.338cm" svg:height="0.302cm" svg:x="74.752cm" svg:y="18.354cm">
          <draw:text-box>
            <text:p text:style-name="P2"><text:span text:style-name="T1">K</text:span></text:p>
          </draw:text-box>
        </draw:frame>
        <draw:path draw:style-name="gr1" draw:text-style-name="P1" draw:layer="layout" svg:width="0.254cm" svg:height="0.153cm" svg:x="75.692cm" svg:y="17.329cm" svg:viewBox="0 0 255 154" svg:d="M0 78h255M255 0v154">
          <text:p/>
        </draw:path>
        <draw:frame draw:style-name="gr5" draw:text-style-name="P3" draw:layer="layout" svg:width="0.624cm" svg:height="0.302cm" svg:x="75.997cm" svg:y="16.754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1.625cm" svg:height="1.627cm" svg:x="72.593cm" svg:y="17.863cm" svg:viewBox="0 0 1626 1628" svg:d="M101 51c0-28-22-51-51-51-28 0-50 23-50 51s22 50 50 50c29 0 51-22 51-50zM76 51c0-14-11-26-26-26-14 0-25 12-25 26s11 25 25 25c15 0 26-11 26-25zM355 307c0-28-22-51-50-51-29 0-51 23-51 51s22 50 51 50c28 0 50-22 50-50zM330 307c0-14-11-26-25-26-15 0-26 12-26 26s11 25 26 25c14 0 25-11 25-25zM609 561c0-28-22-51-50-51-29 0-51 23-51 51s22 50 51 50c28 0 50-22 50-50zM584 561c0-14-11-26-25-26-15 0-26 12-26 26s11 25 26 25c14 0 25-11 25-25zM1626 1578c0-28-22-51-50-51-29 0-51 23-51 51s22 50 51 50c28 0 50-22 50-50zM1601 1578c0-14-11-26-25-26-15 0-26 12-26 26s11 25 26 25c14 0 25-11 25-25zM1370 1322c0-28-23-51-52-51-28 0-50 23-50 51s22 50 50 50c29 0 52-22 52-50zM1344 1322c0-14-12-26-26-26s-25 12-25 26 11 25 25 25 26-11 26-25zM1117 1070c0-28-22-51-50-51-29 0-51 23-51 51s22 50 51 50c28 0 50-22 50-50zM1092 1070c0-14-11-26-25-26-15 0-26 12-26 26s11 25 26 25c14 0 25-11 25-25zM861 813c0-28-23-51-51-51s-50 23-50 51 22 51 50 51 51-23 51-51zM836 813c0-14-12-26-26-26s-25 12-25 26 11 25 25 25 26-11 26-25z">
          <text:p/>
        </draw:path>
        <draw:frame draw:style-name="gr5" draw:text-style-name="P3" draw:layer="layout" svg:width="0.624cm" svg:height="0.302cm" svg:x="75.997cm" svg:y="17.26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72.06cm" svg:y="15.357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2.06cm" svg:y="15.56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2.06cm" svg:y="15.763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72.187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314cm" svg:y="15.763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72.441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568cm" svg:y="15.763cm">
          <draw:text-box>
            <text:p text:style-name="P2"><text:span text:style-name="T1">B</text:span></text:p>
          </draw:text-box>
        </draw:frame>
        <draw:frame draw:style-name="gr6" draw:text-style-name="P3" draw:layer="layout" svg:width="0.338cm" svg:height="0.302cm" svg:x="72.695cm" svg:y="16.4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822cm" svg:y="15.763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2.94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076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03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33cm" svg:y="15.763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3.457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16.47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3.584cm" svg:y="15.763cm">
          <draw:text-box>
            <text:p text:style-name="P2"><text:span text:style-name="T1">F</text:span></text:p>
          </draw:text-box>
        </draw:frame>
        <draw:frame draw:style-name="gr6" draw:text-style-name="P3" draw:layer="layout" svg:width="0.338cm" svg:height="0.302cm" svg:x="73.711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838cm" svg:y="15.763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73.965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4.092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4.21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4.092cm" svg:y="14.747cm">
          <draw:text-box>
            <text:p text:style-name="P2"><text:span text:style-name="T1">Q</text:span></text:p>
          </draw:text-box>
        </draw:frame>
        <draw:frame draw:style-name="gr6" draw:text-style-name="P3" draw:layer="layout" svg:width="0.338cm" svg:height="0.302cm" svg:x="74.092cm" svg:y="14.95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0.203cm" svg:height="0.102cm" svg:x="74.574cm" svg:y="16.034cm" svg:viewBox="0 0 204 103" svg:d="M0 103l103-103M103 0l101 103">
          <text:p/>
        </draw:path>
        <draw:frame draw:style-name="gr6" draw:text-style-name="P3" draw:layer="layout" svg:width="0.338cm" svg:height="0.302cm" svg:x="74.219cm" svg:y="14.2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4.6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6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4.6cm" svg:y="15.763cm">
          <draw:text-box>
            <text:p text:style-name="P2"><text:span text:style-name="T1">K</text:span></text:p>
          </draw:text-box>
        </draw:frame>
        <draw:path draw:style-name="gr1" draw:text-style-name="P1" draw:layer="layout" svg:width="0.203cm" svg:height="0.102cm" svg:x="74.828cm" svg:y="16.034cm" svg:viewBox="0 0 204 103" svg:d="M0 103l102-103M102 0l102 103">
          <text:p/>
        </draw:path>
        <draw:frame draw:style-name="gr6" draw:text-style-name="P3" draw:layer="layout" svg:width="0.338cm" svg:height="0.302cm" svg:x="74.727cm" svg:y="16.4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4.854cm" svg:y="15.357cm">
          <draw:text-box>
            <text:p text:style-name="P2"><text:span text:style-name="T1">I</text:span></text:p>
          </draw:text-box>
        </draw:frame>
        <draw:frame draw:style-name="gr6" draw:text-style-name="P3" draw:layer="layout" svg:width="0.338cm" svg:height="0.302cm" svg:x="74.854cm" svg:y="15.56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74.854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981cm" svg:y="16.47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5.108cm" svg:y="14.95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5.108cm" svg:y="15.154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5.108cm" svg:y="15.357cm">
          <draw:text-box>
            <text:p text:style-name="P2"><text:span text:style-name="T1">/</text:span></text:p>
          </draw:text-box>
        </draw:frame>
        <draw:frame draw:style-name="gr6" draw:text-style-name="P3" draw:layer="layout" svg:width="0.338cm" svg:height="0.302cm" svg:x="75.108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108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5.235cm" svg:y="16.2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75.361cm" svg:y="16.136cm" svg:viewBox="0 0 154 153" svg:d="M154 77c0-43-34-77-77-77s-77 34-77 77c0 42 34 76 77 76s77-34 77-76z">
          <text:p/>
        </draw:path>
        <draw:frame draw:style-name="gr6" draw:text-style-name="P3" draw:layer="layout" svg:width="0.338cm" svg:height="0.302cm" svg:x="75.235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5.362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5.362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362cm" svg:y="15.763cm">
          <draw:text-box>
            <text:p text:style-name="P2"><text:span text:style-name="T1">R</text:span></text:p>
          </draw:text-box>
        </draw:frame>
        <draw:path draw:style-name="gr1" draw:text-style-name="P1" draw:layer="layout" svg:width="3.811cm" svg:height="1.524cm" svg:x="71.882cm" svg:y="14.612cm" svg:viewBox="0 0 3812 1525" svg:d="M0 0h3812M3812 0v1525M3812 1525h-3812M0 1525v-1525">
          <text:p/>
        </draw:path>
        <draw:frame draw:style-name="gr6" draw:text-style-name="P3" draw:layer="layout" svg:width="0.338cm" svg:height="0.302cm" svg:x="75.489cm" svg:y="16.474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5.895cm" svg:y="14.595cm">
          <draw:text-box>
            <text:p text:style-name="P2"><text:span text:style-name="T1">Z</text:span><text:span text:style-name="T1">2</text:span><text:span text:style-name="T1">8</text:span></text:p>
          </draw:text-box>
        </draw:frame>
        <draw:path draw:style-name="gr1" draw:text-style-name="P1" draw:layer="layout" svg:width="0.255cm" svg:height="0.153cm" svg:x="71.882cm" svg:y="16.821cm" svg:viewBox="0 0 256 154" svg:d="M256 77h-256M0 0v154">
          <text:p/>
        </draw:path>
        <draw:frame draw:style-name="gr18" draw:text-style-name="P3" draw:layer="layout" svg:width="1.454cm" svg:height="0.302cm" svg:x="75.895cm" svg:y="14.84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6</text:span><text:span text:style-name="T1">6</text:span></text:p>
          </draw:text-box>
        </draw:frame>
        <draw:path draw:style-name="gr1" draw:text-style-name="P1" draw:layer="layout" svg:width="7.977cm" svg:height="2.385cm" svg:x="64.463cm" svg:y="17.611cm" svg:viewBox="0 0 7978 2386" svg:d="M7978 51c0-28-22-51-50-51-29 0-51 23-51 51s22 50 51 50c28 0 50-22 50-50zM7953 51c0-14-11-26-25-26-15 0-26 12-26 26s11 25 26 25c14 0 25-11 25-25zM101 1066c0-28-23-51-51-51s-50 23-50 51 22 50 50 50 51-22 51-50zM76 1066c0-14-12-26-26-26s-25 12-25 26 11 25 25 25 26-11 26-25zM355 1322c0-28-23-51-51-51s-50 23-50 51 22 50 50 50 51-22 51-50zM330 1322c0-14-12-26-26-26s-25 12-25 26 11 25 25 25 26-11 26-25zM865 1574c0-28-22-51-51-51-28 0-50 23-50 51s22 50 50 50c29 0 51-22 51-50zM840 1574c0-14-11-26-26-26-14 0-25 12-25 26s11 25 25 25c15 0 26-11 26-25zM1117 1830c0-28-23-51-51-51s-50 23-50 51 22 50 50 50 51-22 51-50zM1092 1830c0-14-12-26-26-26s-25 12-25 26 11 25 25 25 26-11 26-25zM1371 2084c0-28-23-51-51-51s-50 23-50 51 22 50 50 50 51-22 51-50zM1346 2084c0-14-12-26-26-26s-25 12-25 26 11 25 25 25 26-11 26-25zM1625 2336c0-28-23-51-51-51s-50 23-50 51 22 50 50 50 51-22 51-50zM1600 2336c0-14-12-26-26-26s-25 12-25 26 11 25 25 25 26-11 26-25z">
          <text:p/>
        </draw:path>
        <draw:frame draw:style-name="gr5" draw:text-style-name="P3" draw:layer="layout" svg:width="0.624cm" svg:height="0.302cm" svg:x="71.222cm" svg:y="16.754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69.52cm" svg:y="17.516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68.605cm" svg:y="17.38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69.52cm" svg:y="17.77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68.605cm" svg:y="17.64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69.52cm" svg:y="18.024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68.605cm" svg:y="17.89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69.52cm" svg:y="18.27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68.605cm" svg:y="18.15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69.52cm" svg:y="18.532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68.605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69.52cm" svg:y="18.786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68.605cm" svg:y="18.65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69.52cm" svg:y="19.04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68.605cm" svg:y="18.91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69.52cm" svg:y="19.294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68.605cm" svg:y="19.167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69.52cm" svg:y="19.548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68.605cm" svg:y="19.421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69.52cm" svg:y="19.802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68.605cm" svg:y="19.675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69.52cm" svg:y="20.056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68.605cm" svg:y="19.929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69.519cm" svg:y1="20.581cm" svg:x2="69.921cm" svg:y2="20.581cm">
          <text:p/>
        </draw:line>
        <draw:frame draw:style-name="gr3" draw:text-style-name="P3" draw:layer="layout" svg:width="0.417cm" svg:height="0.302cm" svg:x="69.52cm" svg:y="20.564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68.605cm" svg:y="20.437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69.519cm" svg:y1="20.835cm" svg:x2="69.921cm" svg:y2="20.835cm">
          <text:p/>
        </draw:line>
        <draw:frame draw:style-name="gr3" draw:text-style-name="P3" draw:layer="layout" svg:width="0.417cm" svg:height="0.302cm" svg:x="69.52cm" svg:y="20.81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68.605cm" svg:y="20.691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69.519cm" svg:y1="21.089cm" svg:x2="69.921cm" svg:y2="21.089cm">
          <text:p/>
        </draw:line>
        <draw:frame draw:style-name="gr3" draw:text-style-name="P3" draw:layer="layout" svg:width="0.417cm" svg:height="0.302cm" svg:x="69.52cm" svg:y="21.072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68.605cm" svg:y="20.945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3" draw:text-style-name="P3" draw:layer="layout" svg:width="0.417cm" svg:height="0.302cm" svg:x="70.815cm" svg:y="17.516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71.552cm" svg:y="17.389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70.815cm" svg:y="17.77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71.552cm" svg:y="17.643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70.815cm" svg:y="18.024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71.552cm" svg:y="17.897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70.815cm" svg:y="18.278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71.552cm" svg:y="18.151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70.815cm" svg:y="18.532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71.552cm" svg:y="18.405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70.815cm" svg:y="18.786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71.552cm" svg:y="18.65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70.815cm" svg:y="19.04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71.552cm" svg:y="18.913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70.815cm" svg:y="19.294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3cm" svg:height="4.065cm" svg:x="69.342cm" svg:y="17.406cm" svg:viewBox="0 0 2034 4066" svg:d="M0 0h2034M2034 0v4066M2034 4066h-2034M0 4066v-4066">
          <text:p/>
        </draw:path>
        <draw:frame draw:style-name="gr3" draw:text-style-name="P3" draw:layer="layout" svg:width="0.417cm" svg:height="0.302cm" svg:x="71.552cm" svg:y="19.167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69.494cm" svg:y="17.135cm">
          <draw:text-box>
            <text:p text:style-name="P2"><text:span text:style-name="T1">Z</text:span><text:span text:style-name="T1">7</text:span><text:span text:style-name="T1">-</text:span><text:span text:style-name="T1">8</text:span></text:p>
          </draw:text-box>
        </draw:frame>
        <draw:frame draw:style-name="gr11" draw:text-style-name="P3" draw:layer="layout" svg:width="0.832cm" svg:height="0.302cm" svg:x="69.494cm" svg:y="21.453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6" draw:text-style-name="P3" draw:layer="layout" svg:width="0.338cm" svg:height="0.302cm" svg:x="65.96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96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96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96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71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71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71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71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45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456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456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456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20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202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5.20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202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4.69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69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69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4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44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4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44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63.931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64.567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3.93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932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63.677cm" svg:y="14.461cm" svg:viewBox="0 0 154 154" svg:d="M154 77c0-43-34-77-78-77-42 0-76 34-76 77s34 77 76 77c44 0 78-34 78-77z">
          <text:p/>
        </draw:path>
        <draw:frame draw:style-name="gr6" draw:text-style-name="P3" draw:layer="layout" svg:width="0.338cm" svg:height="0.302cm" svg:x="64.059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67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3.678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63.805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6cm" svg:height="2.033cm" svg:x="63.5cm" svg:y="14.612cm" svg:viewBox="0 0 2797 2034" svg:d="M0 0h2797M2797 0v2034M2797 2034h-2797M0 2034v-2034">
          <text:p/>
        </draw:path>
        <draw:frame draw:style-name="gr6" draw:text-style-name="P3" draw:layer="layout" svg:width="0.338cm" svg:height="0.302cm" svg:x="63.805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62.052cm" svg:y="14.544cm">
          <draw:text-box>
            <text:p text:style-name="P2"><text:span text:style-name="T1">Z</text:span><text:span text:style-name="T1">1</text:span><text:span text:style-name="T1">7</text:span></text:p>
          </draw:text-box>
        </draw:frame>
        <draw:path draw:style-name="gr1" draw:text-style-name="P1" draw:layer="layout" svg:width="0.101cm" svg:height="0.101cm" svg:x="66.243cm" svg:y="20.151cm" svg:viewBox="0 0 102 102" svg:d="M102 51c0-28-22-51-51-51s-51 23-51 51 22 51 51 51 51-23 51-51zM77 51c0-14-11-26-26-26s-26 12-26 26 11 25 26 25 26-11 26-25z">
          <text:p/>
        </draw:path>
        <draw:frame draw:style-name="gr18" draw:text-style-name="P3" draw:layer="layout" svg:width="1.454cm" svg:height="0.302cm" svg:x="62.027cm" svg:y="14.92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path draw:style-name="gr1" draw:text-style-name="P1" draw:layer="layout" svg:width="0.153cm" svg:height="0.255cm" svg:x="53.263cm" svg:y="15.628cm" svg:viewBox="0 0 154 256" svg:d="M77 0v256M0 256h154">
          <text:p/>
        </draw:path>
        <draw:frame draw:style-name="gr5" draw:text-style-name="P3" draw:layer="layout" svg:width="0.624cm" svg:height="0.302cm" svg:x="57.455cm" svg:y="17.142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path draw:style-name="gr1" draw:text-style-name="P1" draw:layer="layout" svg:width="9.245cm" svg:height="5.689cm" svg:x="52.273cm" svg:y="14.307cm" svg:viewBox="0 0 9246 5690" svg:d="M1117 51c0-28-22-51-51-51-28 0-50 23-50 51s22 50 50 50c29 0 51-22 51-50zM1092 51c0-14-11-26-26-26-14 0-25 12-25 26s11 25 25 25c15 0 26-11 26-25zM8482 3355c0-28-23-51-51-51s-50 23-50 51 22 50 50 50 51-22 51-50zM8457 3355c0-14-12-26-26-26s-25 12-25 26 11 25 25 25 26-11 26-25zM8736 3607c0-28-23-51-51-51s-50 23-50 51 22 50 50 50 51-22 51-50zM8711 3607c0-14-12-26-26-26s-25 12-25 26 11 25 25 25 26-11 26-25zM8992 3863c0-28-22-51-51-51-28 0-50 23-50 51s22 50 50 50c29 0 51-22 51-50zM8967 3863c0-14-11-26-26-26-14 0-25 12-25 26s11 25 25 25c15 0 26-11 26-25zM9246 4117c0-28-22-51-51-51-28 0-50 23-50 51s22 50 50 50c29 0 51-22 51-50zM9221 4117c0-14-11-26-26-26-14 0-25 12-25 26s11 25 25 25c15 0 26-11 26-25zM101 5640c0-28-22-52-51-52-28 0-50 24-50 52s22 50 50 50c29 0 51-22 51-50zM76 5640c0-14-11-26-26-26-14 0-25 12-25 26s11 25 25 25c15 0 26-11 26-25z">
          <text:p/>
        </draw:path>
        <draw:frame draw:style-name="gr5" draw:text-style-name="P3" draw:layer="layout" svg:width="0.624cm" svg:height="0.302cm" svg:x="53.035cm" svg:y="15.865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57.836cm" svg:y="18.27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56.921cm" svg:y="18.15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57.836cm" svg:y="18.53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56.921cm" svg:y="18.40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57.836cm" svg:y="18.78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56.92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57.836cm" svg:y="19.04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56.921cm" svg:y="18.91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57.836cm" svg:y="19.29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56.921cm" svg:y="19.16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57.836cm" svg:y="19.54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56.921cm" svg:y="19.42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57.836cm" svg:y="19.80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56.921cm" svg:y="19.67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57.836cm" svg:y="20.05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56.921cm" svg:y="19.9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7.836cm" svg:y="20.31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56.921cm" svg:y="20.18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57.836cm" svg:y="20.56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56.921cm" svg:y="20.437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57.836cm" svg:y="20.81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56.921cm" svg:y="20.691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57.835cm" svg:y1="21.343cm" svg:x2="58.237cm" svg:y2="21.343cm">
          <text:p/>
        </draw:line>
        <draw:frame draw:style-name="gr3" draw:text-style-name="P3" draw:layer="layout" svg:width="0.417cm" svg:height="0.302cm" svg:x="57.836cm" svg:y="21.326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56.921cm" svg:y="21.199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57.835cm" svg:y1="21.597cm" svg:x2="58.237cm" svg:y2="21.597cm">
          <text:p/>
        </draw:line>
        <draw:frame draw:style-name="gr3" draw:text-style-name="P3" draw:layer="layout" svg:width="0.417cm" svg:height="0.302cm" svg:x="57.836cm" svg:y="21.5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56.921cm" svg:y="21.453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57.835cm" svg:y1="21.851cm" svg:x2="58.237cm" svg:y2="21.851cm">
          <text:p/>
        </draw:line>
        <draw:frame draw:style-name="gr3" draw:text-style-name="P3" draw:layer="layout" svg:width="0.417cm" svg:height="0.302cm" svg:x="57.836cm" svg:y="21.834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56.921cm" svg:y="21.707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3" draw:text-style-name="P3" draw:layer="layout" svg:width="0.417cm" svg:height="0.302cm" svg:x="59.131cm" svg:y="18.278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59.868cm" svg:y="18.1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9.131cm" svg:y="18.53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59.868cm" svg:y="18.405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9.131cm" svg:y="18.78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59.868cm" svg:y="18.659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9.131cm" svg:y="19.04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59.868cm" svg:y="18.91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9.131cm" svg:y="19.29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59.868cm" svg:y="19.167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59.131cm" svg:y="19.54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59.868cm" svg:y="19.421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59.131cm" svg:y="19.80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59.868cm" svg:y="19.675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59.131cm" svg:y="20.05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3cm" svg:height="4.065cm" svg:x="57.658cm" svg:y="18.168cm" svg:viewBox="0 0 2034 4066" svg:d="M0 0h2034M2034 0v4066M2034 4066h-2034M0 4066v-4066">
          <text:p/>
        </draw:path>
        <draw:frame draw:style-name="gr3" draw:text-style-name="P3" draw:layer="layout" svg:width="0.417cm" svg:height="0.302cm" svg:x="59.868cm" svg:y="19.929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57.81cm" svg:y="17.897cm">
          <draw:text-box>
            <text:p text:style-name="P2"><text:span text:style-name="T1">Z</text:span><text:span text:style-name="T1">5</text:span><text:span text:style-name="T1">-</text:span><text:span text:style-name="T1">6</text:span></text:p>
          </draw:text-box>
        </draw:frame>
        <draw:frame draw:style-name="gr11" draw:text-style-name="P3" draw:layer="layout" svg:width="0.832cm" svg:height="0.302cm" svg:x="57.81cm" svg:y="22.215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6" draw:text-style-name="P3" draw:layer="layout" svg:width="0.338cm" svg:height="0.302cm" svg:x="61.39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39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39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39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138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13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1.138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13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0.88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884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0.88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884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0.63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63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757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0.63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63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0.122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12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12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86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59.86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99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59.868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59.86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59.357cm" svg:y="14.461cm" svg:viewBox="0 0 154 154" svg:d="M154 77c0-43-36-77-78-77s-76 34-76 77 34 77 76 77 78-34 78-77z">
          <text:p/>
        </draw:path>
        <draw:frame draw:style-name="gr6" draw:text-style-name="P3" draw:layer="layout" svg:width="0.338cm" svg:height="0.302cm" svg:x="59.995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59.3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36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59.103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59.487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106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106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59.233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5cm" svg:height="2.033cm" svg:x="58.928cm" svg:y="14.612cm" svg:viewBox="0 0 2796 2034" svg:d="M0 0h2796M2796 0v2034M2796 2034h-2796M0 2034v-2034">
          <text:p/>
        </draw:path>
        <draw:frame draw:style-name="gr6" draw:text-style-name="P3" draw:layer="layout" svg:width="0.338cm" svg:height="0.302cm" svg:x="59.233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57.404cm" svg:y="14.569cm">
          <draw:text-box>
            <text:p text:style-name="P2"><text:span text:style-name="T1">Z</text:span><text:span text:style-name="T1">1</text:span><text:span text:style-name="T1">8</text:span></text:p>
          </draw:text-box>
        </draw:frame>
        <draw:path draw:style-name="gr1" draw:text-style-name="P1" draw:layer="layout" svg:width="0.203cm" svg:height="0.763cm" svg:x="53.238cm" svg:y="14.612cm" svg:viewBox="0 0 204 764" svg:d="M102 0v102M102 102h-102M0 102v560M0 662h204M204 662v-560M204 102h-76M102 687v77">
          <text:p/>
        </draw:path>
        <draw:frame draw:style-name="gr18" draw:text-style-name="P3" draw:layer="layout" svg:width="1.454cm" svg:height="0.302cm" svg:x="57.429cm" svg:y="14.874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3" draw:text-style-name="P3" draw:layer="layout" svg:width="0.417cm" svg:height="0.302cm" svg:x="53.797cm" svg:y="14.595cm">
          <draw:text-box>
            <text:p text:style-name="P2"><text:span text:style-name="T1">R</text:span><text:span text:style-name="T1">5</text:span></text:p>
          </draw:text-box>
        </draw:frame>
        <draw:path draw:style-name="gr1" draw:text-style-name="P1" draw:layer="layout" svg:width="0.255cm" svg:height="0.407cm" svg:x="52.324cm" svg:y="14.154cm" svg:viewBox="0 0 256 408" svg:d="M0 204h77M256 204h-77M179 408v-408M77 408v-408">
          <text:p/>
        </draw:path>
        <draw:frame draw:style-name="gr5" draw:text-style-name="P3" draw:layer="layout" svg:width="0.624cm" svg:height="0.302cm" svg:x="53.797cm" svg:y="14.849cm">
          <draw:text-box>
            <text:p text:style-name="P2"><text:span text:style-name="T1">1</text:span><text:span text:style-name="T1">2</text:span><text:span text:style-name="T1">K</text:span></text:p>
          </draw:text-box>
        </draw:frame>
        <draw:frame draw:style-name="gr3" draw:text-style-name="P3" draw:layer="layout" svg:width="0.417cm" svg:height="0.302cm" svg:x="52.273cm" svg:y="13.731cm">
          <draw:text-box>
            <text:p text:style-name="P2"><text:span text:style-name="T1">C</text:span><text:span text:style-name="T1">3</text:span></text:p>
          </draw:text-box>
        </draw:frame>
        <draw:frame draw:style-name="gr19" draw:text-style-name="P3" draw:layer="layout" svg:width="2.491cm" svg:height="0.302cm" svg:x="51.562cm" svg:y="13.35cm">
          <draw:text-box>
            <text:p text:style-name="P2"><text:span text:style-name="T1">E</text:span><text:span text:style-name="T1">l</text:span><text:span text:style-name="T1">e</text:span><text:span text:style-name="T1">c</text:span><text:span text:style-name="T1">t </text:span><text:span text:style-name="T1">2</text:span><text:span text:style-name="T1">,</text:span><text:span text:style-name="T1">5 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44.882cm" svg:y="18.278cm">
          <draw:text-box>
            <text:p text:style-name="P2"><text:span text:style-name="T1">1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18.15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18.278cm">
          <draw:text-box>
            <text:p text:style-name="P2"><text:span text:style-name="T1">1</text:span><text:span text:style-name="T1">Y</text:span><text:span text:style-name="T1">1</text:span></text:p>
          </draw:text-box>
        </draw:frame>
        <draw:frame draw:style-name="gr13" draw:text-style-name="P3" draw:layer="layout" svg:width="0.416cm" svg:height="0.302cm" svg:x="46.914cm" svg:y="18.151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18.532cm">
          <draw:text-box>
            <text:p text:style-name="P2"><text:span text:style-name="T1">1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18.532cm">
          <draw:text-box>
            <text:p text:style-name="P2"><text:span text:style-name="T1">1</text:span><text:span text:style-name="T1">Y</text:span><text:span text:style-name="T1">2</text:span></text:p>
          </draw:text-box>
        </draw:frame>
        <draw:frame draw:style-name="gr13" draw:text-style-name="P3" draw:layer="layout" svg:width="0.416cm" svg:height="0.302cm" svg:x="46.914cm" svg:y="18.405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18.786cm">
          <draw:text-box>
            <text:p text:style-name="P2"><text:span text:style-name="T1">1</text:span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43.967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18.786cm">
          <draw:text-box>
            <text:p text:style-name="P2"><text:span text:style-name="T1">1</text:span><text:span text:style-name="T1">Y</text:span><text:span text:style-name="T1">3</text:span></text:p>
          </draw:text-box>
        </draw:frame>
        <draw:frame draw:style-name="gr13" draw:text-style-name="P3" draw:layer="layout" svg:width="0.416cm" svg:height="0.302cm" svg:x="46.914cm" svg:y="18.659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19.04cm">
          <draw:text-box>
            <text:p text:style-name="P2"><text:span text:style-name="T1">1</text:span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43.967cm" svg:y="18.913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45.974cm" svg:y="19.04cm">
          <draw:text-box>
            <text:p text:style-name="P2"><text:span text:style-name="T1">1</text:span><text:span text:style-name="T1">Y</text:span><text:span text:style-name="T1">4</text:span></text:p>
          </draw:text-box>
        </draw:frame>
        <draw:frame draw:style-name="gr13" draw:text-style-name="P3" draw:layer="layout" svg:width="0.416cm" svg:height="0.302cm" svg:x="46.91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19.548cm">
          <draw:text-box>
            <text:p text:style-name="P2"><text:span text:style-name="T1">2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19.421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45.974cm" svg:y="19.548cm">
          <draw:text-box>
            <text:p text:style-name="P2"><text:span text:style-name="T1">2</text:span><text:span text:style-name="T1">Y</text:span><text:span text:style-name="T1">1</text:span></text:p>
          </draw:text-box>
        </draw:frame>
        <draw:frame draw:style-name="gr3" draw:text-style-name="P3" draw:layer="layout" svg:width="0.417cm" svg:height="0.302cm" svg:x="46.914cm" svg:y="19.421cm">
          <draw:text-box>
            <text:p text:style-name="P2"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44.882cm" svg:y="19.802cm">
          <draw:text-box>
            <text:p text:style-name="P2"><text:span text:style-name="T1">2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19.675cm">
          <draw:text-box>
            <text:p text:style-name="P2"><text:span text:style-name="T1"><text:s/>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45.974cm" svg:y="19.802cm">
          <draw:text-box>
            <text:p text:style-name="P2"><text:span text:style-name="T1">2</text:span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44.551cm" svg:y="20.377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46.914cm" svg:y="19.675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44.882cm" svg:y="20.31cm">
          <draw:text-box>
            <text:p text:style-name="P2"><text:span text:style-name="T1">1</text:span><text:span text:style-name="T1">G</text:span></text:p>
          </draw:text-box>
        </draw:frame>
        <draw:path draw:style-name="gr1" draw:text-style-name="P1" draw:layer="layout" svg:width="0.152cm" svg:height="0.153cm" svg:x="44.551cm" svg:y="20.633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43.967cm" svg:y="20.1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0.564cm">
          <draw:text-box>
            <text:p text:style-name="P2"><text:span text:style-name="T1">2</text:span><text:span text:style-name="T1">G</text:span></text:p>
          </draw:text-box>
        </draw:frame>
        <draw:path draw:style-name="gr1" draw:text-style-name="P1" draw:layer="layout" svg:width="2.033cm" svg:height="2.795cm" svg:x="44.704cm" svg:y="18.168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0.437cm">
          <draw:text-box>
            <text:p text:style-name="P2"><text:span text:style-name="T1"><text:s/></text:span><text:span text:style-name="T1">1</text:span><text:span text:style-name="T1">5</text:span></text:p>
          </draw:text-box>
        </draw:frame>
        <draw:frame draw:style-name="gr5" draw:text-style-name="P3" draw:layer="layout" svg:width="0.624cm" svg:height="0.302cm" svg:x="44.856cm" svg:y="17.897cm">
          <draw:text-box>
            <text:p text:style-name="P2"><text:span text:style-name="T1">Z</text:span><text:span text:style-name="T1">1</text:span><text:span text:style-name="T1">5</text:span></text:p>
          </draw:text-box>
        </draw:frame>
        <draw:path draw:style-name="gr1" draw:text-style-name="P1" draw:layer="layout" svg:width="0.153cm" svg:height="0.153cm" svg:x="49.273cm" svg:y="14.281cm" svg:viewBox="0 0 154 154" svg:d="M154 77c0-42-34-77-76-77-43 0-78 35-78 77 0 43 35 77 78 77 42 0 76-34 76-77z">
          <text:p/>
        </draw:path>
        <draw:frame draw:style-name="gr18" draw:text-style-name="P3" draw:layer="layout" svg:width="1.454cm" svg:height="0.302cm" svg:x="44.856cm" svg:y="20.9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path draw:style-name="gr1" draw:text-style-name="P1" draw:layer="layout" svg:width="0.153cm" svg:height="0.153cm" svg:x="49.273cm" svg:y="14.537cm" svg:viewBox="0 0 154 154" svg:d="M154 77c0-42-34-77-76-77-43 0-78 35-78 77s35 77 78 77c42 0 76-35 76-77z">
          <text:p/>
        </draw:path>
        <draw:frame draw:style-name="gr6" draw:text-style-name="P3" draw:layer="layout" svg:width="0.338cm" svg:height="0.302cm" svg:x="48.92cm" svg:y="14.214cm">
          <draw:text-box>
            <text:p text:style-name="P2"><text:span text:style-name="T1">1</text:span></text:p>
          </draw:text-box>
        </draw:frame>
        <draw:path draw:style-name="gr1" draw:text-style-name="P1" draw:layer="layout" svg:width="0.764cm" svg:height="0.762cm" svg:x="48.514cm" svg:y="14.104cm" svg:viewBox="0 0 765 763" svg:d="M0 0h765M765 0v763M765 763h-765M0 763v-763">
          <text:p/>
        </draw:path>
        <draw:frame draw:style-name="gr6" draw:text-style-name="P3" draw:layer="layout" svg:width="0.338cm" svg:height="0.302cm" svg:x="48.92cm" svg:y="14.46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8.666cm" svg:y="13.833cm">
          <draw:text-box>
            <text:p text:style-name="P2"><text:span text:style-name="T1">J</text:span><text:span text:style-name="T1">P</text:span><text:span text:style-name="T1">4</text:span></text:p>
          </draw:text-box>
        </draw:frame>
        <draw:frame draw:style-name="gr5" draw:text-style-name="P3" draw:layer="layout" svg:width="0.624cm" svg:height="0.302cm" svg:x="48.666cm" svg:y="14.849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frame draw:style-name="gr3" draw:text-style-name="P3" draw:layer="layout" svg:width="0.417cm" svg:height="0.302cm" svg:x="43.485cm" svg:y="18.158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43.485cm" svg:y="18.41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43.485cm" svg:y="18.66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43.485cm" svg:y="18.92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43.485cm" svg:y="19.428cm">
          <draw:text-box>
            <text:p text:style-name="P2"><text:span text:style-name="T1">A</text:span><text:span text:style-name="T1">4</text:span></text:p>
          </draw:text-box>
        </draw:frame>
        <draw:path draw:style-name="gr1" draw:text-style-name="P1" draw:layer="layout" svg:width="0.153cm" svg:height="0.255cm" svg:x="51.231cm" svg:y="15.628cm" svg:viewBox="0 0 154 256" svg:d="M77 0v256M0 256h154">
          <text:p/>
        </draw:path>
        <draw:frame draw:style-name="gr3" draw:text-style-name="P3" draw:layer="layout" svg:width="0.417cm" svg:height="0.302cm" svg:x="43.485cm" svg:y="19.682cm">
          <draw:text-box>
            <text:p text:style-name="P2"><text:span text:style-name="T1">A</text:span><text:span text:style-name="T1">5</text:span></text:p>
          </draw:text-box>
        </draw:frame>
        <draw:path draw:style-name="gr1" draw:text-style-name="P1" draw:layer="layout" svg:width="0.255cm" svg:height="0.153cm" svg:x="50.038cm" svg:y="14.535cm" svg:viewBox="0 0 256 154" svg:d="M0 77h256M256 0v154">
          <text:p/>
        </draw:path>
        <draw:frame draw:style-name="gr5" draw:text-style-name="P3" draw:layer="layout" svg:width="0.624cm" svg:height="0.302cm" svg:x="51.003cm" svg:y="15.865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8.431cm" svg:height="5.893cm" svg:x="43.18cm" svg:y="14.307cm" svg:viewBox="0 0 8432 5894" svg:d="M254 4116l-254 254M254 4370l-254 254M254 4624l-254 254M254 4878l-254 254M254 5386l-254 254M254 5640l-254 254M8180 51c0-28-22-51-51-51-28 0-50 23-50 51s22 50 50 50c29 0 51-22 51-50zM8155 51c0-14-11-26-26-26-14 0-25 12-25 26s11 25 25 25c15 0 26-11 26-25zM5386 4118c0-28-22-51-51-51-28 0-50 23-50 51s22 50 50 50c29 0 51-22 51-50zM5361 4118c0-14-11-26-26-26-14 0-25 12-25 26s11 25 25 25c15 0 26-11 26-25zM6146 4370c0-28-23-51-51-51s-50 23-50 51 22 50 50 50 51-22 51-50zM6121 4370c0-14-12-26-26-26s-25 12-25 26 11 25 25 25 26-11 26-25zM6910 4626c0-28-22-51-51-51-28 0-50 23-50 51s22 50 50 50c29 0 51-22 51-50zM6885 4626c0-14-11-26-26-26-14 0-25 12-25 26s11 25 25 25c15 0 26-11 26-25zM7672 4878c0-28-22-51-51-51-28 0-50 23-50 51s22 50 50 50c29 0 51-22 51-50zM7647 4878c0-14-11-26-26-26-14 0-25 12-25 26s11 25 25 25c15 0 26-11 26-25zM8432 5388c0-28-23-51-51-51s-50 23-50 51 22 50 50 50 51-22 51-50zM8407 5388c0-14-12-26-26-26s-25 12-25 26 11 25 25 25 26-11 26-25zM8129 305v101M8129 406h-101M8028 406v560M8028 966h203M8231 966v-560M8231 406h-76M8129 991v77">
          <text:p/>
        </draw:path>
        <draw:frame draw:style-name="gr5" draw:text-style-name="P3" draw:layer="layout" svg:width="0.624cm" svg:height="0.302cm" svg:x="50.343cm" svg:y="14.468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51.765cm" svg:y="14.595cm">
          <draw:text-box>
            <text:p text:style-name="P2"><text:span text:style-name="T1">R</text:span><text:span text:style-name="T1">6</text:span></text:p>
          </draw:text-box>
        </draw:frame>
        <draw:frame draw:style-name="gr5" draw:text-style-name="P3" draw:layer="layout" svg:width="0.624cm" svg:height="0.302cm" svg:x="51.765cm" svg:y="14.849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52.121cm" svg:y="14.094cm">
          <draw:text-box>
            <text:p text:style-name="P2"><text:span text:style-name="T1">+</text:span></text:p>
          </draw:text-box>
        </draw:frame>
        <draw:line draw:style-name="gr1" draw:text-style-name="P1" draw:layer="layout" svg:x1="30.734cm" svg:y1="16.39cm" svg:x2="32.512cm" svg:y2="16.39cm">
          <text:p/>
        </draw:line>
        <draw:path draw:style-name="gr1" draw:text-style-name="P1" draw:layer="layout" svg:width="0.407cm" svg:height="0.255cm" svg:x="23.418cm" svg:y="15.374cm" svg:viewBox="0 0 408 256" svg:d="M203 0v76M203 256v-78M0 178h408M0 76h408">
          <text:p/>
        </draw:path>
        <draw:frame draw:style-name="gr17" draw:text-style-name="P3" draw:layer="layout" svg:width="1.661cm" svg:height="0.302cm" svg:x="30.785cm" svg:y="16.126cm">
          <draw:text-box>
            <text:p text:style-name="P2"><text:span text:style-name="T1">F</text:span><text:span text:style-name="T1">O</text:span><text:span text:style-name="T1">R </text:span><text:span text:style-name="T1">2</text:span><text:span text:style-name="T1">7</text:span><text:span text:style-name="T1">6</text:span><text:span text:style-name="T1">4</text:span></text:p>
          </draw:text-box>
        </draw:frame>
        <draw:frame draw:style-name="gr3" draw:text-style-name="P3" draw:layer="layout" svg:width="0.417cm" svg:height="0.302cm" svg:x="24.079cm" svg:y="15.357cm">
          <draw:text-box>
            <text:p text:style-name="P2"><text:span text:style-name="T1">C</text:span><text:span text:style-name="T1">8</text:span></text:p>
          </draw:text-box>
        </draw:frame>
        <draw:frame draw:style-name="gr5" draw:text-style-name="P3" draw:layer="layout" svg:width="0.624cm" svg:height="0.302cm" svg:x="24.079cm" svg:y="15.611cm">
          <draw:text-box>
            <text:p text:style-name="P2"><text:span text:style-name="T1">2</text:span><text:span text:style-name="T1">N</text:span><text:span text:style-name="T1">2</text:span></text:p>
          </draw:text-box>
        </draw:frame>
        <draw:frame draw:style-name="gr5" draw:text-style-name="P3" draw:layer="layout" svg:width="0.624cm" svg:height="0.302cm" svg:x="27.711cm" svg:y="16.627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7.711cm" svg:y="16.88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27.711cm" svg:y="17.135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1.525cm" svg:height="1.016cm" svg:x="28.448cm" svg:y="16.644cm" svg:viewBox="0 0 1526 1017" svg:d="M1018 0h-1018M0 0v1017M0 1017h1018M1526 509c0-281-227-509-508-509M1018 1017c281 0 508-228 508-508">
          <text:p/>
        </draw:path>
        <draw:frame draw:style-name="gr13" draw:text-style-name="P3" draw:layer="layout" svg:width="0.416cm" svg:height="0.302cm" svg:x="30.15cm" svg:y="16.88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8.6cm" svg:y="16.373cm">
          <draw:text-box>
            <text:p text:style-name="P2"><text:span text:style-name="T1">Z</text:span><text:span text:style-name="T1">2</text:span><text:span text:style-name="T1">2</text:span><text:span text:style-name="T1">C</text:span></text:p>
          </draw:text-box>
        </draw:frame>
        <draw:frame draw:style-name="gr12" draw:text-style-name="P3" draw:layer="layout" svg:width="1.247cm" svg:height="0.302cm" svg:x="28.6cm" svg:y="17.64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path draw:style-name="gr1" draw:text-style-name="P1" draw:layer="layout" svg:width="0.153cm" svg:height="0.254cm" svg:x="23.545cm" svg:y="15.882cm" svg:viewBox="0 0 154 255" svg:d="M76 0v255M0 255h154">
          <text:p/>
        </draw:path>
        <draw:frame draw:style-name="gr8" draw:text-style-name="P3" draw:layer="layout" svg:width="1.039cm" svg:height="0.302cm" svg:x="23.165cm" svg:y="14.856cm">
          <draw:text-box>
            <text:p text:style-name="P2"><text:span text:style-name="T1">/</text:span><text:span text:style-name="T1">W</text:span><text:span text:style-name="T1">A</text:span><text:span text:style-name="T1">I</text:span><text:span text:style-name="T1">T</text:span></text:p>
          </draw:text-box>
        </draw:frame>
        <draw:path draw:style-name="gr1" draw:text-style-name="P1" draw:layer="layout" svg:width="0.255cm" svg:height="0.153cm" svg:x="27.432cm" svg:y="17.329cm" svg:viewBox="0 0 256 154" svg:d="M256 78h-77M179 78v-78M179 0l-179 78M0 78l179 76M179 154v-76">
          <text:p/>
        </draw:path>
        <draw:frame draw:style-name="gr5" draw:text-style-name="P3" draw:layer="layout" svg:width="0.624cm" svg:height="0.302cm" svg:x="23.317cm" svg:y="16.119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101cm" svg:height="0.101cm" svg:x="23.571cm" svg:y="15.069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26.772cm" svg:y="17.262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6" draw:text-style-name="P3" draw:layer="layout" svg:width="0.338cm" svg:height="0.302cm" svg:x="15.926cm" svg:y="17.51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15.011cm" svg:y="17.38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6" draw:text-style-name="P3" draw:layer="layout" svg:width="0.338cm" svg:height="0.302cm" svg:x="15.926cm" svg:y="17.77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15.011cm" svg:y="17.64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15.926cm" svg:y="18.024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5.011cm" svg:y="17.897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15.926cm" svg:y="18.786cm">
          <draw:text-box>
            <text:p text:style-name="P2"><text:span text:style-name="T1">G1</text:span></text:p>
          </draw:text-box>
        </draw:frame>
        <draw:path draw:style-name="gr1" draw:text-style-name="P1" draw:layer="layout" svg:width="0.152cm" svg:height="0.153cm" svg:x="15.595cm" svg:y="19.107cm" svg:viewBox="0 0 153 154" svg:d="M153 77c0-42-35-77-77-77s-76 35-76 77 34 77 76 77 77-35 77-77z">
          <text:p/>
        </draw:path>
        <draw:frame draw:style-name="gr5" draw:text-style-name="P3" draw:layer="layout" svg:width="0.624cm" svg:height="0.302cm" svg:x="15.01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15.926cm" svg:y="19.04cm">
          <draw:text-box>
            <text:p text:style-name="P2"><text:span text:style-name="T1">G</text:span><text:span text:style-name="T1">2</text:span><text:span text:style-name="T1">A</text:span></text:p>
          </draw:text-box>
        </draw:frame>
        <draw:path draw:style-name="gr1" draw:text-style-name="P1" draw:layer="layout" svg:width="0.152cm" svg:height="0.153cm" svg:x="15.595cm" svg:y="19.363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011cm" svg:y="18.91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15.926cm" svg:y="19.294cm">
          <draw:text-box>
            <text:p text:style-name="P2"><text:span text:style-name="T1">G</text:span><text:span text:style-name="T1">2</text:span><text:span text:style-name="T1">B</text:span></text:p>
          </draw:text-box>
        </draw:frame>
        <draw:path draw:style-name="gr1" draw:text-style-name="P1" draw:layer="layout" svg:width="0.152cm" svg:height="0.153cm" svg:x="17.526cm" svg:y="17.585cm" svg:viewBox="0 0 153 154" svg:d="M153 77c0-42-34-77-76-77s-77 35-77 77 35 77 77 77 76-35 76-77z">
          <text:p/>
        </draw:path>
        <draw:frame draw:style-name="gr5" draw:text-style-name="P3" draw:layer="layout" svg:width="0.624cm" svg:height="0.302cm" svg:x="15.011cm" svg:y="19.167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16.967cm" svg:y="17.516cm">
          <draw:text-box>
            <text:p text:style-name="P2"><text:span text:style-name="T1">Y</text:span><text:span text:style-name="T1">0</text:span></text:p>
          </draw:text-box>
        </draw:frame>
        <draw:path draw:style-name="gr1" draw:text-style-name="P1" draw:layer="layout" svg:width="0.152cm" svg:height="0.153cm" svg:x="17.526cm" svg:y="17.837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7.38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6.967cm" svg:y="17.77cm">
          <draw:text-box>
            <text:p text:style-name="P2"><text:span text:style-name="T1">Y</text:span><text:span text:style-name="T1">1</text:span></text:p>
          </draw:text-box>
        </draw:frame>
        <draw:path draw:style-name="gr1" draw:text-style-name="P1" draw:layer="layout" svg:width="0.152cm" svg:height="0.153cm" svg:x="17.526cm" svg:y="18.093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7.643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16.967cm" svg:y="18.024cm">
          <draw:text-box>
            <text:p text:style-name="P2"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17.526cm" svg:y="18.34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7.897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16.967cm" svg:y="18.278cm">
          <draw:text-box>
            <text:p text:style-name="P2"><text:span text:style-name="T1">Y</text:span><text:span text:style-name="T1">3</text:span></text:p>
          </draw:text-box>
        </draw:frame>
        <draw:path draw:style-name="gr1" draw:text-style-name="P1" draw:layer="layout" svg:width="0.152cm" svg:height="0.153cm" svg:x="17.526cm" svg:y="18.599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8.151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16.967cm" svg:y="18.532cm">
          <draw:text-box>
            <text:p text:style-name="P2"><text:span text:style-name="T1">Y</text:span><text:span text:style-name="T1">4</text:span></text:p>
          </draw:text-box>
        </draw:frame>
        <draw:path draw:style-name="gr1" draw:text-style-name="P1" draw:layer="layout" svg:width="0.152cm" svg:height="0.153cm" svg:x="17.526cm" svg:y="18.855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8.405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16.967cm" svg:y="18.786cm">
          <draw:text-box>
            <text:p text:style-name="P2"><text:span text:style-name="T1">Y</text:span><text:span text:style-name="T1">5</text:span></text:p>
          </draw:text-box>
        </draw:frame>
        <draw:path draw:style-name="gr1" draw:text-style-name="P1" draw:layer="layout" svg:width="0.152cm" svg:height="0.153cm" svg:x="17.526cm" svg:y="19.10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8.65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6.967cm" svg:y="19.04cm">
          <draw:text-box>
            <text:p text:style-name="P2"><text:span text:style-name="T1">Y</text:span><text:span text:style-name="T1">6</text:span></text:p>
          </draw:text-box>
        </draw:frame>
        <draw:path draw:style-name="gr1" draw:text-style-name="P1" draw:layer="layout" svg:width="0.152cm" svg:height="0.153cm" svg:x="17.526cm" svg:y="19.363cm" svg:viewBox="0 0 153 154" svg:d="M153 78c0-42-34-78-76-78s-77 36-77 78 35 76 77 76 76-34 76-76z">
          <text:p/>
        </draw:path>
        <draw:frame draw:style-name="gr13" draw:text-style-name="P3" draw:layer="layout" svg:width="0.416cm" svg:height="0.302cm" svg:x="17.70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967cm" svg:y="19.294cm">
          <draw:text-box>
            <text:p text:style-name="P2"><text:span text:style-name="T1">Y</text:span><text:span text:style-name="T1">7</text:span></text:p>
          </draw:text-box>
        </draw:frame>
        <draw:path draw:style-name="gr1" draw:text-style-name="P1" draw:layer="layout" svg:width="1.78cm" svg:height="2.287cm" svg:x="15.748cm" svg:y="17.406cm" svg:viewBox="0 0 1781 2288" svg:d="M0 0h1781M1781 0v2288M1781 2288h-1781M0 2288v-2288">
          <text:p/>
        </draw:path>
        <draw:frame draw:style-name="gr13" draw:text-style-name="P3" draw:layer="layout" svg:width="0.416cm" svg:height="0.302cm" svg:x="17.704cm" svg:y="19.167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15.9cm" svg:y="17.135cm">
          <draw:text-box>
            <text:p text:style-name="P2"><text:span text:style-name="T1">Z</text:span><text:span text:style-name="T1">2</text:span><text:span text:style-name="T1">9</text:span></text:p>
          </draw:text-box>
        </draw:frame>
        <draw:frame draw:style-name="gr18" draw:text-style-name="P3" draw:layer="layout" svg:width="1.454cm" svg:height="0.302cm" svg:x="15.9cm" svg:y="19.67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8</text:span></text:p>
          </draw:text-box>
        </draw:frame>
        <draw:frame draw:style-name="gr5" draw:text-style-name="P3" draw:layer="layout" svg:width="0.624cm" svg:height="0.302cm" svg:x="15.773cm" svg:y="14.34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0.152cm" svg:height="0.153cm" svg:x="18.034cm" svg:y="14.791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773cm" svg:y="14.849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5cm" svg:height="1.017cm" svg:x="16.51cm" svg:y="14.358cm" svg:viewBox="0 0 1526 1018" svg:d="M1017 0h-1017M0 0v1018M0 1018h1017M1526 509c0-281-229-509-509-509M1017 1018c280 0 509-228 509-509">
          <text:p/>
        </draw:path>
        <draw:frame draw:style-name="gr13" draw:text-style-name="P3" draw:layer="layout" svg:width="0.416cm" svg:height="0.302cm" svg:x="18.212cm" svg:y="14.59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16.662cm" svg:y="14.087cm">
          <draw:text-box>
            <text:p text:style-name="P2"><text:span text:style-name="T1">Z</text:span><text:span text:style-name="T1">1</text:span><text:span text:style-name="T1">9</text:span><text:span text:style-name="T1">C</text:span></text:p>
          </draw:text-box>
        </draw:frame>
        <draw:frame draw:style-name="gr12" draw:text-style-name="P3" draw:layer="layout" svg:width="1.247cm" svg:height="0.302cm" svg:x="16.662cm" svg:y="15.35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20.091cm" svg:y="14.59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20.091cm" svg:y="15.10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20.822cm" svg:y="14.612cm" svg:viewBox="0 0 1530 1018" svg:d="M640 0h-635M640 1018h-635M5 254h153M5 763h153M1530 524c-179-324-520-524-890-524M209 509c0-190-75-371-209-504M0 1012c134-133 209-315 209-503M640 1018c370 0 711-202 890-525">
          <text:p/>
        </draw:path>
        <draw:frame draw:style-name="gr13" draw:text-style-name="P3" draw:layer="layout" svg:width="0.416cm" svg:height="0.302cm" svg:x="22.53cm" svg:y="14.849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20.98cm" svg:y="14.341cm">
          <draw:text-box>
            <text:p text:style-name="P2"><text:span text:style-name="T1">Z</text:span><text:span text:style-name="T1">2</text:span><text:span text:style-name="T1">6</text:span><text:span text:style-name="T1">A</text:span></text:p>
          </draw:text-box>
        </draw:frame>
        <draw:frame draw:style-name="gr12" draw:text-style-name="P3" draw:layer="layout" svg:width="1.247cm" svg:height="0.302cm" svg:x="20.98cm" svg:y="15.61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5" draw:text-style-name="P3" draw:layer="layout" svg:width="0.624cm" svg:height="0.302cm" svg:x="14.021cm" svg:y="17.396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14.021cm" svg:y="17.65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14.021cm" svg:y="18.92cm">
          <draw:text-box>
            <text:p text:style-name="P2"><text:span text:style-name="T1">A14</text:span></text:p>
          </draw:text-box>
        </draw:frame>
        <draw:frame draw:style-name="gr5" draw:text-style-name="P3" draw:layer="layout" svg:width="0.624cm" svg:height="0.302cm" svg:x="14.021cm" svg:y="19.174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8" draw:text-style-name="P3" draw:layer="layout" svg:width="1.039cm" svg:height="0.302cm" svg:x="14.021cm" svg:y="17.904cm">
          <draw:text-box>
            <text:p text:style-name="P2"><text:span text:style-name="T1">/</text:span><text:span text:style-name="T1">M</text:span><text:span text:style-name="T1">R</text:span><text:span text:style-name="T1">E</text:span><text:span text:style-name="T1">Q</text:span></text:p>
          </draw:text-box>
        </draw:frame>
        <draw:frame draw:style-name="gr20" draw:text-style-name="P3" draw:layer="layout" svg:width="3.114cm" svg:height="0.302cm" svg:x="20.625cm" svg:y="13.84cm">
          <draw:text-box>
            <text:p text:style-name="P2"><text:span text:style-name="T1">/</text:span><text:span text:style-name="T1">V</text:span><text:span text:style-name="T1">D</text:span><text:span text:style-name="T1">G</text:span><text:span text:style-name="T1">H</text:span><text:span text:style-name="T1">A</text:span><text:span text:style-name="T1">S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T</text:span><text:span text:style-name="T1">Y</text:span></text:p>
          </draw:text-box>
        </draw:frame>
        <draw:frame draw:style-name="gr5" draw:text-style-name="P3" draw:layer="layout" svg:width="0.624cm" svg:height="0.302cm" svg:x="14.783cm" svg:y="14.34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path draw:style-name="gr1" draw:text-style-name="P1" draw:layer="layout" svg:width="0.153cm" svg:height="0.254cm" svg:x="14.909cm" svg:y="18.676cm" svg:viewBox="0 0 154 255" svg:d="M77 255v-77M77 178h-77M0 178l77-178M77 0l77 178M154 178h-77">
          <text:p/>
        </draw:path>
        <draw:frame draw:style-name="gr8" draw:text-style-name="P3" draw:layer="layout" svg:width="1.039cm" svg:height="0.302cm" svg:x="14.783cm" svg:y="14.856cm">
          <draw:text-box>
            <text:p text:style-name="P2"><text:span text:style-name="T1">V</text:span><text:span text:style-name="T1">I</text:span><text:span text:style-name="T1">D</text:span><text:span text:style-name="T1">E</text:span><text:span text:style-name="T1">N</text:span></text:p>
          </draw:text-box>
        </draw:frame>
        <draw:path draw:style-name="gr1" draw:text-style-name="P1" draw:layer="layout" svg:width="11.224cm" svg:height="11.733cm" svg:x="8.89cm" svg:y="14.817cm" svg:viewBox="0 0 11225 11734" svg:d="M11225 51c0-28-23-51-51-51s-50 23-50 51 22 50 50 50 51-22 51-50zM11200 51c0-14-12-26-26-26s-25 12-25 26 11 25 25 25 26-11 26-25zM10717 557c0-28-23-51-51-51s-50 23-50 51 22 50 50 50 51-22 51-50zM10692 557c0-14-12-26-26-26s-25 12-25 26 11 25 25 25 26-11 26-25zM254 11480v50M254 11530h-254M0 11530v77M0 11607h507M507 11607v-77M507 11530h-228M0 11683h507M254 11708v26">
          <text:p/>
        </draw:path>
        <draw:frame draw:style-name="gr5" draw:text-style-name="P3" draw:layer="layout" svg:width="0.624cm" svg:height="0.302cm" svg:x="14.681cm" svg:y="18.40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9.601cm" svg:y="26.279cm">
          <draw:text-box>
            <text:p text:style-name="P2"><text:span text:style-name="T1">C</text:span><text:span text:style-name="T1">7</text:span></text:p>
          </draw:text-box>
        </draw:frame>
        <draw:path draw:style-name="gr1" draw:text-style-name="P1" draw:layer="layout" svg:width="0.153cm" svg:height="0.255cm" svg:x="9.067cm" svg:y="24.518cm" svg:viewBox="0 0 154 256" svg:d="M77 256v-78M77 178h-77M0 178l77-178M77 0l77 178M154 178h-77">
          <text:p/>
        </draw:path>
        <draw:frame draw:style-name="gr5" draw:text-style-name="P3" draw:layer="layout" svg:width="0.624cm" svg:height="0.302cm" svg:x="9.601cm" svg:y="26.533cm">
          <draw:text-box>
            <text:p text:style-name="P2"><text:span text:style-name="T1">1</text:span><text:span text:style-name="T1">U</text:span><text:span text:style-name="T1">0</text:span></text:p>
          </draw:text-box>
        </draw:frame>
        <draw:path draw:style-name="gr1" draw:text-style-name="P1" draw:layer="layout" svg:width="0.255cm" svg:height="0.153cm" svg:x="11.176cm" svg:y="26.473cm" svg:viewBox="0 0 256 154" svg:d="M256 78h-76M180 78v-78M180 0l-180 78M0 78l180 76M180 154v-76">
          <text:p/>
        </draw:path>
        <draw:frame draw:style-name="gr5" draw:text-style-name="P3" draw:layer="layout" svg:width="0.624cm" svg:height="0.302cm" svg:x="8.839cm" svg:y="24.247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203cm" svg:height="1.068cm" svg:x="9.042cm" svg:y="25.026cm" svg:viewBox="0 0 204 1069" svg:d="M152 1019c0-28-22-51-50-51-29 0-51 23-51 51s22 50 51 50c28 0 50-22 50-50zM127 1019c0-14-11-26-25-26-15 0-26 12-26 26s11 25 26 25c14 0 25-11 25-25zM102 0v102M102 102h-102M0 102v559M0 661h204M204 661v-559M204 102h-77M102 686v77">
          <text:p/>
        </draw:path>
        <draw:frame draw:style-name="gr5" draw:text-style-name="P3" draw:layer="layout" svg:width="0.624cm" svg:height="0.302cm" svg:x="10.516cm" svg:y="26.406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9.601cm" svg:y="25.009cm">
          <draw:text-box>
            <text:p text:style-name="P2"><text:span text:style-name="T1">R</text:span><text:span text:style-name="T1">2</text:span><text:span text:style-name="T1">5</text:span></text:p>
          </draw:text-box>
        </draw:frame>
        <draw:frame draw:style-name="gr11" draw:text-style-name="P3" draw:layer="layout" svg:width="0.832cm" svg:height="0.302cm" svg:x="9.601cm" svg:y="25.263cm">
          <draw:text-box>
            <text:p text:style-name="P2"><text:span text:style-name="T1">2</text:span><text:span text:style-name="T1">2</text:span><text:span text:style-name="T1">0</text:span><text:span text:style-name="T1">K</text:span></text:p>
          </draw:text-box>
        </draw:frame>
        <draw:frame draw:style-name="gr3" draw:text-style-name="P3" draw:layer="layout" svg:width="0.417cm" svg:height="0.302cm" svg:x="16.459cm" svg:y="21.834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17.196cm" svg:y="21.707cm">
          <draw:text-box>
            <text:p text:style-name="P2"><text:span text:style-name="T1">3</text:span><text:span text:style-name="T1">0</text:span></text:p>
          </draw:text-box>
        </draw:frame>
        <draw:frame draw:style-name="gr3" draw:text-style-name="P3" draw:layer="layout" svg:width="0.417cm" svg:height="0.302cm" svg:x="16.459cm" svg:y="22.088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17.196cm" svg:y="21.961cm">
          <draw:text-box>
            <text:p text:style-name="P2"><text:span text:style-name="T1">31</text:span></text:p>
          </draw:text-box>
        </draw:frame>
        <draw:frame draw:style-name="gr3" draw:text-style-name="P3" draw:layer="layout" svg:width="0.417cm" svg:height="0.302cm" svg:x="16.459cm" svg:y="22.342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17.196cm" svg:y="22.215cm">
          <draw:text-box>
            <text:p text:style-name="P2"><text:span text:style-name="T1">32</text:span></text:p>
          </draw:text-box>
        </draw:frame>
        <draw:frame draw:style-name="gr3" draw:text-style-name="P3" draw:layer="layout" svg:width="0.417cm" svg:height="0.302cm" svg:x="16.459cm" svg:y="22.59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17.196cm" svg:y="22.469cm">
          <draw:text-box>
            <text:p text:style-name="P2"><text:span text:style-name="T1">3</text:span><text:span text:style-name="T1">3</text:span></text:p>
          </draw:text-box>
        </draw:frame>
        <draw:frame draw:style-name="gr3" draw:text-style-name="P3" draw:layer="layout" svg:width="0.417cm" svg:height="0.302cm" svg:x="16.459cm" svg:y="22.85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17.196cm" svg:y="22.723cm">
          <draw:text-box>
            <text:p text:style-name="P2"><text:span text:style-name="T1">3</text:span><text:span text:style-name="T1">4</text:span></text:p>
          </draw:text-box>
        </draw:frame>
        <draw:frame draw:style-name="gr3" draw:text-style-name="P3" draw:layer="layout" svg:width="0.417cm" svg:height="0.302cm" svg:x="16.459cm" svg:y="23.104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17.196cm" svg:y="22.977cm">
          <draw:text-box>
            <text:p text:style-name="P2"><text:span text:style-name="T1">3</text:span><text:span text:style-name="T1">5</text:span></text:p>
          </draw:text-box>
        </draw:frame>
        <draw:frame draw:style-name="gr3" draw:text-style-name="P3" draw:layer="layout" svg:width="0.417cm" svg:height="0.302cm" svg:x="16.459cm" svg:y="23.358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17.196cm" svg:y="23.231cm">
          <draw:text-box>
            <text:p text:style-name="P2"><text:span text:style-name="T1">3</text:span><text:span text:style-name="T1">6</text:span></text:p>
          </draw:text-box>
        </draw:frame>
        <draw:frame draw:style-name="gr3" draw:text-style-name="P3" draw:layer="layout" svg:width="0.417cm" svg:height="0.302cm" svg:x="16.459cm" svg:y="23.612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17.196cm" svg:y="23.485cm">
          <draw:text-box>
            <text:p text:style-name="P2"><text:span text:style-name="T1">3</text:span><text:span text:style-name="T1">7</text:span></text:p>
          </draw:text-box>
        </draw:frame>
        <draw:frame draw:style-name="gr3" draw:text-style-name="P3" draw:layer="layout" svg:width="0.417cm" svg:height="0.302cm" svg:x="16.459cm" svg:y="23.86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17.196cm" svg:y="23.739cm">
          <draw:text-box>
            <text:p text:style-name="P2"><text:span text:style-name="T1">3</text:span><text:span text:style-name="T1">8</text:span></text:p>
          </draw:text-box>
        </draw:frame>
        <draw:frame draw:style-name="gr3" draw:text-style-name="P3" draw:layer="layout" svg:width="0.417cm" svg:height="0.302cm" svg:x="16.459cm" svg:y="24.12cm">
          <draw:text-box>
            <text:p text:style-name="P2"><text:span text:style-name="T1">A</text:span><text:span text:style-name="T1">9</text:span></text:p>
          </draw:text-box>
        </draw:frame>
        <draw:frame draw:style-name="gr3" draw:text-style-name="P3" draw:layer="layout" svg:width="0.417cm" svg:height="0.302cm" svg:x="17.196cm" svg:y="23.993cm">
          <draw:text-box>
            <text:p text:style-name="P2"><text:span text:style-name="T1">3</text:span><text:span text:style-name="T1">9</text:span></text:p>
          </draw:text-box>
        </draw:frame>
        <draw:frame draw:style-name="gr5" draw:text-style-name="P3" draw:layer="layout" svg:width="0.624cm" svg:height="0.302cm" svg:x="16.256cm" svg:y="24.374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7.196cm" svg:y="24.247cm">
          <draw:text-box>
            <text:p text:style-name="P2"><text:span text:style-name="T1">4</text:span><text:span text:style-name="T1">0</text:span></text:p>
          </draw:text-box>
        </draw:frame>
        <draw:frame draw:style-name="gr5" draw:text-style-name="P3" draw:layer="layout" svg:width="0.624cm" svg:height="0.302cm" svg:x="16.256cm" svg:y="24.628cm">
          <draw:text-box>
            <text:p text:style-name="P2"><text:span text:style-name="T1">A1</text:span><text:span text:style-name="T1">1</text:span></text:p>
          </draw:text-box>
        </draw:frame>
        <draw:frame draw:style-name="gr13" draw:text-style-name="P3" draw:layer="layout" svg:width="0.416cm" svg:height="0.302cm" svg:x="17.196cm" svg:y="24.501cm">
          <draw:text-box>
            <text:p text:style-name="P2"><text:span text:style-name="T1"><text:s/></text:span><text:span text:style-name="T1">1</text:span></text:p>
          </draw:text-box>
        </draw:frame>
        <draw:frame draw:style-name="gr5" draw:text-style-name="P3" draw:layer="layout" svg:width="0.624cm" svg:height="0.302cm" svg:x="16.256cm" svg:y="24.882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13" draw:text-style-name="P3" draw:layer="layout" svg:width="0.416cm" svg:height="0.302cm" svg:x="17.196cm" svg:y="24.755cm">
          <draw:text-box>
            <text:p text:style-name="P2"><text:span text:style-name="T1"><text:s/></text:span><text:span text:style-name="T1">2</text:span></text:p>
          </draw:text-box>
        </draw:frame>
        <draw:frame draw:style-name="gr5" draw:text-style-name="P3" draw:layer="layout" svg:width="0.624cm" svg:height="0.302cm" svg:x="16.256cm" svg:y="25.136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13" draw:text-style-name="P3" draw:layer="layout" svg:width="0.416cm" svg:height="0.302cm" svg:x="17.196cm" svg:y="25.009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16.256cm" svg:y="25.39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frame draw:style-name="gr13" draw:text-style-name="P3" draw:layer="layout" svg:width="0.416cm" svg:height="0.302cm" svg:x="17.196cm" svg:y="25.263cm">
          <draw:text-box>
            <text:p text:style-name="P2"><text:span text:style-name="T1"><text:s/></text:span><text:span text:style-name="T1">4</text:span></text:p>
          </draw:text-box>
        </draw:frame>
        <draw:frame draw:style-name="gr5" draw:text-style-name="P3" draw:layer="layout" svg:width="0.624cm" svg:height="0.302cm" svg:x="16.256cm" svg:y="25.644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13" draw:text-style-name="P3" draw:layer="layout" svg:width="0.416cm" svg:height="0.302cm" svg:x="17.196cm" svg:y="25.51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16.459cm" svg:y="26.152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17.196cm" svg:y="26.025cm">
          <draw:text-box>
            <text:p text:style-name="P2"><text:span text:style-name="T1">14</text:span></text:p>
          </draw:text-box>
        </draw:frame>
        <draw:frame draw:style-name="gr3" draw:text-style-name="P3" draw:layer="layout" svg:width="0.417cm" svg:height="0.302cm" svg:x="16.459cm" svg:y="26.406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17.196cm" svg:y="26.27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6.459cm" svg:y="26.6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17.196cm" svg:y="26.533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16.459cm" svg:y="26.914cm">
          <draw:text-box>
            <text:p text:style-name="P2"><text:span text:style-name="T1">D3</text:span></text:p>
          </draw:text-box>
        </draw:frame>
        <draw:frame draw:style-name="gr13" draw:text-style-name="P3" draw:layer="layout" svg:width="0.416cm" svg:height="0.302cm" svg:x="17.196cm" svg:y="26.787cm">
          <draw:text-box>
            <text:p text:style-name="P2"><text:span text:style-name="T1"><text:s/></text:span><text:span text:style-name="T1">8</text:span></text:p>
          </draw:text-box>
        </draw:frame>
        <draw:frame draw:style-name="gr3" draw:text-style-name="P3" draw:layer="layout" svg:width="0.417cm" svg:height="0.302cm" svg:x="16.459cm" svg:y="27.168cm">
          <draw:text-box>
            <text:p text:style-name="P2"><text:span text:style-name="T1">D</text:span><text:span text:style-name="T1">4</text:span></text:p>
          </draw:text-box>
        </draw:frame>
        <draw:frame draw:style-name="gr13" draw:text-style-name="P3" draw:layer="layout" svg:width="0.416cm" svg:height="0.302cm" svg:x="17.196cm" svg:y="27.041cm">
          <draw:text-box>
            <text:p text:style-name="P2"><text:span text:style-name="T1"><text:s/></text:span><text:span text:style-name="T1">7</text:span></text:p>
          </draw:text-box>
        </draw:frame>
        <draw:frame draw:style-name="gr3" draw:text-style-name="P3" draw:layer="layout" svg:width="0.417cm" svg:height="0.302cm" svg:x="16.459cm" svg:y="27.422cm">
          <draw:text-box>
            <text:p text:style-name="P2"><text:span text:style-name="T1">D</text:span><text:span text:style-name="T1">5</text:span></text:p>
          </draw:text-box>
        </draw:frame>
        <draw:frame draw:style-name="gr13" draw:text-style-name="P3" draw:layer="layout" svg:width="0.416cm" svg:height="0.302cm" svg:x="17.196cm" svg:y="27.29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459cm" svg:y="27.676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17.196cm" svg:y="27.54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6.459cm" svg:y="27.93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152cm" svg:height="0.153cm" svg:x="13.563cm" svg:y="21.903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17.196cm" svg:y="27.80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13.894cm" svg:y="21.834cm">
          <draw:text-box>
            <text:p text:style-name="P2"><text:span text:style-name="T1">M</text:span><text:span text:style-name="T1">1</text:span></text:p>
          </draw:text-box>
        </draw:frame>
        <draw:path draw:style-name="gr1" draw:text-style-name="P1" draw:layer="layout" svg:width="0.152cm" svg:height="0.153cm" svg:x="13.563cm" svg:y="22.409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1.707cm">
          <draw:text-box>
            <text:p text:style-name="P2"><text:span text:style-name="T1"><text:s/></text:span><text:span text:style-name="T1">2</text:span><text:span text:style-name="T1">7</text:span></text:p>
          </draw:text-box>
        </draw:frame>
        <draw:frame draw:style-name="gr11" draw:text-style-name="P3" draw:layer="layout" svg:width="0.832cm" svg:height="0.302cm" svg:x="13.894cm" svg:y="22.342cm">
          <draw:text-box>
            <text:p text:style-name="P2"><text:span text:style-name="T1">M</text:span><text:span text:style-name="T1">R</text:span><text:span text:style-name="T1">E</text:span><text:span text:style-name="T1">Q</text:span></text:p>
          </draw:text-box>
        </draw:frame>
        <draw:path draw:style-name="gr1" draw:text-style-name="P1" draw:layer="layout" svg:width="0.152cm" svg:height="0.153cm" svg:x="13.563cm" svg:y="22.665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2.215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frame draw:style-name="gr11" draw:text-style-name="P3" draw:layer="layout" svg:width="0.832cm" svg:height="0.302cm" svg:x="13.894cm" svg:y="22.596cm">
          <draw:text-box>
            <text:p text:style-name="P2"><text:span text:style-name="T1">I</text:span><text:span text:style-name="T1">O</text:span><text:span text:style-name="T1">R</text:span><text:span text:style-name="T1">Q</text:span></text:p>
          </draw:text-box>
        </draw:frame>
        <draw:path draw:style-name="gr1" draw:text-style-name="P1" draw:layer="layout" svg:width="0.152cm" svg:height="0.153cm" svg:x="13.563cm" svg:y="22.91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469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frame draw:style-name="gr3" draw:text-style-name="P3" draw:layer="layout" svg:width="0.417cm" svg:height="0.302cm" svg:x="13.894cm" svg:y="22.85cm">
          <draw:text-box>
            <text:p text:style-name="P2"><text:span text:style-name="T1">W</text:span><text:span text:style-name="T1">R</text:span></text:p>
          </draw:text-box>
        </draw:frame>
        <draw:path draw:style-name="gr1" draw:text-style-name="P1" draw:layer="layout" svg:width="0.152cm" svg:height="0.153cm" svg:x="13.563cm" svg:y="23.173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2.723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3" draw:text-style-name="P3" draw:layer="layout" svg:width="0.417cm" svg:height="0.302cm" svg:x="13.894cm" svg:y="23.104cm">
          <draw:text-box>
            <text:p text:style-name="P2"><text:span text:style-name="T1">R</text:span><text:span text:style-name="T1">D</text:span></text:p>
          </draw:text-box>
        </draw:frame>
        <draw:path draw:style-name="gr1" draw:text-style-name="P1" draw:layer="layout" svg:width="0.152cm" svg:height="0.153cm" svg:x="13.563cm" svg:y="23.679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977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8" draw:text-style-name="P3" draw:layer="layout" svg:width="1.039cm" svg:height="0.302cm" svg:x="13.894cm" svg:y="23.612cm">
          <draw:text-box>
            <text:p text:style-name="P2"><text:span text:style-name="T1">R</text:span><text:span text:style-name="T1">E</text:span><text:span text:style-name="T1">F</text:span><text:span text:style-name="T1">S</text:span><text:span text:style-name="T1">H</text:span></text:p>
          </draw:text-box>
        </draw:frame>
        <draw:path draw:style-name="gr1" draw:text-style-name="P1" draw:layer="layout" svg:width="0.152cm" svg:height="0.153cm" svg:x="13.563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3.485cm">
          <draw:text-box>
            <text:p text:style-name="P2"><text:span text:style-name="T1"><text:s/></text:span><text:span text:style-name="T1">2</text:span><text:span text:style-name="T1">8</text:span></text:p>
          </draw:text-box>
        </draw:frame>
        <draw:frame draw:style-name="gr11" draw:text-style-name="P3" draw:layer="layout" svg:width="0.832cm" svg:height="0.302cm" svg:x="13.894cm" svg:y="24.12cm">
          <draw:text-box>
            <text:p text:style-name="P2"><text:span text:style-name="T1">H</text:span><text:span text:style-name="T1">A</text:span><text:span text:style-name="T1">L</text:span><text:span text:style-name="T1">T</text:span></text:p>
          </draw:text-box>
        </draw:frame>
        <draw:frame draw:style-name="gr5" draw:text-style-name="P3" draw:layer="layout" svg:width="0.624cm" svg:height="0.302cm" svg:x="12.979cm" svg:y="23.993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frame draw:style-name="gr11" draw:text-style-name="P3" draw:layer="layout" svg:width="0.832cm" svg:height="0.302cm" svg:x="13.894cm" svg:y="24.628cm">
          <draw:text-box>
            <text:p text:style-name="P2"><text:span text:style-name="T1">W</text:span><text:span text:style-name="T1">A</text:span><text:span text:style-name="T1">I</text:span><text:span text:style-name="T1">T</text:span></text:p>
          </draw:text-box>
        </draw:frame>
        <draw:frame draw:style-name="gr5" draw:text-style-name="P3" draw:layer="layout" svg:width="0.624cm" svg:height="0.302cm" svg:x="12.979cm" svg:y="24.501cm">
          <draw:text-box>
            <text:p text:style-name="P2"><text:span text:style-name="T1"><text:s/></text:span><text:span text:style-name="T1">24</text:span></text:p>
          </draw:text-box>
        </draw:frame>
        <draw:frame draw:style-name="gr5" draw:text-style-name="P3" draw:layer="layout" svg:width="0.624cm" svg:height="0.302cm" svg:x="13.894cm" svg:y="25.136cm">
          <draw:text-box>
            <text:p text:style-name="P2"><text:span text:style-name="T1">I</text:span><text:span text:style-name="T1">N</text:span><text:span text:style-name="T1">T</text:span></text:p>
          </draw:text-box>
        </draw:frame>
        <draw:frame draw:style-name="gr5" draw:text-style-name="P3" draw:layer="layout" svg:width="0.624cm" svg:height="0.302cm" svg:x="12.979cm" svg:y="25.009cm">
          <draw:text-box>
            <text:p text:style-name="P2"><text:span text:style-name="T1"><text:s/></text:span><text:span text:style-name="T1">1</text:span><text:span text:style-name="T1">6</text:span></text:p>
          </draw:text-box>
        </draw:frame>
        <draw:frame draw:style-name="gr5" draw:text-style-name="P3" draw:layer="layout" svg:width="0.624cm" svg:height="0.302cm" svg:x="13.894cm" svg:y="25.39cm">
          <draw:text-box>
            <text:p text:style-name="P2"><text:span text:style-name="T1">N</text:span><text:span text:style-name="T1">M</text:span><text:span text:style-name="T1">I</text:span></text:p>
          </draw:text-box>
        </draw:frame>
        <draw:frame draw:style-name="gr5" draw:text-style-name="P3" draw:layer="layout" svg:width="0.624cm" svg:height="0.302cm" svg:x="12.979cm" svg:y="25.263cm">
          <draw:text-box>
            <text:p text:style-name="P2"><text:span text:style-name="T1"><text:s/></text:span><text:span text:style-name="T1">1</text:span><text:span text:style-name="T1">7</text:span></text:p>
          </draw:text-box>
        </draw:frame>
        <draw:frame draw:style-name="gr8" draw:text-style-name="P3" draw:layer="layout" svg:width="1.039cm" svg:height="0.302cm" svg:x="13.894cm" svg:y="25.898cm">
          <draw:text-box>
            <text:p text:style-name="P2"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5" draw:text-style-name="P3" draw:layer="layout" svg:width="0.624cm" svg:height="0.302cm" svg:x="12.979cm" svg:y="25.771cm">
          <draw:text-box>
            <text:p text:style-name="P2"><text:span text:style-name="T1"><text:s/></text:span><text:span text:style-name="T1">2</text:span><text:span text:style-name="T1">6</text:span></text:p>
          </draw:text-box>
        </draw:frame>
        <draw:frame draw:style-name="gr8" draw:text-style-name="P3" draw:layer="layout" svg:width="1.039cm" svg:height="0.302cm" svg:x="13.894cm" svg:y="26.406cm">
          <draw:text-box>
            <text:p text:style-name="P2"><text:span text:style-name="T1">B</text:span><text:span text:style-name="T1">U</text:span><text:span text:style-name="T1">S</text:span><text:span text:style-name="T1">R</text:span><text:span text:style-name="T1">Q</text:span></text:p>
          </draw:text-box>
        </draw:frame>
        <draw:path draw:style-name="gr1" draw:text-style-name="P1" draw:layer="layout" svg:width="0.152cm" svg:height="0.153cm" svg:x="13.563cm" svg:y="26.72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6.279cm">
          <draw:text-box>
            <text:p text:style-name="P2"><text:span text:style-name="T1"><text:s/></text:span><text:span text:style-name="T1">25</text:span></text:p>
          </draw:text-box>
        </draw:frame>
        <draw:frame draw:style-name="gr8" draw:text-style-name="P3" draw:layer="layout" svg:width="1.039cm" svg:height="0.302cm" svg:x="13.894cm" svg:y="26.66cm">
          <draw:text-box>
            <text:p text:style-name="P2"><text:span text:style-name="T1">B</text:span><text:span text:style-name="T1">U</text:span><text:span text:style-name="T1">S</text:span><text:span text:style-name="T1">A</text:span><text:span text:style-name="T1">K</text:span></text:p>
          </draw:text-box>
        </draw:frame>
        <draw:path draw:style-name="gr1" draw:text-style-name="P1" draw:layer="layout" svg:width="0.102cm" svg:height="0.203cm" svg:x="13.716cm" svg:y="27.21cm" svg:viewBox="0 0 103 204" svg:d="M0 0l103 103M103 103l-103 101">
          <text:p/>
        </draw:path>
        <draw:frame draw:style-name="gr5" draw:text-style-name="P3" draw:layer="layout" svg:width="0.624cm" svg:height="0.302cm" svg:x="12.979cm" svg:y="26.53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5" draw:text-style-name="P3" draw:layer="layout" svg:width="0.624cm" svg:height="0.302cm" svg:x="13.894cm" svg:y="27.16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3.304cm" svg:height="6.605cm" svg:x="13.716cm" svg:y="21.724cm" svg:viewBox="0 0 3305 6606" svg:d="M0 0h3305M3305 0v6606M3305 6606h-3305M0 6606v-6606">
          <text:p/>
        </draw:path>
        <draw:frame draw:style-name="gr5" draw:text-style-name="P3" draw:layer="layout" svg:width="0.624cm" svg:height="0.302cm" svg:x="12.979cm" svg:y="27.041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13.868cm" svg:y="21.453cm">
          <draw:text-box>
            <text:p text:style-name="P2"><text:span text:style-name="T1">Z</text:span><text:span text:style-name="T1">0</text:span></text:p>
          </draw:text-box>
        </draw:frame>
        <draw:frame draw:style-name="gr18" draw:text-style-name="P3" draw:layer="layout" svg:width="1.454cm" svg:height="0.302cm" svg:x="13.868cm" svg:y="28.311cm">
          <draw:text-box>
            <text:p text:style-name="P2"><text:span text:style-name="T1">Z</text:span><text:span text:style-name="T1">8</text:span><text:span text:style-name="T1">0</text:span><text:span text:style-name="T1">-</text:span><text:span text:style-name="T1">C</text:span><text:span text:style-name="T1">P</text:span><text:span text:style-name="T1">U</text:span></text:p>
          </draw:text-box>
        </draw:frame>
        <draw:frame draw:style-name="gr3" draw:text-style-name="P3" draw:layer="layout" svg:width="0.417cm" svg:height="0.302cm" svg:x="17.831cm" svg:y="21.714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17.831cm" svg:y="21.968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17.831cm" svg:y="22.222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17.831cm" svg:y="22.47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17.831cm" svg:y="22.73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17.831cm" svg:y="22.984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17.831cm" svg:y="23.238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17.831cm" svg:y="23.492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17.831cm" svg:y="23.746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17.831cm" svg:y="2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17.831cm" svg:y="24.254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17.831cm" svg:y="24.508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17.831cm" svg:y="24.762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17.831cm" svg:y="25.016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17.831cm" svg:y="25.27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17.831cm" svg:y="25.524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7.831cm" svg:y="26.032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17.831cm" svg:y="26.286cm">
          <draw:text-box>
            <text:p text:style-name="P2"><text:span text:style-name="T1">D</text:span><text:span text:style-name="T1">1</text:span></text:p>
          </draw:text-box>
        </draw:frame>
        <draw:frame draw:style-name="gr11" draw:text-style-name="P3" draw:layer="layout" svg:width="0.832cm" svg:height="0.302cm" svg:x="11.989cm" svg:y="25.016cm">
          <draw:text-box>
            <text:p text:style-name="P2"><text:span text:style-name="T1">/</text:span><text:span text:style-name="T1">I</text:span><text:span text:style-name="T1">N</text:span><text:span text:style-name="T1">T</text:span></text:p>
          </draw:text-box>
        </draw:frame>
        <draw:frame draw:style-name="gr8" draw:text-style-name="P3" draw:layer="layout" svg:width="1.039cm" svg:height="0.302cm" svg:x="11.989cm" svg:y="24.508cm">
          <draw:text-box>
            <text:p text:style-name="P2"><text:span text:style-name="T1">/</text:span><text:span text:style-name="T1">W</text:span><text:span text:style-name="T1">A</text:span><text:span text:style-name="T1">I</text:span><text:span text:style-name="T1">T</text:span></text:p>
          </draw:text-box>
        </draw:frame>
        <draw:frame draw:style-name="gr5" draw:text-style-name="P3" draw:layer="layout" svg:width="0.624cm" svg:height="0.302cm" svg:x="11.989cm" svg:y="22.73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11.989cm" svg:y="22.984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8" draw:text-style-name="P3" draw:layer="layout" svg:width="1.039cm" svg:height="0.302cm" svg:x="11.989cm" svg:y="22.222cm">
          <draw:text-box>
            <text:p text:style-name="P2"><text:span text:style-name="T1">/</text:span><text:span text:style-name="T1">M</text:span><text:span text:style-name="T1">R</text:span><text:span text:style-name="T1">E</text:span><text:span text:style-name="T1">Q</text:span></text:p>
          </draw:text-box>
        </draw:frame>
        <draw:path draw:style-name="gr1" draw:text-style-name="P1" draw:layer="layout" svg:width="0.255cm" svg:height="0.153cm" svg:x="12.7cm" svg:y="25.457cm" svg:viewBox="0 0 256 154" svg:d="M256 78h-76M180 78v-78M180 0l-180 78M0 78l180 76M180 154v-76">
          <text:p/>
        </draw:path>
        <draw:frame draw:style-name="gr8" draw:text-style-name="P3" draw:layer="layout" svg:width="1.039cm" svg:height="0.302cm" svg:x="11.989cm" svg:y="22.476cm">
          <draw:text-box>
            <text:p text:style-name="P2"><text:span text:style-name="T1">/</text:span><text:span text:style-name="T1">I</text:span><text:span text:style-name="T1">O</text:span><text:span text:style-name="T1">R</text:span><text:span text:style-name="T1">Q</text:span></text:p>
          </draw:text-box>
        </draw:frame>
        <draw:path draw:style-name="gr1" draw:text-style-name="P1" draw:layer="layout" svg:width="2.794cm" svg:height="4.572cm" svg:x="18.542cm" svg:y="21.978cm" svg:viewBox="0 0 2795 4573" svg:d="M763 254l-254-254M763 508l-254-254M763 762l-254-254M763 1016l-254-254M763 1270l-254-254M763 1524l-254-254M763 1778l-254-254M763 2032l-254-254M763 2286l-254-254M763 2540l-254-254M763 2794l-254-254M763 3048l-254-254M763 3303l-254-255M763 3557l-254-254M763 3811l-254-254M763 4065l-254-254M253 4573l-253-254M2795 3303h-76M2719 3303v-77M2719 3226l-178 77M2541 3303l178 76M2719 3379v-76">
          <text:p/>
        </draw:path>
        <draw:frame draw:style-name="gr5" draw:text-style-name="P3" draw:layer="layout" svg:width="0.624cm" svg:height="0.302cm" svg:x="12.04cm" svg:y="25.3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763cm" svg:height="0.203cm" svg:x="11.684cm" svg:y="26.448cm" svg:viewBox="0 0 764 204" svg:d="M102 0h560M662 0v204M662 204h-560M102 204v-204M0 103h77M688 103h76">
          <text:p/>
        </draw:path>
        <draw:frame draw:style-name="gr5" draw:text-style-name="P3" draw:layer="layout" svg:width="0.624cm" svg:height="0.302cm" svg:x="20.422cm" svg:y="25.136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11.836cm" svg:y="26.025cm">
          <draw:text-box>
            <text:p text:style-name="P2"><text:span text:style-name="T1">R</text:span><text:span text:style-name="T1">2</text:span><text:span text:style-name="T1">4</text:span></text:p>
          </draw:text-box>
        </draw:frame>
        <draw:frame draw:style-name="gr5" draw:text-style-name="P3" draw:layer="layout" svg:width="0.624cm" svg:height="0.302cm" svg:x="11.836cm" svg:y="26.787cm">
          <draw:text-box>
            <text:p text:style-name="P2"><text:span text:style-name="T1">1</text:span><text:span text:style-name="T1">0</text:span><text:span text:style-name="T1">K</text:span></text:p>
          </draw:text-box>
        </draw:frame>
        <draw:frame draw:style-name="gr3" draw:text-style-name="P3" draw:layer="layout" svg:width="0.417cm" svg:height="0.302cm" svg:x="26.721cm" svg:y="20.698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26.721cm" svg:y="20.95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26.721cm" svg:y="21.20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26.721cm" svg:y="21.46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26.721cm" svg:y="21.71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26.721cm" svg:y="21.968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26.721cm" svg:y="22.22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26.721cm" svg:y="22.476cm">
          <draw:text-box>
            <text:p text:style-name="P2"><text:span text:style-name="T1">D</text:span><text:span text:style-name="T1">7</text:span></text:p>
          </draw:text-box>
        </draw:frame>
        <draw:frame draw:style-name="gr3" draw:text-style-name="P3" draw:layer="layout" svg:width="0.417cm" svg:height="0.302cm" svg:x="22.657cm" svg:y="20.698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22.657cm" svg:y="20.95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22.657cm" svg:y="21.20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22.657cm" svg:y="21.4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22.657cm" svg:y="21.714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22.657cm" svg:y="21.968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22.657cm" svg:y="22.222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22.657cm" svg:y="22.476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22.657cm" svg:y="22.73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22.657cm" svg:y="22.98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22.657cm" svg:y="23.23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path draw:style-name="gr1" draw:text-style-name="P1" draw:layer="layout" svg:width="5.589cm" svg:height="4.37cm" svg:x="22.098cm" svg:y="20.962cm" svg:viewBox="0 0 5590 4371" svg:d="M254 0l-254 254M254 254l-254 254M254 508l-254 254M254 762l-254 254M254 1016l-254 254M254 1270l-254 254M254 1524l-254 254M254 1778l-254 254M254 2032l-254 254M254 2286l-254 254M254 2540l-254 254M254 2794l-254 254M5590 254l-254-254M5590 508l-254-254M5590 762l-254-254M5590 1016l-254-254M5590 1270l-254-254M5590 1524l-254-254M5590 1778l-254-254M5590 2032l-254-254M557 3813c0-28-23-51-51-51s-50 23-50 51 22 50 50 50 51-22 51-50zM532 3813c0-14-12-26-26-26s-25 12-25 26 11 25 25 25 26-11 26-25zM813 4321c0-28-22-51-51-51-28 0-50 23-50 51s22 50 50 50c29 0 51-22 51-50zM788 4321c0-14-11-26-26-26-14 0-25 12-25 26s11 25 25 25c15 0 26-11 26-25z">
          <text:p/>
        </draw:path>
        <draw:frame draw:style-name="gr5" draw:text-style-name="P3" draw:layer="layout" svg:width="0.624cm" svg:height="0.302cm" svg:x="22.657cm" svg:y="23.492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24.054cm" svg:y="20.81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23.139cm" svg:y="20.69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24.054cm" svg:y="21.07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23.139cm" svg:y="20.94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3" draw:text-style-name="P3" draw:layer="layout" svg:width="0.417cm" svg:height="0.302cm" svg:x="24.054cm" svg:y="21.32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23.139cm" svg:y="21.19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24.054cm" svg:y="21.5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23.139cm" svg:y="21.45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24.054cm" svg:y="21.83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23.139cm" svg:y="21.70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24.054cm" svg:y="22.08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23.139cm" svg:y="21.96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24.054cm" svg:y="22.34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23.139cm" svg:y="22.21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24.054cm" svg:y="22.59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23.139cm" svg:y="22.46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24.054cm" svg:y="22.85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23.139cm" svg:y="22.723cm">
          <draw:text-box>
            <text:p text:style-name="P2"><text:span text:style-name="T1"><text:s/></text:span><text:span text:style-name="T1">25</text:span></text:p>
          </draw:text-box>
        </draw:frame>
        <draw:frame draw:style-name="gr3" draw:text-style-name="P3" draw:layer="layout" svg:width="0.417cm" svg:height="0.302cm" svg:x="24.054cm" svg:y="23.10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23.139cm" svg:y="22.977cm">
          <draw:text-box>
            <text:p text:style-name="P2"><text:span text:style-name="T1"><text:s/></text:span><text:span text:style-name="T1">24</text:span></text:p>
          </draw:text-box>
        </draw:frame>
        <draw:frame draw:style-name="gr5" draw:text-style-name="P3" draw:layer="layout" svg:width="0.624cm" svg:height="0.302cm" svg:x="24.054cm" svg:y="23.358cm">
          <draw:text-box>
            <text:p text:style-name="P2"><text:span text:style-name="T1">A1</text:span><text:span text:style-name="T1">0</text:span></text:p>
          </draw:text-box>
        </draw:frame>
        <draw:frame draw:style-name="gr5" draw:text-style-name="P3" draw:layer="layout" svg:width="0.624cm" svg:height="0.302cm" svg:x="23.139cm" svg:y="23.231cm">
          <draw:text-box>
            <text:p text:style-name="P2"><text:span text:style-name="T1"><text:s/></text:span><text:span text:style-name="T1">21</text:span></text:p>
          </draw:text-box>
        </draw:frame>
        <draw:frame draw:style-name="gr5" draw:text-style-name="P3" draw:layer="layout" svg:width="0.624cm" svg:height="0.302cm" svg:x="24.054cm" svg:y="23.612cm">
          <draw:text-box>
            <text:p text:style-name="P2"><text:span text:style-name="T1">A1</text:span><text:span text:style-name="T1">1</text:span></text:p>
          </draw:text-box>
        </draw:frame>
        <draw:frame draw:style-name="gr5" draw:text-style-name="P3" draw:layer="layout" svg:width="0.624cm" svg:height="0.302cm" svg:x="23.139cm" svg:y="23.485cm">
          <draw:text-box>
            <text:p text:style-name="P2"><text:span text:style-name="T1"><text:s/></text:span><text:span text:style-name="T1">23</text:span></text:p>
          </draw:text-box>
        </draw:frame>
        <draw:frame draw:style-name="gr5" draw:text-style-name="P3" draw:layer="layout" svg:width="0.624cm" svg:height="0.302cm" svg:x="24.054cm" svg:y="23.866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23.139cm" svg:y="23.739cm">
          <draw:text-box>
            <text:p text:style-name="P2"><text:span text:style-name="T1"><text:s text:c="2"/></text:span><text:span text:style-name="T1">2</text:span></text:p>
          </draw:text-box>
        </draw:frame>
        <draw:line draw:style-name="gr1" draw:text-style-name="P1" draw:layer="layout" svg:x1="24.053cm" svg:y1="24.391cm" svg:x2="24.455cm" svg:y2="24.391cm">
          <text:p/>
        </draw:line>
        <draw:frame draw:style-name="gr3" draw:text-style-name="P3" draw:layer="layout" svg:width="0.417cm" svg:height="0.302cm" svg:x="24.054cm" svg:y="24.374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23.139cm" svg:y="24.247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24.053cm" svg:y1="24.645cm" svg:x2="24.455cm" svg:y2="24.645cm">
          <text:p/>
        </draw:line>
        <draw:frame draw:style-name="gr3" draw:text-style-name="P3" draw:layer="layout" svg:width="0.417cm" svg:height="0.302cm" svg:x="24.054cm" svg:y="24.628cm">
          <draw:text-box>
            <text:p text:style-name="P2"><text:span text:style-name="T1">OE</text:span></text:p>
          </draw:text-box>
        </draw:frame>
        <draw:frame draw:style-name="gr5" draw:text-style-name="P3" draw:layer="layout" svg:width="0.624cm" svg:height="0.302cm" svg:x="23.139cm" svg:y="24.501cm">
          <draw:text-box>
            <text:p text:style-name="P2"><text:span text:style-name="T1"><text:s/></text:span><text:span text:style-name="T1">22</text:span></text:p>
          </draw:text-box>
        </draw:frame>
        <draw:line draw:style-name="gr1" draw:text-style-name="P1" draw:layer="layout" svg:x1="24.053cm" svg:y1="24.899cm" svg:x2="24.655cm" svg:y2="24.899cm">
          <text:p/>
        </draw:line>
        <draw:frame draw:style-name="gr5" draw:text-style-name="P3" draw:layer="layout" svg:width="0.624cm" svg:height="0.302cm" svg:x="24.054cm" svg:y="24.882cm">
          <draw:text-box>
            <text:p text:style-name="P2"><text:span text:style-name="T1">PGM</text:span></text:p>
          </draw:text-box>
        </draw:frame>
        <draw:frame draw:style-name="gr5" draw:text-style-name="P3" draw:layer="layout" svg:width="0.624cm" svg:height="0.302cm" svg:x="23.139cm" svg:y="24.755cm">
          <draw:text-box>
            <text:p text:style-name="P2"><text:span text:style-name="T1"><text:s/></text:span><text:span text:style-name="T1">27</text:span></text:p>
          </draw:text-box>
        </draw:frame>
        <draw:frame draw:style-name="gr5" draw:text-style-name="P3" draw:layer="layout" svg:width="0.624cm" svg:height="0.302cm" svg:x="24.054cm" svg:y="25.136cm">
          <draw:text-box>
            <text:p text:style-name="P2"><text:span text:style-name="T1">VP</text:span><text:span text:style-name="T1">P</text:span></text:p>
          </draw:text-box>
        </draw:frame>
        <draw:frame draw:style-name="gr5" draw:text-style-name="P3" draw:layer="layout" svg:width="0.624cm" svg:height="0.302cm" svg:x="23.139cm" svg:y="25.00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25.349cm" svg:y="20.818cm">
          <draw:text-box>
            <text:p text:style-name="P2"><text:span text:style-name="T1">O</text:span><text:span text:style-name="T1">0</text:span></text:p>
          </draw:text-box>
        </draw:frame>
        <draw:frame draw:style-name="gr3" draw:text-style-name="P3" draw:layer="layout" svg:width="0.417cm" svg:height="0.302cm" svg:x="26.086cm" svg:y="20.691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25.349cm" svg:y="21.072cm">
          <draw:text-box>
            <text:p text:style-name="P2"><text:span text:style-name="T1">O1</text:span></text:p>
          </draw:text-box>
        </draw:frame>
        <draw:frame draw:style-name="gr3" draw:text-style-name="P3" draw:layer="layout" svg:width="0.417cm" svg:height="0.302cm" svg:x="26.086cm" svg:y="20.945cm">
          <draw:text-box>
            <text:p text:style-name="P2"><text:span text:style-name="T1">12</text:span></text:p>
          </draw:text-box>
        </draw:frame>
        <draw:frame draw:style-name="gr3" draw:text-style-name="P3" draw:layer="layout" svg:width="0.417cm" svg:height="0.302cm" svg:x="25.349cm" svg:y="21.326cm">
          <draw:text-box>
            <text:p text:style-name="P2"><text:span text:style-name="T1">O</text:span><text:span text:style-name="T1">2</text:span></text:p>
          </draw:text-box>
        </draw:frame>
        <draw:frame draw:style-name="gr3" draw:text-style-name="P3" draw:layer="layout" svg:width="0.417cm" svg:height="0.302cm" svg:x="26.086cm" svg:y="21.199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25.349cm" svg:y="21.58cm">
          <draw:text-box>
            <text:p text:style-name="P2"><text:span text:style-name="T1">O</text:span><text:span text:style-name="T1">3</text:span></text:p>
          </draw:text-box>
        </draw:frame>
        <draw:frame draw:style-name="gr3" draw:text-style-name="P3" draw:layer="layout" svg:width="0.417cm" svg:height="0.302cm" svg:x="26.086cm" svg:y="21.453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25.349cm" svg:y="21.834cm">
          <draw:text-box>
            <text:p text:style-name="P2"><text:span text:style-name="T1">O4</text:span></text:p>
          </draw:text-box>
        </draw:frame>
        <draw:frame draw:style-name="gr3" draw:text-style-name="P3" draw:layer="layout" svg:width="0.417cm" svg:height="0.302cm" svg:x="26.086cm" svg:y="21.707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25.349cm" svg:y="22.088cm">
          <draw:text-box>
            <text:p text:style-name="P2"><text:span text:style-name="T1">O</text:span><text:span text:style-name="T1">5</text:span></text:p>
          </draw:text-box>
        </draw:frame>
        <draw:frame draw:style-name="gr3" draw:text-style-name="P3" draw:layer="layout" svg:width="0.417cm" svg:height="0.302cm" svg:x="26.086cm" svg:y="21.961cm">
          <draw:text-box>
            <text:p text:style-name="P2"><text:span text:style-name="T1">1</text:span><text:span text:style-name="T1">7</text:span></text:p>
          </draw:text-box>
        </draw:frame>
        <draw:frame draw:style-name="gr3" draw:text-style-name="P3" draw:layer="layout" svg:width="0.417cm" svg:height="0.302cm" svg:x="25.349cm" svg:y="22.342cm">
          <draw:text-box>
            <text:p text:style-name="P2"><text:span text:style-name="T1">O6</text:span></text:p>
          </draw:text-box>
        </draw:frame>
        <draw:frame draw:style-name="gr3" draw:text-style-name="P3" draw:layer="layout" svg:width="0.417cm" svg:height="0.302cm" svg:x="26.086cm" svg:y="22.215cm">
          <draw:text-box>
            <text:p text:style-name="P2"><text:span text:style-name="T1">1</text:span><text:span text:style-name="T1">8</text:span></text:p>
          </draw:text-box>
        </draw:frame>
        <draw:frame draw:style-name="gr3" draw:text-style-name="P3" draw:layer="layout" svg:width="0.417cm" svg:height="0.302cm" svg:x="25.349cm" svg:y="22.596cm">
          <draw:text-box>
            <text:p text:style-name="P2"><text:span text:style-name="T1">O7</text:span></text:p>
          </draw:text-box>
        </draw:frame>
        <draw:path draw:style-name="gr1" draw:text-style-name="P1" draw:layer="layout" svg:width="2.033cm" svg:height="4.826cm" svg:x="23.876cm" svg:y="20.708cm" svg:viewBox="0 0 2034 4827" svg:d="M0 0h2034M2034 0v4827M2034 4827h-2034M0 4827v-4827">
          <text:p/>
        </draw:path>
        <draw:frame draw:style-name="gr3" draw:text-style-name="P3" draw:layer="layout" svg:width="0.417cm" svg:height="0.302cm" svg:x="26.086cm" svg:y="22.469cm">
          <draw:text-box>
            <text:p text:style-name="P2"><text:span text:style-name="T1">1</text:span><text:span text:style-name="T1">9</text:span></text:p>
          </draw:text-box>
        </draw:frame>
        <draw:frame draw:style-name="gr11" draw:text-style-name="P3" draw:layer="layout" svg:width="0.832cm" svg:height="0.302cm" svg:x="24.028cm" svg:y="20.437cm">
          <draw:text-box>
            <text:p text:style-name="P2"><text:span text:style-name="T1">Z1-</text:span><text:span text:style-name="T1">2</text:span></text:p>
          </draw:text-box>
        </draw:frame>
        <draw:line draw:style-name="gr1" draw:text-style-name="P1" draw:layer="layout" svg:x1="22.354cm" svg:y1="24.01cm" svg:x2="22.098cm" svg:y2="24.266cm">
          <text:p/>
        </draw:line>
        <draw:frame draw:style-name="gr11" draw:text-style-name="P3" draw:layer="layout" svg:width="0.832cm" svg:height="0.302cm" svg:x="24.028cm" svg:y="25.517cm">
          <draw:text-box>
            <text:p text:style-name="P2"><text:span text:style-name="T1">2</text:span><text:span text:style-name="T1">7</text:span><text:span text:style-name="T1">6</text:span><text:span text:style-name="T1">4</text:span></text:p>
          </draw:text-box>
        </draw:frame>
        <draw:frame draw:style-name="gr5" draw:text-style-name="P3" draw:layer="layout" svg:width="0.624cm" svg:height="0.302cm" svg:x="22.657cm" svg:y="23.746cm">
          <draw:text-box>
            <text:p text:style-name="P2"><text:span text:style-name="T1">A12</text:span></text:p>
          </draw:text-box>
        </draw:frame>
        <draw:frame draw:style-name="gr3" draw:text-style-name="P3" draw:layer="layout" svg:width="0.417cm" svg:height="0.302cm" svg:x="38.405cm" svg:y="20.698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38.405cm" svg:y="20.95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38.405cm" svg:y="21.20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38.405cm" svg:y="21.46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33.325cm" svg:y="20.698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33.325cm" svg:y="20.95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33.325cm" svg:y="21.20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33.325cm" svg:y="21.4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33.325cm" svg:y="21.714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33.325cm" svg:y="21.968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33.325cm" svg:y="22.222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33.325cm" svg:y="22.476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33.325cm" svg:y="22.73cm">
          <draw:text-box>
            <text:p text:style-name="P2"><text:span text:style-name="T1">A</text:span><text:span text:style-name="T1">8</text:span></text:p>
          </draw:text-box>
        </draw:frame>
        <draw:path draw:style-name="gr1" draw:text-style-name="P1" draw:layer="layout" svg:width="6.606cm" svg:height="2.541cm" svg:x="32.766cm" svg:y="20.962cm" svg:viewBox="0 0 6607 2542" svg:d="M255 0l-255 254M255 254l-255 254M255 508l-255 254M255 762l-255 254M255 1016l-255 255M255 1271l-255 254M255 1525l-255 254M255 1779l-255 254M255 2033l-255 254M255 2287l-255 255M6607 254l-254-254M6607 508l-254-254M6607 762l-254-254M6607 1016l-254-254M6607 1271l-254-255M6607 1525l-254-254M6607 1779l-254-254M6607 2033l-254-254">
          <text:p/>
        </draw:path>
        <draw:frame draw:style-name="gr3" draw:text-style-name="P3" draw:layer="layout" svg:width="0.417cm" svg:height="0.302cm" svg:x="33.325cm" svg:y="22.984cm">
          <draw:text-box>
            <text:p text:style-name="P2"><text:span text:style-name="T1">A</text:span><text:span text:style-name="T1">9</text:span></text:p>
          </draw:text-box>
        </draw:frame>
        <draw:frame draw:style-name="gr3" draw:text-style-name="P3" draw:layer="layout" svg:width="0.417cm" svg:height="0.302cm" svg:x="35.738cm" svg:y="20.81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34.823cm" svg:y="20.69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35.738cm" svg:y="21.07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34.823cm" svg:y="20.94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35.738cm" svg:y="21.32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34.823cm" svg:y="21.19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35.738cm" svg:y="21.5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34.823cm" svg:y="21.45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35.738cm" svg:y="21.83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34.823cm" svg:y="21.70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35.738cm" svg:y="22.08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34.823cm" svg:y="21.96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35.738cm" svg:y="22.34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34.823cm" svg:y="22.21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35.738cm" svg:y="22.59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34.823cm" svg:y="22.46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35.738cm" svg:y="22.85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34.823cm" svg:y="22.72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35.738cm" svg:y="23.10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34.823cm" svg:y="22.977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35.738cm" svg:y="23.35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34.823cm" svg:y="23.231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35.737cm" svg:y1="23.883cm" svg:x2="36.139cm" svg:y2="23.883cm">
          <text:p/>
        </draw:line>
        <draw:frame draw:style-name="gr3" draw:text-style-name="P3" draw:layer="layout" svg:width="0.417cm" svg:height="0.302cm" svg:x="35.738cm" svg:y="23.866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34.823cm" svg:y="23.739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35.737cm" svg:y1="24.137cm" svg:x2="36.139cm" svg:y2="24.137cm">
          <text:p/>
        </draw:line>
        <draw:frame draw:style-name="gr3" draw:text-style-name="P3" draw:layer="layout" svg:width="0.417cm" svg:height="0.302cm" svg:x="35.738cm" svg:y="24.12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34.823cm" svg:y="23.993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35.737cm" svg:y1="24.391cm" svg:x2="36.139cm" svg:y2="24.391cm">
          <text:p/>
        </draw:line>
        <draw:frame draw:style-name="gr3" draw:text-style-name="P3" draw:layer="layout" svg:width="0.417cm" svg:height="0.302cm" svg:x="35.738cm" svg:y="24.374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34.823cm" svg:y="24.247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3" draw:text-style-name="P3" draw:layer="layout" svg:width="0.417cm" svg:height="0.302cm" svg:x="37.033cm" svg:y="20.818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37.77cm" svg:y="20.69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37.033cm" svg:y="21.07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37.77cm" svg:y="20.945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37.033cm" svg:y="21.32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37.77cm" svg:y="21.199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37.033cm" svg:y="21.58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37.77cm" svg:y="21.45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37.033cm" svg:y="21.83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37.77cm" svg:y="21.707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37.033cm" svg:y="22.08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37.77cm" svg:y="21.961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37.033cm" svg:y="22.34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37.77cm" svg:y="22.215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37.033cm" svg:y="22.59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1cm" svg:height="4.065cm" svg:x="35.56cm" svg:y="20.708cm" svg:viewBox="0 0 2032 4066" svg:d="M0 0h2032M2032 0v4066M2032 4066h-2032M0 4066v-4066">
          <text:p/>
        </draw:path>
        <draw:frame draw:style-name="gr3" draw:text-style-name="P3" draw:layer="layout" svg:width="0.417cm" svg:height="0.302cm" svg:x="37.77cm" svg:y="22.469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35.712cm" svg:y="20.437cm">
          <draw:text-box>
            <text:p text:style-name="P2"><text:span text:style-name="T1">Z</text:span><text:span text:style-name="T1">3</text:span><text:span text:style-name="T1">-</text:span><text:span text:style-name="T1">4</text:span></text:p>
          </draw:text-box>
        </draw:frame>
        <draw:frame draw:style-name="gr11" draw:text-style-name="P3" draw:layer="layout" svg:width="0.832cm" svg:height="0.302cm" svg:x="35.712cm" svg:y="24.755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38.405cm" svg:y="21.71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38.405cm" svg:y="21.96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38.405cm" svg:y="22.22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38.405cm" svg:y="22.47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153cm" svg:height="0.255cm" svg:x="33.197cm" svg:y="23.756cm" svg:viewBox="0 0 154 256" svg:d="M78 0v256M0 256h154">
          <text:p/>
        </draw:path>
        <draw:frame draw:style-name="gr5" draw:text-style-name="P3" draw:layer="layout" svg:width="0.624cm" svg:height="0.302cm" svg:x="34.595cm" svg:y="25.524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32.969cm" svg:y="23.99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33.833cm" svg:y="25.524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5" draw:text-style-name="P3" draw:layer="layout" svg:width="0.624cm" svg:height="0.302cm" svg:x="44.882cm" svg:y="21.834cm">
          <draw:text-box>
            <text:p text:style-name="P2"><text:span text:style-name="T1">1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21.707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21.834cm">
          <draw:text-box>
            <text:p text:style-name="P2"><text:span text:style-name="T1">1</text:span><text:span text:style-name="T1">Y</text:span><text:span text:style-name="T1">1</text:span></text:p>
          </draw:text-box>
        </draw:frame>
        <draw:frame draw:style-name="gr13" draw:text-style-name="P3" draw:layer="layout" svg:width="0.416cm" svg:height="0.302cm" svg:x="46.914cm" svg:y="21.707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22.088cm">
          <draw:text-box>
            <text:p text:style-name="P2"><text:span text:style-name="T1">1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21.961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22.088cm">
          <draw:text-box>
            <text:p text:style-name="P2"><text:span text:style-name="T1">1</text:span><text:span text:style-name="T1">Y</text:span><text:span text:style-name="T1">2</text:span></text:p>
          </draw:text-box>
        </draw:frame>
        <draw:frame draw:style-name="gr13" draw:text-style-name="P3" draw:layer="layout" svg:width="0.416cm" svg:height="0.302cm" svg:x="46.914cm" svg:y="21.96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22.342cm">
          <draw:text-box>
            <text:p text:style-name="P2"><text:span text:style-name="T1">1</text:span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43.967cm" svg:y="22.215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22.342cm">
          <draw:text-box>
            <text:p text:style-name="P2"><text:span text:style-name="T1">1</text:span><text:span text:style-name="T1">Y</text:span><text:span text:style-name="T1">3</text:span></text:p>
          </draw:text-box>
        </draw:frame>
        <draw:frame draw:style-name="gr13" draw:text-style-name="P3" draw:layer="layout" svg:width="0.416cm" svg:height="0.302cm" svg:x="46.914cm" svg:y="22.215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22.596cm">
          <draw:text-box>
            <text:p text:style-name="P2"><text:span text:style-name="T1">1</text:span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43.967cm" svg:y="22.469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45.974cm" svg:y="22.596cm">
          <draw:text-box>
            <text:p text:style-name="P2"><text:span text:style-name="T1">1</text:span><text:span text:style-name="T1">Y</text:span><text:span text:style-name="T1">4</text:span></text:p>
          </draw:text-box>
        </draw:frame>
        <draw:frame draw:style-name="gr13" draw:text-style-name="P3" draw:layer="layout" svg:width="0.416cm" svg:height="0.302cm" svg:x="46.914cm" svg:y="22.46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23.104cm">
          <draw:text-box>
            <text:p text:style-name="P2"><text:span text:style-name="T1">2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22.977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45.974cm" svg:y="23.104cm">
          <draw:text-box>
            <text:p text:style-name="P2"><text:span text:style-name="T1">2</text:span><text:span text:style-name="T1">Y</text:span><text:span text:style-name="T1">1</text:span></text:p>
          </draw:text-box>
        </draw:frame>
        <draw:frame draw:style-name="gr3" draw:text-style-name="P3" draw:layer="layout" svg:width="0.417cm" svg:height="0.302cm" svg:x="46.914cm" svg:y="22.977cm">
          <draw:text-box>
            <text:p text:style-name="P2"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44.882cm" svg:y="23.358cm">
          <draw:text-box>
            <text:p text:style-name="P2"><text:span text:style-name="T1">2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23.231cm">
          <draw:text-box>
            <text:p text:style-name="P2"><text:span text:style-name="T1"><text:s/>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45.974cm" svg:y="23.358cm">
          <draw:text-box>
            <text:p text:style-name="P2"><text:span text:style-name="T1">2</text:span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44.551cm" svg:y="23.935cm" svg:viewBox="0 0 153 154" svg:d="M153 78c0-42-34-78-76-78-43 0-77 36-77 78s34 76 77 76c42 0 76-34 76-76z">
          <text:p/>
        </draw:path>
        <draw:frame draw:style-name="gr3" draw:text-style-name="P3" draw:layer="layout" svg:width="0.417cm" svg:height="0.302cm" svg:x="46.914cm" svg:y="23.231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44.882cm" svg:y="23.866cm">
          <draw:text-box>
            <text:p text:style-name="P2"><text:span text:style-name="T1">1</text:span><text:span text:style-name="T1">G</text:span></text:p>
          </draw:text-box>
        </draw:frame>
        <draw:path draw:style-name="gr1" draw:text-style-name="P1" draw:layer="layout" svg:width="0.152cm" svg:height="0.153cm" svg:x="44.551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43.967cm" svg:y="23.73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4.12cm">
          <draw:text-box>
            <text:p text:style-name="P2"><text:span text:style-name="T1">2</text:span><text:span text:style-name="T1">G</text:span></text:p>
          </draw:text-box>
        </draw:frame>
        <draw:path draw:style-name="gr1" draw:text-style-name="P1" draw:layer="layout" svg:width="2.033cm" svg:height="2.795cm" svg:x="44.704cm" svg:y="21.724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3.993cm">
          <draw:text-box>
            <text:p text:style-name="P2"><text:span text:style-name="T1"><text:s/></text:span><text:span text:style-name="T1">1</text:span><text:span text:style-name="T1">5</text:span></text:p>
          </draw:text-box>
        </draw:frame>
        <draw:frame draw:style-name="gr5" draw:text-style-name="P3" draw:layer="layout" svg:width="0.624cm" svg:height="0.302cm" svg:x="44.856cm" svg:y="21.453cm">
          <draw:text-box>
            <text:p text:style-name="P2"><text:span text:style-name="T1">Z</text:span><text:span text:style-name="T1">1</text:span><text:span text:style-name="T1">6</text:span></text:p>
          </draw:text-box>
        </draw:frame>
        <draw:path draw:style-name="gr1" draw:text-style-name="P1" draw:layer="layout" svg:width="0.509cm" svg:height="0.305cm" svg:x="45.466cm" svg:y="25.889cm" svg:viewBox="0 0 510 306" svg:d="M510 154h-127M0 154h129M383 0v306M383 0l-254 154M129 154l254 152M129 306v-306M333 51h25M358 76h-77M255 102h103M358 128h-153M154 154h204M358 179h-153M255 204h103M358 230h-77M333 255h25">
          <text:p/>
        </draw:path>
        <draw:frame draw:style-name="gr18" draw:text-style-name="P3" draw:layer="layout" svg:width="1.454cm" svg:height="0.302cm" svg:x="44.856cm" svg:y="24.50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5" draw:text-style-name="P3" draw:layer="layout" svg:width="0.624cm" svg:height="0.302cm" svg:x="45.618cm" svg:y="25.517cm">
          <draw:text-box>
            <text:p text:style-name="P2"><text:span text:style-name="T1">D</text:span><text:span text:style-name="T1">1</text:span><text:span text:style-name="T1">1</text:span></text:p>
          </draw:text-box>
        </draw:frame>
        <draw:frame draw:style-name="gr12" draw:text-style-name="P3" draw:layer="layout" svg:width="1.247cm" svg:height="0.302cm" svg:x="45.618cm" svg:y="26.27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43.485cm" svg:y="21.714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43.485cm" svg:y="21.968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43.485cm" svg:y="22.222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43.485cm" svg:y="22.476cm">
          <draw:text-box>
            <text:p text:style-name="P2"><text:span text:style-name="T1">A</text:span><text:span text:style-name="T1">9</text:span></text:p>
          </draw:text-box>
        </draw:frame>
        <draw:path draw:style-name="gr1" draw:text-style-name="P1" draw:layer="layout" svg:width="0.153cm" svg:height="0.255cm" svg:x="43.865cm" svg:y="22.994cm" svg:viewBox="0 0 154 256" svg:d="M76 256v-78M76 178h-76M0 178l76-178M76 0l78 178M154 178h-78">
          <text:p/>
        </draw:path>
        <draw:frame draw:style-name="gr20" draw:text-style-name="P3" draw:layer="layout" svg:width="3.114cm" svg:height="0.302cm" svg:x="43.993cm" svg:y="25.016cm">
          <draw:text-box>
            <text:p text:style-name="P2"><text:span text:style-name="T1">/</text:span><text:span text:style-name="T1">V</text:span><text:span text:style-name="T1">D</text:span><text:span text:style-name="T1">G</text:span><text:span text:style-name="T1">H</text:span><text:span text:style-name="T1">A</text:span><text:span text:style-name="T1">S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T</text:span><text:span text:style-name="T1">Y</text:span></text:p>
          </draw:text-box>
        </draw:frame>
        <draw:path draw:style-name="gr1" draw:text-style-name="P1" draw:layer="layout" svg:width="13.337cm" svg:height="3.659cm" svg:x="42.619cm" svg:y="20.403cm" svg:viewBox="0 0 13338 3660" svg:d="M814 1575l-254 254M814 1829l-254 254M814 2083l-254 254M814 2337l-254 254M101 51c0-28-23-51-51-51s-50 23-50 51 22 50 50 50 51-22 51-50zM76 51c0-14-12-26-26-26s-25 12-25 26 11 25 25 25 26-11 26-25zM1371 51c0-28-23-51-51-51s-50 23-50 51 22 50 50 50 51-22 51-50zM1346 51c0-14-12-26-26-26s-25 12-25 26 11 25 25 25 26-11 26-25zM101 3610c0-28-23-51-51-51s-50 23-50 51 22 50 50 50 51-22 51-50zM76 3610c0-14-12-26-26-26s-25 12-25 26 11 25 25 25 26-11 26-25zM1371 3610c0-28-23-51-51-51s-50 23-50 51 22 50 50 50 51-22 51-50zM1346 3610c0-14-12-26-26-26s-25 12-25 26 11 25 25 25 26-11 26-25zM10516 1577c0-28-23-51-51-51s-50 23-50 51 22 50 50 50 51-22 51-50zM10491 1577c0-14-12-26-26-26s-25 12-25 26 11 25 25 25 26-11 26-25zM11280 1831c0-28-22-51-51-51-28 0-50 23-50 51s22 50 50 50c29 0 51-22 51-50zM11255 1831c0-14-11-26-26-26-14 0-25 12-25 26s11 25 25 25c15 0 26-11 26-25zM12042 2083c0-28-22-51-51-51-28 0-50 23-50 51s22 50 50 50c29 0 51-22 51-50zM12017 2083c0-14-11-26-26-26-14 0-25 12-25 26s11 25 25 25c15 0 26-11 26-25zM12802 2339c0-28-23-51-51-51s-50 23-50 51 22 50 50 50 51-22 51-50zM12777 2339c0-14-12-26-26-26s-25 12-25 26 11 25 25 25 26-11 26-25zM13261 2337v254M13185 2591h153">
          <text:p/>
        </draw:path>
        <draw:frame draw:style-name="gr5" draw:text-style-name="P3" draw:layer="layout" svg:width="0.624cm" svg:height="0.302cm" svg:x="43.637cm" svg:y="22.723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153cm" svg:height="0.255cm" svg:x="67.233cm" svg:y="21.724cm" svg:viewBox="0 0 154 256" svg:d="M78 0v256M0 256h154">
          <text:p/>
        </draw:path>
        <draw:frame draw:style-name="gr5" draw:text-style-name="P3" draw:layer="layout" svg:width="0.624cm" svg:height="0.302cm" svg:x="55.575cm" svg:y="22.97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67.005cm" svg:y="21.96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72.7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72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7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974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22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28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8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482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73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736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99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99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4.244cm" svg:y="28.87cm">
          <draw:text-box>
            <text:p text:style-name="P2"><text:span text:style-name="T1">D</text:span></text:p>
          </draw:text-box>
        </draw:frame>
        <draw:path draw:style-name="gr1" draw:text-style-name="P1" draw:layer="layout" svg:width="1.779cm" svg:height="0.255cm" svg:x="72.39cm" svg:y="29.344cm" svg:viewBox="0 0 1780 256" svg:d="M254 0l-254 256M509 0l-255 256M763 0l-254 256M1018 0l-255 256M1272 0l-254 256M1525 0l-253 256M1780 0l-255 256">
          <text:p/>
        </draw:path>
        <draw:frame draw:style-name="gr6" draw:text-style-name="P3" draw:layer="layout" svg:width="0.338cm" svg:height="0.302cm" svg:x="74.244cm" svg:y="29.07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4.567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4.821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82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075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07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075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58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583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83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837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6.09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6.345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64.439cm" svg:y="26.804cm" svg:viewBox="0 0 1932 1018" svg:d="M76 1018v-255M331 763v255M585 1018v-255M839 763v255M1093 1018v-255M1348 763v255M1602 1018v-255M1856 763v255M1856 0v254M1602 254v-254M1348 0v254M1093 254v-254M839 0v254M585 254v-254M331 0v254M76 254v-254M0 763h153M255 763h153M509 763h153M763 763h153M1017 763h153M1271 763h153M1525 763h153M1779 763h153M0 254h153M255 254h153M509 254h153M763 254h153M1017 254h153M1271 254h153M1525 254h153M1779 254h153M1932 254v509M1779 763v-509M1678 254v509M1525 763v-509M1424 254v509M1271 763v-509M1170 254v509M1017 763v-509M916 254v509M763 763v-509M662 254v509M509 763v-509M408 254v509M255 763v-509M153 254v509M0 763v-509">
          <text:p/>
        </draw:path>
        <draw:frame draw:style-name="gr6" draw:text-style-name="P3" draw:layer="layout" svg:width="0.338cm" svg:height="0.302cm" svg:x="66.345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66.751cm" svg:y="26.787cm">
          <draw:text-box>
            <text:p text:style-name="P2"><text:span text:style-name="T1">R</text:span><text:span text:style-name="T1">N</text:span><text:span text:style-name="T1">1</text:span></text:p>
          </draw:text-box>
        </draw:frame>
        <draw:frame draw:style-name="gr8" draw:text-style-name="P3" draw:layer="layout" svg:width="1.039cm" svg:height="0.302cm" svg:x="66.751cm" svg:y="27.041cm">
          <draw:text-box>
            <text:p text:style-name="P2"><text:span text:style-name="T1">8</text:span><text:span text:style-name="T1">X</text:span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72.441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2.695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69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695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2.949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94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49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203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57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45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711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3.71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3.96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4.219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72.313cm" svg:y="26.804cm" svg:viewBox="0 0 1932 1018" svg:d="M78 1018v-255M331 763v255M586 1018v-255M840 763v255M1094 1018v-255M1348 763v255M1601 1018v-255M1856 763v255M1856 0v254M1601 254v-254M1348 0v254M1094 254v-254M840 0v254M586 254v-254M331 0v254M78 254v-254M0 763h154M255 763h153M509 763h153M763 763h153M1017 763h153M1271 763h153M1525 763h153M1779 763h153M0 254h154M255 254h153M509 254h153M763 254h153M1017 254h153M1271 254h153M1525 254h153M1779 254h153M1932 254v509M1779 763v-509M1678 254v509M1525 763v-509M1424 254v509M1271 763v-509M1170 254v509M1017 763v-509M916 254v509M763 763v-509M662 254v509M509 763v-509M408 254v509M255 763v-509M154 254v509M0 763v-509">
          <text:p/>
        </draw:path>
        <draw:frame draw:style-name="gr6" draw:text-style-name="P3" draw:layer="layout" svg:width="0.338cm" svg:height="0.302cm" svg:x="74.219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4.625cm" svg:y="26.787cm">
          <draw:text-box>
            <text:p text:style-name="P2"><text:span text:style-name="T1">R</text:span><text:span text:style-name="T1">N</text:span><text:span text:style-name="T1">2</text:span></text:p>
          </draw:text-box>
        </draw:frame>
        <draw:frame draw:style-name="gr8" draw:text-style-name="P3" draw:layer="layout" svg:width="1.039cm" svg:height="0.302cm" svg:x="74.625cm" svg:y="27.041cm">
          <draw:text-box>
            <text:p text:style-name="P2"><text:span text:style-name="T1">8</text:span><text:span text:style-name="T1">X</text:span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72.46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466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59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592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84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846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1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1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35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354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60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608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86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862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6.11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116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6.37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37cm" svg:y="29.073cm">
          <draw:text-box>
            <text:p text:style-name="P2"><text:span text:style-name="T1">7</text:span></text:p>
          </draw:text-box>
        </draw:frame>
        <draw:path draw:style-name="gr1" draw:text-style-name="P1" draw:layer="layout" svg:width="9.754cm" svg:height="2.541cm" svg:x="62.636cm" svg:y="27.058cm" svg:viewBox="0 0 9755 2542" svg:d="M1880 2288l-254 254M2134 2288l-254 254M2388 2288l-254 254M2642 2288l-254 254M2896 2288l-254 254M3151 2288l-255 254M3405 2288l-254 254M3659 2288l-254 254M9755 2288l-254 254M101 0v101M101 101h-101M0 101v560M0 661h203M203 661v-560M203 101h-76M101 686v77">
          <text:p/>
        </draw:path>
        <draw:frame draw:style-name="gr5" draw:text-style-name="P3" draw:layer="layout" svg:width="0.624cm" svg:height="0.302cm" svg:x="62.916cm" svg:y="26.482cm">
          <draw:text-box>
            <text:p text:style-name="P2"><text:span text:style-name="T1">R</text:span><text:span text:style-name="T1">2</text:span><text:span text:style-name="T1">3</text:span></text:p>
          </draw:text-box>
        </draw:frame>
        <draw:frame draw:style-name="gr5" draw:text-style-name="P3" draw:layer="layout" svg:width="0.624cm" svg:height="0.302cm" svg:x="62.916cm" svg:y="26.76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path draw:style-name="gr1" draw:text-style-name="P1" draw:layer="layout" svg:width="0.203cm" svg:height="0.763cm" svg:x="52.98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3.188cm" svg:y="26.533cm">
          <draw:text-box>
            <text:p text:style-name="P2"><text:span text:style-name="T1">R</text:span><text:span text:style-name="T1">1</text:span><text:span text:style-name="T1">7</text:span></text:p>
          </draw:text-box>
        </draw:frame>
        <draw:path draw:style-name="gr1" draw:text-style-name="P1" draw:layer="layout" svg:width="0.203cm" svg:height="0.763cm" svg:x="53.746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188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3.95cm" svg:y="26.507cm">
          <draw:text-box>
            <text:p text:style-name="P2"><text:span text:style-name="T1">R</text:span><text:span text:style-name="T1">1</text:span><text:span text:style-name="T1">8</text:span></text:p>
          </draw:text-box>
        </draw:frame>
        <draw:path draw:style-name="gr1" draw:text-style-name="P1" draw:layer="layout" svg:width="0.203cm" svg:height="0.763cm" svg:x="54.50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975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4.712cm" svg:y="26.533cm">
          <draw:text-box>
            <text:p text:style-name="P2"><text:span text:style-name="T1">R</text:span><text:span text:style-name="T1">1</text:span><text:span text:style-name="T1">9</text:span></text:p>
          </draw:text-box>
        </draw:frame>
        <draw:path draw:style-name="gr1" draw:text-style-name="P1" draw:layer="layout" svg:width="0.203cm" svg:height="0.763cm" svg:x="55.27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4.712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5.474cm" svg:y="26.533cm">
          <draw:text-box>
            <text:p text:style-name="P2"><text:span text:style-name="T1">R</text:span><text:span text:style-name="T1">2</text:span><text:span text:style-name="T1">0</text:span></text:p>
          </draw:text-box>
        </draw:frame>
        <draw:path draw:style-name="gr1" draw:text-style-name="P1" draw:layer="layout" svg:width="0.203cm" svg:height="0.763cm" svg:x="60.604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5.47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60.884cm" svg:y="26.457cm">
          <draw:text-box>
            <text:p text:style-name="P2"><text:span text:style-name="T1">R</text:span><text:span text:style-name="T1">2</text:span><text:span text:style-name="T1">1</text:span></text:p>
          </draw:text-box>
        </draw:frame>
        <draw:path draw:style-name="gr1" draw:text-style-name="P1" draw:layer="layout" svg:width="0.203cm" svg:height="0.763cm" svg:x="61.62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60.884cm" svg:y="26.76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61.849cm" svg:y="26.457cm">
          <draw:text-box>
            <text:p text:style-name="P2"><text:span text:style-name="T1">R</text:span><text:span text:style-name="T1">2</text:span><text:span text:style-name="T1">2</text:span></text:p>
          </draw:text-box>
        </draw:frame>
        <draw:path draw:style-name="gr1" draw:text-style-name="P1" draw:layer="layout" svg:width="0.152cm" svg:height="0.153cm" svg:x="43.789cm" svg:y="32.317cm" svg:viewBox="0 0 153 154" svg:d="M153 77c0-42-34-77-76-77-43 0-77 35-77 77s34 77 77 77c42 0 76-35 76-77z">
          <text:p/>
        </draw:path>
        <draw:frame draw:style-name="gr5" draw:text-style-name="P3" draw:layer="layout" svg:width="0.624cm" svg:height="0.302cm" svg:x="61.849cm" svg:y="26.76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path draw:style-name="gr1" draw:text-style-name="P1" draw:layer="layout" svg:width="0.152cm" svg:height="0.153cm" svg:x="43.789cm" svg:y="32.569cm" svg:viewBox="0 0 153 154" svg:d="M153 78c0-42-34-78-76-78-43 0-77 36-77 78s34 76 77 76c42 0 76-34 76-76z">
          <text:p/>
        </draw:path>
        <draw:frame draw:style-name="gr6" draw:text-style-name="P3" draw:layer="layout" svg:width="0.338cm" svg:height="0.302cm" svg:x="44.12cm" svg:y="32.248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3.942cm" svg:y="32.138cm" svg:viewBox="0 0 763 764" svg:d="M0 0h763M763 0v764M763 764h-763M0 764v-764">
          <text:p/>
        </draw:path>
        <draw:frame draw:style-name="gr6" draw:text-style-name="P3" draw:layer="layout" svg:width="0.338cm" svg:height="0.302cm" svg:x="44.12cm" svg:y="32.502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4.094cm" svg:y="31.867cm">
          <draw:text-box>
            <text:p text:style-name="P2"><text:span text:style-name="T1">J</text:span><text:span text:style-name="T1">P</text:span><text:span text:style-name="T1">1</text:span></text:p>
          </draw:text-box>
        </draw:frame>
        <draw:frame draw:style-name="gr5" draw:text-style-name="P3" draw:layer="layout" svg:width="0.624cm" svg:height="0.302cm" svg:x="44.094cm" svg:y="32.883cm">
          <draw:text-box>
            <text:p text:style-name="P2"><text:span text:style-name="T1">M</text:span><text:span text:style-name="T1">I</text:span><text:span text:style-name="T1">C</text:span></text:p>
          </draw:text-box>
        </draw:frame>
        <draw:frame draw:style-name="gr17" draw:text-style-name="P4" draw:layer="layout" svg:width="1.661cm" svg:height="0.302cm" draw:transform="rotate (-1.5707963267949) translate (48.80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0</text:span></text:p>
          </draw:text-box>
        </draw:frame>
        <draw:path draw:style-name="gr1" draw:text-style-name="P1" draw:layer="layout" svg:width="0.255cm" svg:height="0.153cm" svg:x="42.926cm" svg:y="32.569cm" svg:viewBox="0 0 256 154" svg:d="M256 78h-256M0 0v154">
          <text:p/>
        </draw:path>
        <draw:path draw:style-name="gr1" draw:text-style-name="P1" draw:layer="layout" svg:width="0.203cm" svg:height="0.763cm" svg:x="48.41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2.266cm" svg:y="32.50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48.59cm" svg:y="26.533cm">
          <draw:text-box>
            <text:p text:style-name="P2"><text:span text:style-name="T1">R</text:span><text:span text:style-name="T1">1</text:span><text:span text:style-name="T1">1</text:span></text:p>
          </draw:text-box>
        </draw:frame>
        <draw:path draw:style-name="gr1" draw:text-style-name="P1" draw:layer="layout" svg:width="0.203cm" svg:height="0.763cm" svg:x="49.17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8.59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49.378cm" svg:y="26.533cm">
          <draw:text-box>
            <text:p text:style-name="P2"><text:span text:style-name="T1">R</text:span><text:span text:style-name="T1">1</text:span><text:span text:style-name="T1">2</text:span></text:p>
          </draw:text-box>
        </draw:frame>
        <draw:path draw:style-name="gr1" draw:text-style-name="P1" draw:layer="layout" svg:width="0.203cm" svg:height="0.763cm" svg:x="49.936cm" svg:y="27.058cm" svg:viewBox="0 0 204 764" svg:d="M101 0v101M101 101h-101M0 101v561M0 662h204M204 662v-561M204 101h-76M101 687v77">
          <text:p/>
        </draw:path>
        <draw:frame draw:style-name="gr5" draw:text-style-name="P3" draw:layer="layout" svg:width="0.624cm" svg:height="0.302cm" svg:x="49.378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0.14cm" svg:y="26.533cm">
          <draw:text-box>
            <text:p text:style-name="P2"><text:span text:style-name="T1">R</text:span><text:span text:style-name="T1">1</text:span><text:span text:style-name="T1">3</text:span></text:p>
          </draw:text-box>
        </draw:frame>
        <draw:path draw:style-name="gr1" draw:text-style-name="P1" draw:layer="layout" svg:width="0.203cm" svg:height="0.763cm" svg:x="50.69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0.1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0.902cm" svg:y="26.533cm">
          <draw:text-box>
            <text:p text:style-name="P2"><text:span text:style-name="T1">R</text:span><text:span text:style-name="T1">1</text:span><text:span text:style-name="T1">4</text:span></text:p>
          </draw:text-box>
        </draw:frame>
        <draw:path draw:style-name="gr1" draw:text-style-name="P1" draw:layer="layout" svg:width="0.203cm" svg:height="0.763cm" svg:x="51.46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0.902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1.664cm" svg:y="26.533cm">
          <draw:text-box>
            <text:p text:style-name="P2"><text:span text:style-name="T1">R</text:span><text:span text:style-name="T1">1</text:span><text:span text:style-name="T1">5</text:span></text:p>
          </draw:text-box>
        </draw:frame>
        <draw:path draw:style-name="gr1" draw:text-style-name="P1" draw:layer="layout" svg:width="0.203cm" svg:height="0.763cm" svg:x="52.22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1.66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2.426cm" svg:y="26.533cm">
          <draw:text-box>
            <text:p text:style-name="P2"><text:span text:style-name="T1">R</text:span><text:span text:style-name="T1">1</text:span><text:span text:style-name="T1">6</text:span></text:p>
          </draw:text-box>
        </draw:frame>
        <draw:path draw:style-name="gr1" draw:text-style-name="P1" draw:layer="layout" svg:width="0.255cm" svg:height="0.407cm" svg:x="40.894cm" svg:y="32.188cm" svg:viewBox="0 0 256 408" svg:d="M0 205h77M256 205h-77M179 408v-408M77 408v-408">
          <text:p/>
        </draw:path>
        <draw:frame draw:style-name="gr5" draw:text-style-name="P3" draw:layer="layout" svg:width="0.624cm" svg:height="0.302cm" svg:x="52.426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3" draw:text-style-name="P3" draw:layer="layout" svg:width="0.417cm" svg:height="0.302cm" svg:x="41.046cm" svg:y="31.867cm">
          <draw:text-box>
            <text:p text:style-name="P2"><text:span text:style-name="T1">C</text:span><text:span text:style-name="T1">6</text:span></text:p>
          </draw:text-box>
        </draw:frame>
        <draw:frame draw:style-name="gr5" draw:text-style-name="P3" draw:layer="layout" svg:width="0.624cm" svg:height="0.302cm" svg:x="41.046cm" svg:y="32.629cm">
          <draw:text-box>
            <text:p text:style-name="P2"><text:span text:style-name="T1">4</text:span><text:span text:style-name="T1">7</text:span><text:span text:style-name="T1">N</text:span></text:p>
          </draw:text-box>
        </draw:frame>
        <draw:path draw:style-name="gr1" draw:text-style-name="P1" draw:layer="layout" svg:width="0.153cm" svg:height="0.255cm" svg:x="37.261cm" svg:y="31.122cm" svg:viewBox="0 0 154 256" svg:d="M78 256v-78M78 178h-78M0 178l78-178M78 0l76 178M154 178h-76">
          <text:p/>
        </draw:path>
        <draw:frame draw:style-name="gr3" draw:text-style-name="P3" draw:layer="layout" svg:width="0.417cm" svg:height="0.302cm" svg:x="35.357cm" svg:y="32.128cm">
          <draw:text-box>
            <text:p text:style-name="P2"><text:span text:style-name="T1">D</text:span><text:span text:style-name="T1">3</text:span></text:p>
          </draw:text-box>
        </draw:frame>
        <draw:path draw:style-name="gr1" draw:text-style-name="P1" draw:layer="layout" svg:width="0.101cm" svg:height="0.101cm" svg:x="41.859cm" svg:y="32.343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37.033cm" svg:y="30.85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6" draw:text-style-name="P3" draw:layer="layout" svg:width="0.338cm" svg:height="0.302cm" svg:x="36.754cm" svg:y="32.248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35.839cm" svg:y="32.12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37.744cm" svg:y="32.248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36.576cm" svg:y="32.798cm" svg:viewBox="0 0 102 204" svg:d="M0 0l102 102M102 102l-102 102">
          <text:p/>
        </draw:path>
        <draw:frame draw:style-name="gr13" draw:text-style-name="P3" draw:layer="layout" svg:width="0.416cm" svg:height="0.302cm" svg:x="38.278cm" svg:y="32.12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36.754cm" svg:y="32.756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frame draw:style-name="gr5" draw:text-style-name="P3" draw:layer="layout" svg:width="0.624cm" svg:height="0.302cm" svg:x="35.839cm" svg:y="32.629cm">
          <draw:text-box>
            <text:p text:style-name="P2"><text:span text:style-name="T1"><text:s text:c="2"/></text:span><text:span text:style-name="T1">3</text:span></text:p>
          </draw:text-box>
        </draw:frame>
        <draw:line draw:style-name="gr1" draw:text-style-name="P1" draw:layer="layout" svg:x1="37.744cm" svg:y1="33.281cm" svg:x2="37.945cm" svg:y2="33.281cm">
          <text:p/>
        </draw:line>
        <draw:frame draw:style-name="gr6" draw:text-style-name="P3" draw:layer="layout" svg:width="0.338cm" svg:height="0.302cm" svg:x="37.744cm" svg:y="33.264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37.259cm" svg:y="31.987cm" svg:viewBox="0 0 154 154" svg:d="M154 77c0-42-35-77-77-77-43 0-77 35-77 77 0 43 34 77 77 77 42 0 77-34 77-77z">
          <text:p/>
        </draw:path>
        <draw:frame draw:style-name="gr13" draw:text-style-name="P3" draw:layer="layout" svg:width="0.416cm" svg:height="0.302cm" svg:x="38.278cm" svg:y="33.137cm">
          <draw:text-box>
            <text:p text:style-name="P2"><text:span text:style-name="T1"><text:s/></text:span><text:span text:style-name="T1">6</text:span></text:p>
          </draw:text-box>
        </draw:frame>
        <draw:frame draw:style-name="gr6" draw:text-style-name="P3" draw:layer="layout" svg:width="0.338cm" svg:height="0.302cm" svg:x="37.262cm" svg:y="32.273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37.262cm" svg:y="32.476cm">
          <draw:text-box>
            <text:p text:style-name="P2"><text:span text:style-name="T1">R</text:span></text:p>
          </draw:text-box>
        </draw:frame>
        <draw:path draw:style-name="gr1" draw:text-style-name="P1" draw:layer="layout" svg:width="0.153cm" svg:height="0.152cm" svg:x="37.259cm" svg:y="33.662cm" svg:viewBox="0 0 154 153" svg:d="M154 77c0-42-35-77-77-77-43 0-77 35-77 77s34 76 77 76c42 0 77-34 77-76z">
          <text:p/>
        </draw:path>
        <draw:frame draw:style-name="gr6" draw:text-style-name="P3" draw:layer="layout" svg:width="0.338cm" svg:height="0.302cm" svg:x="37.389cm" svg:y="31.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37.262cm" svg:y="33.086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37.262cm" svg:y="33.289cm">
          <draw:text-box>
            <text:p text:style-name="P2"><text:span text:style-name="T1">L</text:span></text:p>
          </draw:text-box>
        </draw:frame>
        <draw:path draw:style-name="gr1" draw:text-style-name="P1" draw:layer="layout" svg:width="1.525cm" svg:height="1.525cm" svg:x="36.576cm" svg:y="32.138cm" svg:viewBox="0 0 1526 1526" svg:d="M0 0h1526M1526 0v1526M1526 1526h-1526M0 1526v-1526">
          <text:p/>
        </draw:path>
        <draw:frame draw:style-name="gr6" draw:text-style-name="P3" draw:layer="layout" svg:width="0.338cm" svg:height="0.302cm" svg:x="37.389cm" svg:y="34cm">
          <draw:text-box>
            <text:p text:style-name="P2"><text:span text:style-name="T1">1</text:span></text:p>
          </draw:text-box>
        </draw:frame>
        <draw:frame draw:style-name="gr11" draw:text-style-name="P3" draw:layer="layout" svg:width="0.832cm" svg:height="0.302cm" svg:x="38.303cm" svg:y="31.613cm">
          <draw:text-box>
            <text:p text:style-name="P2"><text:span text:style-name="T1">Z</text:span><text:span text:style-name="T1">2</text:span><text:span text:style-name="T1">7</text:span><text:span text:style-name="T1">A</text:span></text:p>
          </draw:text-box>
        </draw:frame>
        <draw:path draw:style-name="gr1" draw:text-style-name="P1" draw:layer="layout" svg:width="0.761cm" svg:height="0.203cm" svg:x="39.37cm" svg:y="32.29cm" svg:viewBox="0 0 762 204" svg:d="M101 0h560M661 0v204M661 204h-560M101 204v-204M0 103h76M686 103h76">
          <text:p/>
        </draw:path>
        <draw:frame draw:style-name="gr12" draw:text-style-name="P3" draw:layer="layout" svg:width="1.247cm" svg:height="0.302cm" svg:x="38.303cm" svg:y="33.6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7</text:span><text:span text:style-name="T1">4</text:span></text:p>
          </draw:text-box>
        </draw:frame>
        <draw:frame draw:style-name="gr5" draw:text-style-name="P3" draw:layer="layout" svg:width="0.624cm" svg:height="0.302cm" svg:x="39.522cm" svg:y="31.867cm">
          <draw:text-box>
            <text:p text:style-name="P2"><text:span text:style-name="T1">R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39.522cm" svg:y="32.629cm">
          <draw:text-box>
            <text:p text:style-name="P2"><text:span text:style-name="T1">1</text:span><text:span text:style-name="T1">0</text:span><text:span text:style-name="T1">K</text:span></text:p>
          </draw:text-box>
        </draw:frame>
        <draw:frame draw:style-name="gr3" draw:text-style-name="P3" draw:layer="layout" svg:width="0.417cm" svg:height="0.302cm" svg:x="17.831cm" svg:y="26.54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17.831cm" svg:y="26.794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17.831cm" svg:y="27.048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17.831cm" svg:y="27.302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17.831cm" svg:y="27.556cm">
          <draw:text-box>
            <text:p text:style-name="P2"><text:span text:style-name="T1">D</text:span><text:span text:style-name="T1">6</text:span></text:p>
          </draw:text-box>
        </draw:frame>
        <draw:path draw:style-name="gr1" draw:text-style-name="P1" draw:layer="layout" svg:width="9.399cm" svg:height="2.235cm" svg:x="9.398cm" svg:y="26.55cm" svg:viewBox="0 0 9400 2236" svg:d="M9400 254l-253-254M9400 508l-253-254M9400 762l-253-254M9400 1016l-253-254M9400 1270l-253-254M9400 1525l-253-255M9400 1779l-253-254M0 2033h77M255 2033h-77M178 2236v-407M77 2236v-407">
          <text:p/>
        </draw:path>
        <draw:frame draw:style-name="gr3" draw:text-style-name="P3" draw:layer="layout" svg:width="0.417cm" svg:height="0.302cm" svg:x="17.831cm" svg:y="27.81cm">
          <draw:text-box>
            <text:p text:style-name="P2"><text:span text:style-name="T1">D7</text:span></text:p>
          </draw:text-box>
        </draw:frame>
        <draw:frame draw:style-name="gr3" draw:text-style-name="P3" draw:layer="layout" svg:width="0.417cm" svg:height="0.302cm" svg:x="9.55cm" svg:y="28.057cm">
          <draw:text-box>
            <text:p text:style-name="P2"><text:span text:style-name="T1">C</text:span><text:span text:style-name="T1">4</text:span></text:p>
          </draw:text-box>
        </draw:frame>
        <draw:path draw:style-name="gr1" draw:text-style-name="P1" draw:layer="layout" svg:width="0.508cm" svg:height="0.509cm" svg:x="10.668cm" svg:y="29.598cm" svg:viewBox="0 0 509 510" svg:d="M509 0l-253 255M256 255l177 177M433 432l76-76M509 356v154M509 510h-152M357 510l76-78M256 0v510M256 255h-256M484 407M484 432h-25M433 459h51M484 484h-76">
          <text:p/>
        </draw:path>
        <draw:frame draw:style-name="gr5" draw:text-style-name="P3" draw:layer="layout" svg:width="0.624cm" svg:height="0.302cm" svg:x="9.55cm" svg:y="28.819cm">
          <draw:text-box>
            <text:p text:style-name="P2"><text:span text:style-name="T1">4</text:span><text:span text:style-name="T1">7</text:span><text:span text:style-name="T1">P</text:span></text:p>
          </draw:text-box>
        </draw:frame>
        <draw:frame draw:style-name="gr3" draw:text-style-name="P3" draw:layer="layout" svg:width="0.417cm" svg:height="0.302cm" svg:x="11.379cm" svg:y="29.581cm">
          <draw:text-box>
            <text:p text:style-name="P2"><text:span text:style-name="T1">Q2</text:span></text:p>
          </draw:text-box>
        </draw:frame>
        <draw:frame draw:style-name="gr12" draw:text-style-name="P3" draw:layer="layout" svg:width="1.247cm" svg:height="0.302cm" svg:x="11.379cm" svg:y="29.835cm">
          <draw:text-box>
            <text:p text:style-name="P2"><text:span text:style-name="T1">2</text:span><text:span text:style-name="T1">N</text:span><text:span text:style-name="T1">2</text:span><text:span text:style-name="T1">3</text:span><text:span text:style-name="T1">6</text:span><text:span text:style-name="T1">9</text:span></text:p>
          </draw:text-box>
        </draw:frame>
        <draw:path draw:style-name="gr1" draw:text-style-name="P1" draw:layer="layout" svg:width="0.153cm" svg:height="0.255cm" svg:x="11.099cm" svg:y="27.312cm" svg:viewBox="0 0 154 256" svg:d="M77 256v-78M77 178h-77M0 178l77-178M77 0l77 178M154 178h-77">
          <text:p/>
        </draw:path>
        <draw:frame draw:style-name="gr15" draw:text-style-name="P3" draw:layer="layout" svg:width="2.076cm" svg:height="0.302cm" svg:x="7.925cm" svg:y="29.588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path draw:style-name="gr1" draw:text-style-name="P1" draw:layer="layout" svg:width="0.153cm" svg:height="0.255cm" svg:x="11.099cm" svg:y="30.36cm" svg:viewBox="0 0 154 256" svg:d="M77 0v256M0 256h154">
          <text:p/>
        </draw:path>
        <draw:frame draw:style-name="gr5" draw:text-style-name="P3" draw:layer="layout" svg:width="0.624cm" svg:height="0.302cm" svg:x="10.871cm" svg:y="27.041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153cm" svg:height="0.255cm" svg:x="9.067cm" svg:y="26.804cm" svg:viewBox="0 0 154 256" svg:d="M77 0v256M0 256h154">
          <text:p/>
        </draw:path>
        <draw:frame draw:style-name="gr5" draw:text-style-name="P3" draw:layer="layout" svg:width="0.624cm" svg:height="0.302cm" svg:x="10.871cm" svg:y="30.59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2.438cm" svg:height="2.084cm" svg:x="8.839cm" svg:y="27.82cm" svg:viewBox="0 0 2439 2085" svg:d="M2388 1273c0-28-22-51-51-51-28 0-50 23-50 51s22 50 50 50c29 0 51-22 51-50zM2363 1273c0-14-11-26-26-26-14 0-25 12-25 26s11 25 25 25c15 0 26-11 26-25zM101 2035c0-28-22-51-50-51-29 0-51 23-51 51s22 50 51 50c28 0 50-22 50-50zM76 2035c0-14-11-26-25-26-15 0-26 12-26 26s11 25 26 25c14 0 25-11 25-25zM1371 2035c0-28-22-51-51-51-28 0-50 23-50 51s22 50 50 50c29 0 51-22 51-50zM1346 2035c0-14-11-26-26-26-14 0-25 12-25 26s11 25 25 25c15 0 26-11 26-25zM2337 0v101M2337 101h-101M2236 101v560M2236 661h203M2439 661v-560M2439 101h-76M2337 686v77">
          <text:p/>
        </draw:path>
        <draw:frame draw:style-name="gr5" draw:text-style-name="P3" draw:layer="layout" svg:width="0.624cm" svg:height="0.302cm" svg:x="8.839cm" svg:y="27.04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11.633cm" svg:y="27.803cm">
          <draw:text-box>
            <text:p text:style-name="P2"><text:span text:style-name="T1">R</text:span><text:span text:style-name="T1">8</text:span></text:p>
          </draw:text-box>
        </draw:frame>
        <draw:path draw:style-name="gr1" draw:text-style-name="P1" draw:layer="layout" svg:width="0.763cm" svg:height="0.203cm" svg:x="9.144cm" svg:y="29.75cm" svg:viewBox="0 0 764 204" svg:d="M101 0h561M662 0v204M662 204h-561M101 204v-204M0 102h76M687 102h77">
          <text:p/>
        </draw:path>
        <draw:frame draw:style-name="gr11" draw:text-style-name="P3" draw:layer="layout" svg:width="0.832cm" svg:height="0.302cm" svg:x="11.633cm" svg:y="28.057cm">
          <draw:text-box>
            <text:p text:style-name="P2"><text:span text:style-name="T1">2</text:span><text:span text:style-name="T1">7</text:span><text:span text:style-name="T1">0</text:span><text:span text:style-name="T1">R</text:span></text:p>
          </draw:text-box>
        </draw:frame>
        <draw:frame draw:style-name="gr3" draw:text-style-name="P3" draw:layer="layout" svg:width="0.417cm" svg:height="0.302cm" svg:x="9.296cm" svg:y="29.327cm">
          <draw:text-box>
            <text:p text:style-name="P2"><text:span text:style-name="T1">R</text:span><text:span text:style-name="T1">7</text:span></text:p>
          </draw:text-box>
        </draw:frame>
        <draw:frame draw:style-name="gr5" draw:text-style-name="P3" draw:layer="layout" svg:width="0.624cm" svg:height="0.302cm" svg:x="9.296cm" svg:y="30.089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18.7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72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8.7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72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8.974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97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8.974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97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7.0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19.228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228cm" svg:y="39.13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9.842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19.228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228cm" svg:y="38.0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7.0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19.48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482cm" svg:y="39.13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609cm" svg:y="39.842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48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482cm" svg:y="38.0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7.074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19.99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99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99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6.8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7.0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244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20.24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37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244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20.24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6.8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20.749cm" svg:y="39.504cm" svg:viewBox="0 0 154 153" svg:d="M154 76c0-42-36-76-78-76s-76 34-76 76c0 43 34 77 76 77s78-34 78-77z">
          <text:p/>
        </draw:path>
        <draw:frame draw:style-name="gr6" draw:text-style-name="P3" draw:layer="layout" svg:width="0.338cm" svg:height="0.302cm" svg:x="20.371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752cm" svg:y="38.928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752cm" svg:y="39.131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2cm" svg:x="21.005cm" svg:y="39.504cm" svg:viewBox="0 0 154 153" svg:d="M154 76c0-42-34-76-77-76s-77 34-77 76c0 43 34 77 77 77s77-34 77-77z">
          <text:p/>
        </draw:path>
        <draw:frame draw:style-name="gr6" draw:text-style-name="P3" draw:layer="layout" svg:width="0.338cm" svg:height="0.302cm" svg:x="20.879cm" svg:y="39.84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1.006cm" svg:y="38.928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1.006cm" svg:y="39.13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21.133cm" svg:y="39.639cm">
          <draw:text-box>
            <text:p text:style-name="P2"><text:span text:style-name="T1">1</text:span></text:p>
          </draw:text-box>
        </draw:frame>
        <draw:path draw:style-name="gr1" draw:text-style-name="P1" draw:layer="layout" svg:width="2.794cm" svg:height="2.033cm" svg:x="18.542cm" svg:y="37.472cm" svg:viewBox="0 0 2795 2034" svg:d="M0 0h2795M2795 0v2034M2795 2034h-2795M0 2034v-2034">
          <text:p/>
        </draw:path>
        <draw:frame draw:style-name="gr6" draw:text-style-name="P3" draw:layer="layout" svg:width="0.338cm" svg:height="0.302cm" svg:x="21.133cm" svg:y="39.842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1.539cm" svg:y="37.455cm">
          <draw:text-box>
            <text:p text:style-name="P2"><text:span text:style-name="T1">Z</text:span><text:span text:style-name="T1">1</text:span><text:span text:style-name="T1">4</text:span></text:p>
          </draw:text-box>
        </draw:frame>
        <draw:frame draw:style-name="gr18" draw:text-style-name="P3" draw:layer="layout" svg:width="1.454cm" svg:height="0.302cm" svg:x="21.539cm" svg:y="37.70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6" draw:text-style-name="P3" draw:layer="layout" svg:width="0.338cm" svg:height="0.302cm" svg:x="18.87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8.872cm" svg:y="36.43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12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126cm" svg:y="36.4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38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38cm" svg:y="36.43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634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634cm" svg:y="36.439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14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142cm" svg:y="36.43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39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396cm" svg:y="36.439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8.727cm" svg:y="37.963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8.727cm" svg:y="38.47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9cm" svg:height="1.017cm" svg:x="29.458cm" svg:y="37.98cm" svg:viewBox="0 0 1530 1018" svg:d="M641 0h-636M641 1018h-636M5 254h153M5 763h153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31.166cm" svg:y="38.217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9.616cm" svg:y="37.709cm">
          <draw:text-box>
            <text:p text:style-name="P2"><text:span text:style-name="T1">Z</text:span><text:span text:style-name="T1">2</text:span><text:span text:style-name="T1">6</text:span><text:span text:style-name="T1">C</text:span></text:p>
          </draw:text-box>
        </draw:frame>
        <draw:frame draw:style-name="gr12" draw:text-style-name="P3" draw:layer="layout" svg:width="1.247cm" svg:height="0.302cm" svg:x="29.616cm" svg:y="38.9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5" draw:text-style-name="P3" draw:layer="layout" svg:width="0.624cm" svg:height="0.302cm" svg:x="28.727cm" svg:y="35.677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3cm" svg:height="0.153cm" svg:x="30.985cm" svg:y="35.61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28.727cm" svg:y="35.169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29.458cm" svg:y="35.186cm" svg:viewBox="0 0 1530 1018" svg:d="M641 1018h-636M641 0h-636M5 764h153M5 255h153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31.166cm" svg:y="35.423cm">
          <draw:text-box>
            <text:p text:style-name="P2"><text:span text:style-name="T1">1</text:span><text:span text:style-name="T1">0</text:span></text:p>
          </draw:text-box>
        </draw:frame>
        <draw:frame draw:style-name="gr11" draw:text-style-name="P3" draw:layer="layout" svg:width="0.832cm" svg:height="0.302cm" svg:x="29.616cm" svg:y="34.915cm">
          <draw:text-box>
            <text:p text:style-name="P2"><text:span text:style-name="T1">Z</text:span><text:span text:style-name="T1">2</text:span><text:span text:style-name="T1">5</text:span><text:span text:style-name="T1">C</text:span></text:p>
          </draw:text-box>
        </draw:frame>
        <draw:frame draw:style-name="gr12" draw:text-style-name="P3" draw:layer="layout" svg:width="1.247cm" svg:height="0.302cm" svg:x="29.616cm" svg:y="36.1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4.689cm" svg:y="35.176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24.689cm" svg:y="38.478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8" draw:text-style-name="P3" draw:layer="layout" svg:width="1.039cm" svg:height="0.302cm" svg:x="24.689cm" svg:y="36.7cm">
          <draw:text-box>
            <text:p text:style-name="P2"><text:span text:style-name="T1">/</text:span><text:span text:style-name="T1">I</text:span><text:span text:style-name="T1">O</text:span><text:span text:style-name="T1">R</text:span><text:span text:style-name="T1">Q</text:span></text:p>
          </draw:text-box>
        </draw:frame>
        <draw:path draw:style-name="gr1" draw:text-style-name="P1" draw:layer="layout" svg:width="3.147cm" svg:height="1.371cm" svg:x="28.651cm" svg:y="37.169cm" svg:viewBox="0 0 3148 1372" svg:d="M101 51c0-28-22-51-51-51-28 0-50 23-50 51s22 50 50 50c29 0 51-22 51-50zM76 51c0-14-11-26-26-26-14 0-25 12-25 26s11 25 25 25c15 0 26-11 26-25zM3148 1322c0-28-23-51-51-51s-50 23-50 51 22 50 50 50 51-22 51-50zM3123 1322c0-14-12-26-26-26s-25 12-25 26 11 25 25 25 26-11 26-25z">
          <text:p/>
        </draw:path>
        <draw:frame draw:style-name="gr3" draw:text-style-name="P3" draw:layer="layout" svg:width="0.417cm" svg:height="0.302cm" svg:x="24.689cm" svg:y="37.20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25.679cm" svg:y="36.6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25.679cm" svg:y="37.2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7cm" svg:x="26.41cm" svg:y="36.71cm" svg:viewBox="0 0 1530 1018" svg:d="M641 0h-636M641 1018h-636M5 255h153M5 764h153M1530 524c-179-323-519-524-889-524M209 509c0-189-75-370-209-504M0 1012c134-133 209-314 209-503M641 1018c370 0 710-201 889-525">
          <text:p/>
        </draw:path>
        <draw:frame draw:style-name="gr13" draw:text-style-name="P3" draw:layer="layout" svg:width="0.416cm" svg:height="0.302cm" svg:x="28.118cm" svg:y="36.9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26.568cm" svg:y="36.439cm">
          <draw:text-box>
            <text:p text:style-name="P2"><text:span text:style-name="T1">Z</text:span><text:span text:style-name="T1">2</text:span><text:span text:style-name="T1">6</text:span><text:span text:style-name="T1">B</text:span></text:p>
          </draw:text-box>
        </draw:frame>
        <draw:path draw:style-name="gr1" draw:text-style-name="P1" draw:layer="layout" svg:width="0.508cm" svg:height="0.509cm" svg:x="41.402cm" svg:y="38.234cm" svg:viewBox="0 0 509 510" svg:d="M509 0l-254 255M255 255l178 178M433 433l76-77M509 356v154M509 510h-152M357 510l76-77M255 0v510M255 255h-255M484 407M484 433h-25M433 459h51M484 484h-76">
          <text:p/>
        </draw:path>
        <draw:frame draw:style-name="gr12" draw:text-style-name="P3" draw:layer="layout" svg:width="1.247cm" svg:height="0.302cm" svg:x="26.568cm" svg:y="37.70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3" draw:text-style-name="P3" draw:layer="layout" svg:width="0.417cm" svg:height="0.302cm" svg:x="42.113cm" svg:y="38.217cm">
          <draw:text-box>
            <text:p text:style-name="P2"><text:span text:style-name="T1">Q</text:span><text:span text:style-name="T1">3</text:span></text:p>
          </draw:text-box>
        </draw:frame>
        <draw:path draw:style-name="gr1" draw:text-style-name="P1" draw:layer="layout" svg:width="0.407cm" svg:height="0.255cm" svg:x="41.706cm" svg:y="33.916cm" svg:viewBox="0 0 408 256" svg:d="M203 0v77M203 256v-77M0 179h408M0 77h408">
          <text:p/>
        </draw:path>
        <draw:frame draw:style-name="gr8" draw:text-style-name="P3" draw:layer="layout" svg:width="1.039cm" svg:height="0.302cm" svg:x="42.113cm" svg:y="38.471cm">
          <draw:text-box>
            <text:p text:style-name="P2"><text:span text:style-name="T1">B</text:span><text:span text:style-name="T1">C</text:span><text:span text:style-name="T1">1</text:span><text:span text:style-name="T1">8</text:span><text:span text:style-name="T1">3</text:span></text:p>
          </draw:text-box>
        </draw:frame>
        <draw:frame draw:style-name="gr3" draw:text-style-name="P3" draw:layer="layout" svg:width="0.417cm" svg:height="0.302cm" svg:x="42.367cm" svg:y="33.899cm">
          <draw:text-box>
            <text:p text:style-name="P2"><text:span text:style-name="T1">C</text:span><text:span text:style-name="T1">5</text:span></text:p>
          </draw:text-box>
        </draw:frame>
        <draw:frame draw:style-name="gr5" draw:text-style-name="P3" draw:layer="layout" svg:width="0.624cm" svg:height="0.302cm" svg:x="42.367cm" svg:y="34.153cm">
          <draw:text-box>
            <text:p text:style-name="P2"><text:span text:style-name="T1">4</text:span><text:span text:style-name="T1">7</text:span><text:span text:style-name="T1">P</text:span></text:p>
          </draw:text-box>
        </draw:frame>
        <draw:frame draw:style-name="gr5" draw:text-style-name="P3" draw:layer="layout" svg:width="0.624cm" svg:height="0.302cm" svg:x="35.839cm" svg:y="37.963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0.152cm" svg:height="0.153cm" svg:x="38.1cm" svg:y="38.413cm" svg:viewBox="0 0 153 154" svg:d="M153 77c0-42-35-77-77-77s-76 35-76 77c0 43 34 77 76 77s77-34 77-77z">
          <text:p/>
        </draw:path>
        <draw:frame draw:style-name="gr5" draw:text-style-name="P3" draw:layer="layout" svg:width="0.624cm" svg:height="0.302cm" svg:x="35.839cm" svg:y="38.471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path draw:style-name="gr1" draw:text-style-name="P1" draw:layer="layout" svg:width="1.529cm" svg:height="1.017cm" svg:x="36.57cm" svg:y="37.98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8.217cm">
          <draw:text-box>
            <text:p text:style-name="P2"><text:span text:style-name="T1">1</text:span><text:span text:style-name="T1">3</text:span></text:p>
          </draw:text-box>
        </draw:frame>
        <draw:frame draw:style-name="gr11" draw:text-style-name="P3" draw:layer="layout" svg:width="0.832cm" svg:height="0.302cm" svg:x="36.728cm" svg:y="37.709cm">
          <draw:text-box>
            <text:p text:style-name="P2"><text:span text:style-name="T1">Z</text:span><text:span text:style-name="T1">2</text:span><text:span text:style-name="T1">4</text:span><text:span text:style-name="T1">D</text:span></text:p>
          </draw:text-box>
        </draw:frame>
        <draw:frame draw:style-name="gr12" draw:text-style-name="P3" draw:layer="layout" svg:width="1.247cm" svg:height="0.302cm" svg:x="36.728cm" svg:y="38.9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35.839cm" svg:y="35.423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2cm" svg:height="0.153cm" svg:x="38.1cm" svg:y="35.873cm" svg:viewBox="0 0 153 154" svg:d="M153 78c0-43-35-78-77-78s-76 35-76 78c0 42 34 76 76 76s77-34 77-76z">
          <text:p/>
        </draw:path>
        <draw:frame draw:style-name="gr5" draw:text-style-name="P3" draw:layer="layout" svg:width="0.624cm" svg:height="0.302cm" svg:x="35.839cm" svg:y="35.93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36.57cm" svg:y="35.44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5.677cm">
          <draw:text-box>
            <text:p text:style-name="P2"><text:span text:style-name="T1">1</text:span><text:span text:style-name="T1">0</text:span></text:p>
          </draw:text-box>
        </draw:frame>
        <draw:frame draw:style-name="gr11" draw:text-style-name="P3" draw:layer="layout" svg:width="0.832cm" svg:height="0.302cm" svg:x="36.728cm" svg:y="35.169cm">
          <draw:text-box>
            <text:p text:style-name="P2"><text:span text:style-name="T1">Z</text:span><text:span text:style-name="T1">2</text:span><text:span text:style-name="T1">4</text:span><text:span text:style-name="T1">C</text:span></text:p>
          </draw:text-box>
        </draw:frame>
        <draw:frame draw:style-name="gr12" draw:text-style-name="P3" draw:layer="layout" svg:width="1.247cm" svg:height="0.302cm" svg:x="36.728cm" svg:y="36.43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32.791cm" svg:y="38.72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32.791cm" svg:y="38.21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33.522cm" svg:y="38.234cm" svg:viewBox="0 0 1530 1018" svg:d="M641 1018h-508M641 0h-508M6 764h152M6 255h152M641 1018c370 0 710-201 889-525M0 1012c134-133 209-314 209-503s-75-370-209-504M127 1012c134-133 209-314 209-503s-75-370-209-504M1530 524c-179-323-519-524-889-524">
          <text:p/>
        </draw:path>
        <draw:frame draw:style-name="gr13" draw:text-style-name="P3" draw:layer="layout" svg:width="0.416cm" svg:height="0.302cm" svg:x="35.23cm" svg:y="38.471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33.68cm" svg:y="37.963cm">
          <draw:text-box>
            <text:p text:style-name="P2"><text:span text:style-name="T1">Z</text:span><text:span text:style-name="T1">2</text:span><text:span text:style-name="T1">3</text:span><text:span text:style-name="T1">A</text:span></text:p>
          </draw:text-box>
        </draw:frame>
        <draw:path draw:style-name="gr1" draw:text-style-name="P1" draw:layer="layout" svg:width="0.153cm" svg:height="0.255cm" svg:x="41.833cm" svg:y="38.996cm" svg:viewBox="0 0 154 256" svg:d="M77 0v256M0 256h154">
          <text:p/>
        </draw:path>
        <draw:frame draw:style-name="gr12" draw:text-style-name="P3" draw:layer="layout" svg:width="1.247cm" svg:height="0.302cm" svg:x="33.68cm" svg:y="39.23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255cm" svg:x="37.261cm" svg:y="34.424cm" svg:viewBox="0 0 154 256" svg:d="M78 0v77M78 77h-78M0 77l78 179M78 256l76-179M154 77h-76">
          <text:p/>
        </draw:path>
        <draw:frame draw:style-name="gr5" draw:text-style-name="P3" draw:layer="layout" svg:width="0.624cm" svg:height="0.302cm" svg:x="41.605cm" svg:y="39.23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255cm" svg:height="0.153cm" svg:x="32.512cm" svg:y="38.919cm" svg:viewBox="0 0 256 154" svg:d="M256 78h-77M179 78v-78M179 0l-179 78M0 78l179 76M179 154v-76">
          <text:p/>
        </draw:path>
        <draw:frame draw:style-name="gr5" draw:text-style-name="P3" draw:layer="layout" svg:width="0.624cm" svg:height="0.302cm" svg:x="37.033cm" svg:y="34.66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6.197cm" svg:height="2.944cm" svg:x="35.763cm" svg:y="35.645cm" svg:viewBox="0 0 6198 2945" svg:d="M101 51c0-28-22-51-50-51-29 0-51 23-51 51s22 50 51 50c28 0 50-22 50-50zM76 51c0-14-11-26-25-26-15 0-26 12-26 26s11 25 26 25c14 0 25-11 25-25zM6198 1322c0-28-22-51-51-51-28 0-50 23-50 51s22 50 50 50c29 0 51-22 51-50zM6173 1322c0-14-11-26-26-26-14 0-25 12-25 26s11 25 25 25c15 0 26-11 26-25zM3147 2846c0-28-23-51-51-51s-50 23-50 51 22 50 50 50 51-22 51-50zM3122 2846c0-14-12-26-26-26s-25 12-25 26 11 25 25 25 26-11 26-25zM3708 2742h559M4267 2742v203M4267 2945h-559M3708 2945v-203M3607 2844h76M4292 2844h76">
          <text:p/>
        </draw:path>
        <draw:frame draw:style-name="gr5" draw:text-style-name="P3" draw:layer="layout" svg:width="0.624cm" svg:height="0.302cm" svg:x="31.852cm" svg:y="38.852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39.522cm" svg:y="37.963cm">
          <draw:text-box>
            <text:p text:style-name="P2"><text:span text:style-name="T1">R</text:span><text:span text:style-name="T1">9</text:span></text:p>
          </draw:text-box>
        </draw:frame>
        <draw:path draw:style-name="gr1" draw:text-style-name="P1" draw:layer="layout" svg:width="0.255cm" svg:height="0.407cm" svg:x="47.244cm" svg:y="38.792cm" svg:viewBox="0 0 256 408" svg:d="M0 204h78M256 204h-76M180 408v-408M78 408v-408">
          <text:p/>
        </draw:path>
        <draw:frame draw:style-name="gr5" draw:text-style-name="P3" draw:layer="layout" svg:width="0.624cm" svg:height="0.302cm" svg:x="39.522cm" svg:y="38.725cm">
          <draw:text-box>
            <text:p text:style-name="P2"><text:span text:style-name="T1">2</text:span><text:span text:style-name="T1">2</text:span><text:span text:style-name="T1">k</text:span></text:p>
          </draw:text-box>
        </draw:frame>
        <draw:frame draw:style-name="gr3" draw:text-style-name="P3" draw:layer="layout" svg:width="0.417cm" svg:height="0.302cm" svg:x="47.396cm" svg:y="38.471cm">
          <draw:text-box>
            <text:p text:style-name="P2"><text:span text:style-name="T1">C</text:span><text:span text:style-name="T1">1</text:span></text:p>
          </draw:text-box>
        </draw:frame>
        <draw:path draw:style-name="gr1" draw:text-style-name="P1" draw:layer="layout" svg:width="0.253cm" svg:height="0.509cm" svg:x="46.228cm" svg:y="38.742cm" svg:viewBox="0 0 254 510" svg:d="M0 0v510M254 510v-510M177 0v510M177 510h-101M76 510v-510M76 0h101">
          <text:p/>
        </draw:path>
        <draw:frame draw:style-name="gr5" draw:text-style-name="P3" draw:layer="layout" svg:width="0.624cm" svg:height="0.302cm" svg:x="47.396cm" svg:y="39.233cm">
          <draw:text-box>
            <text:p text:style-name="P2"><text:span text:style-name="T1">3</text:span><text:span text:style-name="T1">0</text:span><text:span text:style-name="T1">P</text:span></text:p>
          </draw:text-box>
        </draw:frame>
        <draw:frame draw:style-name="gr3" draw:text-style-name="P3" draw:layer="layout" svg:width="0.417cm" svg:height="0.302cm" svg:x="46.38cm" svg:y="38.471cm">
          <draw:text-box>
            <text:p text:style-name="P2"><text:span text:style-name="T1">X</text:span><text:span text:style-name="T1">1</text:span></text:p>
          </draw:text-box>
        </draw:frame>
        <draw:path draw:style-name="gr1" draw:text-style-name="P1" draw:layer="layout" svg:width="0.559cm" svg:height="0.763cm" svg:x="45.212cm" svg:y="35.948cm" svg:viewBox="0 0 560 764" svg:d="M204 204l356-204M560 0v764M560 764l-356-204M204 560v-356M204 204h-204M0 204v356M0 560h204">
          <text:p/>
        </draw:path>
        <draw:frame draw:style-name="gr5" draw:text-style-name="P3" draw:layer="layout" svg:width="0.624cm" svg:height="0.302cm" svg:x="46.38cm" svg:y="39.233cm">
          <draw:text-box>
            <text:p text:style-name="P2"><text:span text:style-name="T1">6</text:span><text:span text:style-name="T1">M</text:span><text:span text:style-name="T1">5</text:span></text:p>
          </draw:text-box>
        </draw:frame>
        <draw:frame draw:style-name="gr5" draw:text-style-name="P3" draw:layer="layout" svg:width="0.624cm" svg:height="0.302cm" svg:x="45.364cm" svg:y="35.677cm">
          <draw:text-box>
            <text:p text:style-name="P2"><text:span text:style-name="T1">L</text:span><text:span text:style-name="T1">S</text:span><text:span text:style-name="T1">1</text:span></text:p>
          </draw:text-box>
        </draw:frame>
        <draw:path draw:style-name="gr1" draw:text-style-name="P1" draw:layer="layout" svg:width="0.153cm" svg:height="0.255cm" svg:x="48.183cm" svg:y="37.472cm" svg:viewBox="0 0 154 256" svg:d="M76 256v-77M76 179h-76M0 179l76-179M76 0l78 179M154 179h-78">
          <text:p/>
        </draw:path>
        <draw:frame draw:style-name="gr11" draw:text-style-name="P3" draw:layer="layout" svg:width="0.832cm" svg:height="0.302cm" svg:x="45.364cm" svg:y="36.693cm">
          <draw:text-box>
            <text:p text:style-name="P2"><text:span text:style-name="T1">2</text:span><text:span text:style-name="T1">2</text:span><text:span text:style-name="T1">0</text:span><text:span text:style-name="T1">R</text:span></text:p>
          </draw:text-box>
        </draw:frame>
        <draw:path draw:style-name="gr1" draw:text-style-name="P1" draw:layer="layout" svg:width="0.153cm" svg:height="0.255cm" svg:x="44.373cm" svg:y="35.44cm" svg:viewBox="0 0 154 256" svg:d="M76 256v-77M76 179h-76M0 179l76-179M76 0l78 179M154 179h-78">
          <text:p/>
        </draw:path>
        <draw:frame draw:style-name="gr5" draw:text-style-name="P3" draw:layer="layout" svg:width="0.624cm" svg:height="0.302cm" svg:x="47.955cm" svg:y="37.20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5.742cm" svg:height="3.147cm" svg:x="42.619cm" svg:y="35.899cm" svg:viewBox="0 0 5743 3148" svg:d="M1882 51c0-28-22-51-51-51-28 0-50 23-50 51s22 50 50 50c29 0 51-22 51-50zM1857 51c0-14-11-26-26-26-14 0-25 12-25 26s11 25 25 25c15 0 26-11 26-25zM101 1068c0-28-23-51-51-51s-50 23-50 51 22 50 50 50 51-22 51-50zM76 1068c0-14-12-26-26-26s-25 12-25 26 11 25 25 25 26-11 26-25zM5692 3098c0-28-22-51-51-51-28 0-50 23-50 51s22 50 50 50c29 0 51-22 51-50zM5667 3098c0-14-11-26-26-26-14 0-25 12-25 26s11 25 25 25c15 0 26-11 26-25zM5641 2082v101M5641 2183h-101M5540 2183v559M5540 2742h203M5743 2742v-559M5743 2183h-76M5641 2767v77">
          <text:p/>
        </draw:path>
        <draw:frame draw:style-name="gr5" draw:text-style-name="P3" draw:layer="layout" svg:width="0.624cm" svg:height="0.302cm" svg:x="44.145cm" svg:y="35.16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48.717cm" svg:y="37.963cm">
          <draw:text-box>
            <text:p text:style-name="P2"><text:span text:style-name="T1">R</text:span><text:span text:style-name="T1">1</text:span></text:p>
          </draw:text-box>
        </draw:frame>
        <draw:path draw:style-name="gr1" draw:text-style-name="P1" draw:layer="layout" svg:width="0.305cm" svg:height="0.509cm" svg:x="42.519cm" svg:y="36.202cm" svg:viewBox="0 0 306 510" svg:d="M152 510v-128M152 0v127M0 382h306M0 382l152-255M152 127l154 255M306 127h-306M152 152M152 178M127 204h51M178 229h-51M102 255h102M230 280h-154M76 305h154M255 331h-204M51 356h204">
          <text:p/>
        </draw:path>
        <draw:frame draw:style-name="gr5" draw:text-style-name="P3" draw:layer="layout" svg:width="0.624cm" svg:height="0.302cm" svg:x="48.717cm" svg:y="38.217cm">
          <draw:text-box>
            <text:p text:style-name="P2"><text:span text:style-name="T1">4</text:span><text:span text:style-name="T1">7</text:span><text:span text:style-name="T1">K</text:span></text:p>
          </draw:text-box>
        </draw:frame>
        <draw:frame draw:style-name="gr3" draw:text-style-name="P3" draw:layer="layout" svg:width="0.417cm" svg:height="0.302cm" svg:x="43.129cm" svg:y="36.185cm">
          <draw:text-box>
            <text:p text:style-name="P2"><text:span text:style-name="T1">D</text:span><text:span text:style-name="T1">2</text:span></text:p>
          </draw:text-box>
        </draw:frame>
        <draw:path draw:style-name="gr1" draw:text-style-name="P1" draw:layer="layout" svg:width="0.255cm" svg:height="0.203cm" svg:x="55.473cm" svg:y="38.386cm" svg:viewBox="0 0 256 204" svg:d="M153 105c0-43-35-78-77-78s-76 35-76 78c0 42 34 76 76 76s77-34 77-76zM153 0l103 103M256 103l-103 101">
          <text:p/>
        </draw:path>
        <draw:frame draw:style-name="gr12" draw:text-style-name="P3" draw:layer="layout" svg:width="1.247cm" svg:height="0.302cm" svg:x="43.129cm" svg:y="36.43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6" draw:text-style-name="P3" draw:layer="layout" svg:width="0.338cm" svg:height="0.302cm" svg:x="55.804cm" svg:y="38.344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8.217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6.591cm" svg:y="38.344cm">
          <draw:text-box>
            <text:p text:style-name="P2"><text:span text:style-name="T1">Q</text:span><text:span text:style-name="T1">A</text:span></text:p>
          </draw:text-box>
        </draw:frame>
        <draw:frame draw:style-name="gr3" draw:text-style-name="P3" draw:layer="layout" svg:width="0.417cm" svg:height="0.302cm" svg:x="57.328cm" svg:y="38.217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6.591cm" svg:y="38.598cm">
          <draw:text-box>
            <text:p text:style-name="P2"><text:span text:style-name="T1">Q</text:span><text:span text:style-name="T1">B</text:span></text:p>
          </draw:text-box>
        </draw:frame>
        <draw:frame draw:style-name="gr3" draw:text-style-name="P3" draw:layer="layout" svg:width="0.417cm" svg:height="0.302cm" svg:x="57.328cm" svg:y="38.471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6.591cm" svg:y="38.852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38.72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39.106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38.979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39.106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38.234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8.97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55.778cm" svg:y="37.963cm">
          <draw:text-box>
            <text:p text:style-name="P2"><text:span text:style-name="T1">Z</text:span><text:span text:style-name="T1">9</text:span><text:span text:style-name="T1">B</text:span></text:p>
          </draw:text-box>
        </draw:frame>
        <draw:path draw:style-name="gr1" draw:text-style-name="P1" draw:layer="layout" svg:width="0.255cm" svg:height="0.203cm" svg:x="55.473cm" svg:y="36.1cm" svg:viewBox="0 0 256 204" svg:d="M153 102c0-42-35-77-77-77s-76 35-76 77c0 43 34 77 76 77s77-34 77-77zM153 0l103 102M256 102l-103 102">
          <text:p/>
        </draw:path>
        <draw:frame draw:style-name="gr18" draw:text-style-name="P3" draw:layer="layout" svg:width="1.454cm" svg:height="0.302cm" svg:x="55.778cm" svg:y="39.48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6" draw:text-style-name="P3" draw:layer="layout" svg:width="0.338cm" svg:height="0.302cm" svg:x="55.804cm" svg:y="36.058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5.931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36.058cm">
          <draw:text-box>
            <text:p text:style-name="P2"><text:span text:style-name="T1">Q</text:span><text:span text:style-name="T1">A</text:span></text:p>
          </draw:text-box>
        </draw:frame>
        <draw:frame draw:style-name="gr13" draw:text-style-name="P3" draw:layer="layout" svg:width="0.416cm" svg:height="0.302cm" svg:x="57.328cm" svg:y="35.931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36.312cm">
          <draw:text-box>
            <text:p text:style-name="P2"><text:span text:style-name="T1">Q</text:span><text:span text:style-name="T1">B</text:span></text:p>
          </draw:text-box>
        </draw:frame>
        <draw:frame draw:style-name="gr13" draw:text-style-name="P3" draw:layer="layout" svg:width="0.416cm" svg:height="0.302cm" svg:x="57.328cm" svg:y="36.185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36.566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36.439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36.82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36.693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36.82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35.948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6.69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55.778cm" svg:y="35.677cm">
          <draw:text-box>
            <text:p text:style-name="P2"><text:span text:style-name="T1">Z</text:span><text:span text:style-name="T1">9</text:span><text:span text:style-name="T1">A</text:span></text:p>
          </draw:text-box>
        </draw:frame>
        <draw:frame draw:style-name="gr18" draw:text-style-name="P3" draw:layer="layout" svg:width="1.454cm" svg:height="0.302cm" svg:x="55.778cm" svg:y="37.20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15" draw:text-style-name="P3" draw:layer="layout" svg:width="2.076cm" svg:height="0.302cm" svg:x="58.471cm" svg:y="35.938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frame draw:style-name="gr15" draw:text-style-name="P3" draw:layer="layout" svg:width="2.076cm" svg:height="0.302cm" svg:x="58.471cm" svg:y="36.192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1</text:span></text:p>
          </draw:text-box>
        </draw:frame>
        <draw:frame draw:style-name="gr15" draw:text-style-name="P3" draw:layer="layout" svg:width="2.076cm" svg:height="0.302cm" svg:x="58.471cm" svg:y="36.446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2</text:span></text:p>
          </draw:text-box>
        </draw:frame>
        <draw:frame draw:style-name="gr17" draw:text-style-name="P3" draw:layer="layout" svg:width="1.661cm" svg:height="0.302cm" svg:x="58.471cm" svg:y="36.7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0</text:span></text:p>
          </draw:text-box>
        </draw:frame>
        <draw:frame draw:style-name="gr17" draw:text-style-name="P3" draw:layer="layout" svg:width="1.661cm" svg:height="0.302cm" svg:x="58.471cm" svg:y="38.22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1</text:span></text:p>
          </draw:text-box>
        </draw:frame>
        <draw:path draw:style-name="gr1" draw:text-style-name="P1" draw:layer="layout" svg:width="0.255cm" svg:height="0.153cm" svg:x="54.61cm" svg:y="36.887cm" svg:viewBox="0 0 256 154" svg:d="M256 77h-256M0 0v154">
          <text:p/>
        </draw:path>
        <draw:frame draw:style-name="gr5" draw:text-style-name="P3" draw:layer="layout" svg:width="0.624cm" svg:height="0.302cm" svg:x="53.899cm" svg:y="35.93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0.255cm" svg:height="0.153cm" svg:x="54.61cm" svg:y="39.173cm" svg:viewBox="0 0 256 154" svg:d="M256 77h-256M0 0v154">
          <text:p/>
        </draw:path>
        <draw:frame draw:style-name="gr5" draw:text-style-name="P3" draw:layer="layout" svg:width="0.624cm" svg:height="0.302cm" svg:x="53.95cm" svg:y="36.8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101cm" svg:height="1.625cm" svg:x="58.113cm" svg:y="36.915cm" svg:viewBox="0 0 102 1626" svg:d="M102 51c0-28-23-51-51-51s-51 23-51 51 23 50 51 50 51-22 51-50zM77 51c0-14-12-26-26-26s-25 12-25 26 11 25 25 25 26-11 26-25zM102 1576c0-28-23-51-51-51s-51 23-51 51 23 50 51 50 51-22 51-50zM77 1576c0-14-12-26-26-26s-25 12-25 26 11 25 25 25 26-11 26-25z">
          <text:p/>
        </draw:path>
        <draw:frame draw:style-name="gr5" draw:text-style-name="P3" draw:layer="layout" svg:width="0.624cm" svg:height="0.302cm" svg:x="53.95cm" svg:y="39.106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69.25cm" svg:y="38.6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9.113cm" svg:y="37.96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69.126cm" svg:y="37.598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9.85cm" svg:y="37.726cm" svg:viewBox="0 0 1526 1018" svg:d="M1017 1018h-1017M0 1018v-1018M0 0h1017M1017 1018c280 0 509-228 509-509s-229-509-509-509">
          <text:p/>
        </draw:path>
        <draw:frame draw:style-name="gr3" draw:text-style-name="P3" draw:layer="layout" svg:width="0.417cm" svg:height="0.302cm" svg:x="71.552cm" svg:y="37.963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70.002cm" svg:y="37.455cm">
          <draw:text-box>
            <text:p text:style-name="P2"><text:span text:style-name="T1">Z</text:span><text:span text:style-name="T1">2</text:span><text:span text:style-name="T1">2</text:span><text:span text:style-name="T1">A</text:span></text:p>
          </draw:text-box>
        </draw:frame>
        <draw:frame draw:style-name="gr12" draw:text-style-name="P3" draw:layer="layout" svg:width="1.247cm" svg:height="0.302cm" svg:x="70.002cm" svg:y="38.72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65.049cm" svg:y="38.21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0.152cm" svg:height="0.153cm" svg:x="67.31cm" svg:y="38.159cm" svg:viewBox="0 0 153 154" svg:d="M153 78c0-43-34-78-77-78-42 0-76 35-76 78 0 42 34 76 76 76 43 0 77-34 77-76z">
          <text:p/>
        </draw:path>
        <draw:frame draw:style-name="gr21" draw:text-style-name="P4" draw:layer="layout" svg:width="0.624cm" svg:height="0.361cm" svg:x="65.049cm" svg:y="37.6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path draw:style-name="gr1" draw:text-style-name="P1" draw:layer="layout" svg:width="1.529cm" svg:height="1.017cm" svg:x="65.78cm" svg:y="37.726cm" svg:viewBox="0 0 1530 1018" svg:d="M641 1018h-635M641 0h-635M6 764h152M6 255h152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67.488cm" svg:y="37.963cm">
          <draw:text-box>
            <text:p text:style-name="P2"><text:span text:style-name="T1">1</text:span><text:span text:style-name="T1">3</text:span></text:p>
          </draw:text-box>
        </draw:frame>
        <draw:frame draw:style-name="gr11" draw:text-style-name="P3" draw:layer="layout" svg:width="0.832cm" svg:height="0.302cm" svg:x="65.938cm" svg:y="37.455cm">
          <draw:text-box>
            <text:p text:style-name="P2"><text:span text:style-name="T1">Z</text:span><text:span text:style-name="T1">2</text:span><text:span text:style-name="T1">5</text:span><text:span text:style-name="T1">D</text:span></text:p>
          </draw:text-box>
        </draw:frame>
        <draw:frame draw:style-name="gr12" draw:text-style-name="P3" draw:layer="layout" svg:width="1.247cm" svg:height="0.302cm" svg:x="65.938cm" svg:y="38.72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17" draw:text-style-name="P3" draw:layer="layout" svg:width="1.661cm" svg:height="0.302cm" svg:x="63.5cm" svg:y="37.65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2</text:span></text:p>
          </draw:text-box>
        </draw:frame>
        <draw:frame draw:style-name="gr17" draw:text-style-name="P3" draw:layer="layout" svg:width="1.661cm" svg:height="0.302cm" svg:x="63.519cm" svg:y="38.23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4</text:span></text:p>
          </draw:text-box>
        </draw:frame>
        <draw:frame draw:style-name="gr17" draw:text-style-name="P4" draw:layer="layout" svg:width="1.661cm" svg:height="0.302cm" svg:x="67.589cm" svg:y="38.65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5</text:span></text:p>
          </draw:text-box>
        </draw:frame>
        <draw:frame draw:style-name="gr17" draw:text-style-name="P3" draw:layer="layout" svg:width="1.661cm" svg:height="0.302cm" svg:x="67.525cm" svg:y="37.62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19" draw:text-style-name="P3" draw:layer="layout" svg:width="2.491cm" svg:height="0.302cm" svg:x="72.187cm" svg:y="37.97cm">
          <draw:text-box>
            <text:p text:style-name="P2"><text:span text:style-name="T1">H</text:span><text:span text:style-name="T1">_</text:span><text:span text:style-name="T1">S</text:span><text:span text:style-name="T1">Y</text:span><text:span text:style-name="T1">N</text:span><text:span text:style-name="T1">C</text:span><text:span text:style-name="T1">_</text:span><text:span text:style-name="T1">P</text:span><text:span text:style-name="T1">U</text:span><text:span text:style-name="T1">L</text:span><text:span text:style-name="T1">S</text:span><text:span text:style-name="T1">E</text:span></text:p>
          </draw:text-box>
        </draw:frame>
        <draw:frame draw:style-name="gr5" draw:text-style-name="P3" draw:layer="layout" svg:width="0.624cm" svg:height="0.302cm" svg:x="74.193cm" svg:y="39.99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76.451cm" svg:y="40.445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74.193cm" svg:y="40.503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7cm" svg:x="74.924cm" svg:y="40.012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76.632cm" svg:y="40.249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75.082cm" svg:y="39.741cm">
          <draw:text-box>
            <text:p text:style-name="P2"><text:span text:style-name="T1">Z</text:span><text:span text:style-name="T1">2</text:span><text:span text:style-name="T1">5</text:span><text:span text:style-name="T1">B</text:span></text:p>
          </draw:text-box>
        </draw:frame>
        <draw:frame draw:style-name="gr12" draw:text-style-name="P3" draw:layer="layout" svg:width="1.247cm" svg:height="0.302cm" svg:x="75.082cm" svg:y="41.01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74.193cm" svg:y="42.78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path draw:style-name="gr1" draw:text-style-name="P1" draw:layer="layout" svg:width="0.153cm" svg:height="0.153cm" svg:x="76.451cm" svg:y="43.23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74.193cm" svg:y="43.297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3cm" svg:height="1.017cm" svg:x="74.93cm" svg:y="42.806cm" svg:viewBox="0 0 1524 1018" svg:d="M1017 0h-1017M0 0v1018M0 1018h1017M1524 509c0-281-227-509-507-509M1017 1018c280 0 507-228 507-509">
          <text:p/>
        </draw:path>
        <draw:frame draw:style-name="gr3" draw:text-style-name="P3" draw:layer="layout" svg:width="0.417cm" svg:height="0.302cm" svg:x="76.632cm" svg:y="43.043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75.082cm" svg:y="42.535cm">
          <draw:text-box>
            <text:p text:style-name="P2"><text:span text:style-name="T1">Z</text:span><text:span text:style-name="T1">1</text:span><text:span text:style-name="T1">9</text:span><text:span text:style-name="T1">D</text:span></text:p>
          </draw:text-box>
        </draw:frame>
        <draw:frame draw:style-name="gr12" draw:text-style-name="P3" draw:layer="layout" svg:width="1.247cm" svg:height="0.302cm" svg:x="75.082cm" svg:y="43.80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path draw:style-name="gr1" draw:text-style-name="P1" draw:layer="layout" svg:width="0.255cm" svg:height="0.153cm" svg:x="73.914cm" svg:y="43.491cm" svg:viewBox="0 0 256 154" svg:d="M256 78h-77M179 78v-78M179 0l-179 78M0 78l179 76M179 154v-76">
          <text:p/>
        </draw:path>
        <draw:frame draw:style-name="gr11" draw:text-style-name="P3" draw:layer="layout" svg:width="0.832cm" svg:height="0.302cm" svg:x="77.267cm" svg:y="43.05cm">
          <draw:text-box>
            <text:p text:style-name="P2"><text:span text:style-name="T1">/</text:span><text:span text:style-name="T1">I</text:span><text:span text:style-name="T1">N</text:span><text:span text:style-name="T1">T</text:span></text:p>
          </draw:text-box>
        </draw:frame>
        <draw:path draw:style-name="gr1" draw:text-style-name="P1" draw:layer="layout" svg:width="0.101cm" svg:height="0.101cm" svg:x="74.117cm" svg:y="43.011cm" svg:viewBox="0 0 102 102" svg:d="M102 51c0-28-22-51-51-51s-51 23-51 51c0 29 22 51 51 51s51-22 51-51zM77 51c0-14-12-26-26-26-15 0-26 12-26 26s11 26 26 26c14 0 26-12 26-26z">
          <text:p/>
        </draw:path>
        <draw:frame draw:style-name="gr5" draw:text-style-name="P3" draw:layer="layout" svg:width="0.624cm" svg:height="0.302cm" svg:x="73.254cm" svg:y="43.424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63.525cm" svg:y="45.5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3.525cm" svg:y="46.091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6cm" svg:height="1.017cm" svg:x="64.262cm" svg:y="45.6cm" svg:viewBox="0 0 1527 1018" svg:d="M1018 0h-1018M0 0v1018M0 1018h1018M1527 509c0-282-228-509-509-509M1018 1018c281 0 509-229 509-509">
          <text:p/>
        </draw:path>
        <draw:frame draw:style-name="gr13" draw:text-style-name="P3" draw:layer="layout" svg:width="0.416cm" svg:height="0.302cm" svg:x="65.964cm" svg:y="45.83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64.414cm" svg:y="45.329cm">
          <draw:text-box>
            <text:p text:style-name="P2"><text:span text:style-name="T1">Z</text:span><text:span text:style-name="T1">2</text:span><text:span text:style-name="T1">0</text:span><text:span text:style-name="T1">A</text:span></text:p>
          </draw:text-box>
        </draw:frame>
        <draw:frame draw:style-name="gr12" draw:text-style-name="P3" draw:layer="layout" svg:width="1.247cm" svg:height="0.302cm" svg:x="64.414cm" svg:y="46.59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22" draw:text-style-name="P4" draw:layer="layout" svg:width="0.209cm" svg:height="0.302cm" svg:x="69.529cm" svg:y="42.55cm">
          <draw:text-box>
            <text:p text:style-name="P2"><text:span text:style-name="T1">1</text:span></text:p>
          </draw:text-box>
        </draw:frame>
        <draw:frame draw:style-name="gr23" draw:text-style-name="P4" draw:layer="layout" svg:width="0.215cm" svg:height="0.302cm" svg:x="69.519cm" svg:y="42.81cm">
          <draw:text-box>
            <text:p text:style-name="P2"><text:span text:style-name="T1">2</text:span></text:p>
          </draw:text-box>
        </draw:frame>
        <draw:frame draw:style-name="gr3" draw:text-style-name="P4" draw:layer="layout" svg:width="0.417cm" svg:height="0.302cm" svg:x="69.328cm" svg:y="43.074cm">
          <draw:text-box>
            <text:p text:style-name="P2"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9.85cm" svg:y="42.552cm" svg:viewBox="0 0 1526 1018" svg:d="M1017 0h-1017M0 0v1018M0 1018h1017M1526 509c0-282-229-509-509-509M1017 1018c280 0 509-229 509-509">
          <text:p/>
        </draw:path>
        <draw:frame draw:style-name="gr3" draw:text-style-name="P3" draw:layer="layout" svg:width="0.417cm" svg:height="0.302cm" svg:x="71.552cm" svg:y="42.789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70.002cm" svg:y="42.281cm">
          <draw:text-box>
            <text:p text:style-name="P2"><text:span text:style-name="T1">Z</text:span><text:span text:style-name="T1">2</text:span><text:span text:style-name="T1">1</text:span><text:span text:style-name="T1">A</text:span></text:p>
          </draw:text-box>
        </draw:frame>
        <draw:frame draw:style-name="gr12" draw:text-style-name="P3" draw:layer="layout" svg:width="1.247cm" svg:height="0.302cm" svg:x="70.002cm" svg:y="43.55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67.778cm" svg:y="42.56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frame draw:style-name="gr17" draw:text-style-name="P4" draw:layer="layout" svg:width="1.661cm" svg:height="0.302cm" svg:x="67.772cm" svg:y="42.82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path draw:style-name="gr1" draw:text-style-name="P1" draw:layer="layout" svg:width="0.255cm" svg:height="0.203cm" svg:x="55.473cm" svg:y="45.498cm" svg:viewBox="0 0 256 204" svg:d="M153 103c0-43-35-78-77-78s-76 35-76 78c0 42 34 76 76 76s77-34 77-76zM153 0l103 103M256 103l-103 101">
          <text:p/>
        </draw:path>
        <draw:frame draw:style-name="gr8" draw:text-style-name="P3" draw:layer="layout" svg:width="1.039cm" svg:height="0.302cm" svg:x="72.187cm" svg:y="42.796cm">
          <draw:text-box>
            <text:p text:style-name="P2"><text:span text:style-name="T1">F</text:span><text:span text:style-name="T1">I</text:span><text:span text:style-name="T1">E</text:span><text:span text:style-name="T1">L</text:span><text:span text:style-name="T1">D</text:span></text:p>
          </draw:text-box>
        </draw:frame>
        <draw:frame draw:style-name="gr6" draw:text-style-name="P3" draw:layer="layout" svg:width="0.338cm" svg:height="0.302cm" svg:x="55.804cm" svg:y="45.45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5.3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5.456cm">
          <draw:text-box>
            <text:p text:style-name="P2"><text:span text:style-name="T1">Q</text:span><text:span text:style-name="T1">A</text:span></text:p>
          </draw:text-box>
        </draw:frame>
        <draw:frame draw:style-name="gr13" draw:text-style-name="P3" draw:layer="layout" svg:width="0.416cm" svg:height="0.302cm" svg:x="57.328cm" svg:y="45.329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5.71cm">
          <draw:text-box>
            <text:p text:style-name="P2"><text:span text:style-name="T1">Q</text:span><text:span text:style-name="T1">B</text:span></text:p>
          </draw:text-box>
        </draw:frame>
        <draw:frame draw:style-name="gr13" draw:text-style-name="P3" draw:layer="layout" svg:width="0.416cm" svg:height="0.302cm" svg:x="57.328cm" svg:y="45.583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5.964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5.83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6.218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6.091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6.218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5.34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6.09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5.075cm">
          <draw:text-box>
            <text:p text:style-name="P2"><text:span text:style-name="T1">Z</text:span><text:span text:style-name="T1">1</text:span><text:span text:style-name="T1">1</text:span><text:span text:style-name="T1">A</text:span></text:p>
          </draw:text-box>
        </draw:frame>
        <draw:path draw:style-name="gr1" draw:text-style-name="P1" draw:layer="layout" svg:width="0.255cm" svg:height="0.203cm" svg:x="55.473cm" svg:y="43.212cm" svg:viewBox="0 0 256 204" svg:d="M153 104c0-42-35-77-77-77s-76 35-76 77c0 43 34 77 76 77s77-34 77-77zM153 0l103 102M256 102l-103 102">
          <text:p/>
        </draw:path>
        <draw:frame draw:style-name="gr18" draw:text-style-name="P3" draw:layer="layout" svg:width="1.454cm" svg:height="0.302cm" svg:x="55.778cm" svg:y="46.59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6" draw:text-style-name="P3" draw:layer="layout" svg:width="0.338cm" svg:height="0.302cm" svg:x="55.804cm" svg:y="43.17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3.04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6.591cm" svg:y="43.17cm">
          <draw:text-box>
            <text:p text:style-name="P2"><text:span text:style-name="T1">Q</text:span><text:span text:style-name="T1">A</text:span></text:p>
          </draw:text-box>
        </draw:frame>
        <draw:frame draw:style-name="gr3" draw:text-style-name="P3" draw:layer="layout" svg:width="0.417cm" svg:height="0.302cm" svg:x="57.328cm" svg:y="43.043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6.591cm" svg:y="43.424cm">
          <draw:text-box>
            <text:p text:style-name="P2"><text:span text:style-name="T1">Q</text:span><text:span text:style-name="T1">B</text:span></text:p>
          </draw:text-box>
        </draw:frame>
        <draw:frame draw:style-name="gr3" draw:text-style-name="P3" draw:layer="layout" svg:width="0.417cm" svg:height="0.302cm" svg:x="57.328cm" svg:y="43.297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6.591cm" svg:y="43.678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3.5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3.932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3.805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3.932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3.0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3.80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55.778cm" svg:y="42.789cm">
          <draw:text-box>
            <text:p text:style-name="P2"><text:span text:style-name="T1">Z</text:span><text:span text:style-name="T1">1</text:span><text:span text:style-name="T1">0</text:span><text:span text:style-name="T1">B</text:span></text:p>
          </draw:text-box>
        </draw:frame>
        <draw:path draw:style-name="gr1" draw:text-style-name="P1" draw:layer="layout" svg:width="0.255cm" svg:height="0.203cm" svg:x="55.473cm" svg:y="40.672cm" svg:viewBox="0 0 256 204" svg:d="M153 105c0-42-35-78-77-78s-76 36-76 78 34 76 76 76 77-34 77-76zM153 0l103 103M256 103l-103 101">
          <text:p/>
        </draw:path>
        <draw:frame draw:style-name="gr18" draw:text-style-name="P3" draw:layer="layout" svg:width="1.454cm" svg:height="0.302cm" svg:x="55.778cm" svg:y="44.31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6" draw:text-style-name="P3" draw:layer="layout" svg:width="0.338cm" svg:height="0.302cm" svg:x="55.804cm" svg:y="40.63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0.50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0.63cm">
          <draw:text-box>
            <text:p text:style-name="P2"><text:span text:style-name="T1">Q</text:span><text:span text:style-name="T1">A</text:span></text:p>
          </draw:text-box>
        </draw:frame>
        <draw:frame draw:style-name="gr13" draw:text-style-name="P3" draw:layer="layout" svg:width="0.416cm" svg:height="0.302cm" svg:x="57.328cm" svg:y="40.503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0.884cm">
          <draw:text-box>
            <text:p text:style-name="P2"><text:span text:style-name="T1">Q</text:span><text:span text:style-name="T1">B</text:span></text:p>
          </draw:text-box>
        </draw:frame>
        <draw:frame draw:style-name="gr13" draw:text-style-name="P3" draw:layer="layout" svg:width="0.416cm" svg:height="0.302cm" svg:x="57.328cm" svg:y="40.757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1.138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1.011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1.392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1.265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1.392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0.5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1.26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0.249cm">
          <draw:text-box>
            <text:p text:style-name="P2"><text:span text:style-name="T1">Z</text:span><text:span text:style-name="T1">1</text:span><text:span text:style-name="T1">0</text:span><text:span text:style-name="T1">A</text:span></text:p>
          </draw:text-box>
        </draw:frame>
        <draw:frame draw:style-name="gr18" draw:text-style-name="P3" draw:layer="layout" svg:width="1.454cm" svg:height="0.302cm" svg:x="55.778cm" svg:y="41.77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5" draw:text-style-name="P3" draw:layer="layout" svg:width="0.624cm" svg:height="0.302cm" svg:x="60.477cm" svg:y="41.26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0.477cm" svg:y="41.01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60.477cm" svg:y="40.75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1.525cm" svg:height="1.017cm" svg:x="61.214cm" svg:y="40.774cm" svg:viewBox="0 0 1526 1018" svg:d="M1018 1018h-1018M0 1018v-1018M0 0h1018M1018 1018c281 0 508-228 508-509s-227-509-508-509">
          <text:p/>
        </draw:path>
        <draw:frame draw:style-name="gr13" draw:text-style-name="P3" draw:layer="layout" svg:width="0.416cm" svg:height="0.302cm" svg:x="62.916cm" svg:y="41.01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1.366cm" svg:y="40.503cm">
          <draw:text-box>
            <text:p text:style-name="P2"><text:span text:style-name="T1">Z</text:span><text:span text:style-name="T1">2</text:span><text:span text:style-name="T1">1</text:span><text:span text:style-name="T1">C</text:span></text:p>
          </draw:text-box>
        </draw:frame>
        <draw:frame draw:style-name="gr12" draw:text-style-name="P3" draw:layer="layout" svg:width="1.247cm" svg:height="0.302cm" svg:x="61.366cm" svg:y="41.77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60.477cm" svg:y="45.32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477cm" svg:y="45.58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477cm" svg:y="45.83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1.214cm" svg:y="45.346cm" svg:viewBox="0 0 1526 1018" svg:d="M1018 0h-1018M0 0v1018M0 1018h1018M1526 509c0-281-227-509-508-509M1018 1018c281 0 508-228 508-509">
          <text:p/>
        </draw:path>
        <draw:frame draw:style-name="gr13" draw:text-style-name="P3" draw:layer="layout" svg:width="0.416cm" svg:height="0.302cm" svg:x="62.916cm" svg:y="45.58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366cm" svg:y="45.075cm">
          <draw:text-box>
            <text:p text:style-name="P2"><text:span text:style-name="T1">Z</text:span><text:span text:style-name="T1">2</text:span><text:span text:style-name="T1">1</text:span><text:span text:style-name="T1">B</text:span></text:p>
          </draw:text-box>
        </draw:frame>
        <draw:frame draw:style-name="gr12" draw:text-style-name="P3" draw:layer="layout" svg:width="1.247cm" svg:height="0.302cm" svg:x="61.366cm" svg:y="46.3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58.471cm" svg:y="40.51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2</text:span></text:p>
          </draw:text-box>
        </draw:frame>
        <draw:frame draw:style-name="gr17" draw:text-style-name="P3" draw:layer="layout" svg:width="1.661cm" svg:height="0.302cm" svg:x="58.471cm" svg:y="40.76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17" draw:text-style-name="P3" draw:layer="layout" svg:width="1.661cm" svg:height="0.302cm" svg:x="58.471cm" svg:y="41.01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4</text:span></text:p>
          </draw:text-box>
        </draw:frame>
        <draw:frame draw:style-name="gr17" draw:text-style-name="P3" draw:layer="layout" svg:width="1.661cm" svg:height="0.302cm" svg:x="58.471cm" svg:y="41.27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5</text:span></text:p>
          </draw:text-box>
        </draw:frame>
        <draw:frame draw:style-name="gr15" draw:text-style-name="P3" draw:layer="layout" svg:width="2.076cm" svg:height="0.302cm" svg:x="58.471cm" svg:y="43.05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0</text:span></text:p>
          </draw:text-box>
        </draw:frame>
        <draw:frame draw:style-name="gr15" draw:text-style-name="P3" draw:layer="layout" svg:width="2.076cm" svg:height="0.302cm" svg:x="58.471cm" svg:y="43.304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1</text:span></text:p>
          </draw:text-box>
        </draw:frame>
        <draw:frame draw:style-name="gr15" draw:text-style-name="P3" draw:layer="layout" svg:width="2.076cm" svg:height="0.302cm" svg:x="58.471cm" svg:y="43.558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2</text:span></text:p>
          </draw:text-box>
        </draw:frame>
        <draw:path draw:style-name="gr1" draw:text-style-name="P1" draw:layer="layout" svg:width="0.255cm" svg:height="0.153cm" svg:x="54.61cm" svg:y="43.999cm" svg:viewBox="0 0 256 154" svg:d="M256 78h-256M0 0v154">
          <text:p/>
        </draw:path>
        <draw:frame draw:style-name="gr17" draw:text-style-name="P3" draw:layer="layout" svg:width="1.661cm" svg:height="0.302cm" svg:x="58.471cm" svg:y="45.336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0</text:span></text:p>
          </draw:text-box>
        </draw:frame>
        <draw:path draw:style-name="gr1" draw:text-style-name="P1" draw:layer="layout" svg:width="12.444cm" svg:height="2.59cm" svg:x="45.77cm" svg:y="41.282cm" svg:viewBox="0 0 12445 2591" svg:d="M12445 254c0-28-23-51-51-51s-50 23-50 51 22 50 50 50 51-22 51-50zM12420 254c0-14-12-26-26-26s-25 12-25 26 11 25 25 25 26-11 26-25zM12445 2541c0-28-23-51-51-51s-50 23-50 51 22 50 50 50 51-22 51-50zM12420 2541c0-14-12-26-26-26s-25 12-25 26 11 25 25 25 26-11 26-25zM203 0v76M203 254v-77M0 177h407M0 76h407">
          <text:p/>
        </draw:path>
        <draw:frame draw:style-name="gr5" draw:text-style-name="P3" draw:layer="layout" svg:width="0.624cm" svg:height="0.302cm" svg:x="53.95cm" svg:y="43.93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46.431cm" svg:y="41.265cm">
          <draw:text-box>
            <text:p text:style-name="P2"><text:span text:style-name="T1">C</text:span><text:span text:style-name="T1">2</text:span></text:p>
          </draw:text-box>
        </draw:frame>
        <draw:path draw:style-name="gr1" draw:text-style-name="P1" draw:layer="layout" svg:width="0.509cm" svg:height="0.509cm" svg:x="47.752cm" svg:y="40.774cm" svg:viewBox="0 0 510 510" svg:d="M510 0l-255 255M255 255l179 178M434 433l76-77M510 356v154M510 510h-152M358 510l76-77M255 0v510M255 255h-255M485 407M485 433h-25M434 459h51M485 484h-76">
          <text:p/>
        </draw:path>
        <draw:frame draw:style-name="gr11" draw:text-style-name="P3" draw:layer="layout" svg:width="0.832cm" svg:height="0.302cm" svg:x="46.431cm" svg:y="41.519cm">
          <draw:text-box>
            <text:p text:style-name="P2"><text:span text:style-name="T1">1</text:span><text:span text:style-name="T1">0</text:span><text:span text:style-name="T1">0</text:span><text:span text:style-name="T1">P</text:span></text:p>
          </draw:text-box>
        </draw:frame>
        <draw:frame draw:style-name="gr3" draw:text-style-name="P3" draw:layer="layout" svg:width="0.417cm" svg:height="0.302cm" svg:x="48.463cm" svg:y="40.757cm">
          <draw:text-box>
            <text:p text:style-name="P2"><text:span text:style-name="T1">Q</text:span><text:span text:style-name="T1">1</text:span></text:p>
          </draw:text-box>
        </draw:frame>
        <draw:frame draw:style-name="gr12" draw:text-style-name="P3" draw:layer="layout" svg:width="1.247cm" svg:height="0.302cm" svg:x="48.463cm" svg:y="41.011cm">
          <draw:text-box>
            <text:p text:style-name="P2"><text:span text:style-name="T1">2</text:span><text:span text:style-name="T1">N</text:span><text:span text:style-name="T1">3</text:span><text:span text:style-name="T1">9</text:span><text:span text:style-name="T1">0</text:span><text:span text:style-name="T1">4</text:span></text:p>
          </draw:text-box>
        </draw:frame>
        <draw:frame draw:style-name="gr5" draw:text-style-name="P3" draw:layer="layout" svg:width="0.624cm" svg:height="0.302cm" svg:x="50.317cm" svg:y="39.99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50.317cm" svg:y="40.503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9cm" svg:height="1.017cm" svg:x="51.048cm" svg:y="40.012cm" svg:viewBox="0 0 1530 1018" svg:d="M641 0h-509M641 1018h-509M5 254h154M5 763h154M1530 524c-179-324-519-524-889-524M210 509c0-190-76-371-210-504M0 1012c134-133 210-315 210-503M337 509c0-190-75-371-210-504M127 1012c135-133 210-315 210-503M641 1018c370 0 710-202 889-525">
          <text:p/>
        </draw:path>
        <draw:frame draw:style-name="gr13" draw:text-style-name="P3" draw:layer="layout" svg:width="0.416cm" svg:height="0.302cm" svg:x="52.756cm" svg:y="40.249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51.206cm" svg:y="39.741cm">
          <draw:text-box>
            <text:p text:style-name="P2"><text:span text:style-name="T1">Z</text:span><text:span text:style-name="T1">2</text:span><text:span text:style-name="T1">3</text:span><text:span text:style-name="T1">C</text:span></text:p>
          </draw:text-box>
        </draw:frame>
        <draw:path draw:style-name="gr1" draw:text-style-name="P1" draw:layer="layout" svg:width="0.153cm" svg:height="0.255cm" svg:x="48.183cm" svg:y="41.79cm" svg:viewBox="0 0 154 256" svg:d="M76 0v256M0 256h154">
          <text:p/>
        </draw:path>
        <draw:frame draw:style-name="gr12" draw:text-style-name="P3" draw:layer="layout" svg:width="1.247cm" svg:height="0.302cm" svg:x="51.206cm" svg:y="41.01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255cm" svg:x="45.897cm" svg:y="41.79cm" svg:viewBox="0 0 154 256" svg:d="M76 0v256M0 256h154">
          <text:p/>
        </draw:path>
        <draw:frame draw:style-name="gr5" draw:text-style-name="P3" draw:layer="layout" svg:width="0.624cm" svg:height="0.302cm" svg:x="47.955cm" svg:y="42.02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255cm" svg:height="0.153cm" svg:x="50.038cm" svg:y="40.697cm" svg:viewBox="0 0 256 154" svg:d="M256 77h-256M0 0v154">
          <text:p/>
        </draw:path>
        <draw:frame draw:style-name="gr5" draw:text-style-name="P3" draw:layer="layout" svg:width="0.624cm" svg:height="0.302cm" svg:x="45.669cm" svg:y="42.02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2.387cm" svg:height="0.914cm" svg:x="45.923cm" svg:y="40.164cm" svg:viewBox="0 0 2388 915" svg:d="M101 102c0-28-22-51-51-51-28 0-50 23-50 51s22 50 50 50c29 0 51-22 51-50zM76 102c0-14-11-26-26-26-14 0-25 12-25 26s11 25 25 25c15 0 26-11 26-25zM2388 102c0-28-22-51-51-51-28 0-50 23-50 51s22 50 50 50c29 0 51-22 51-50zM2363 102c0-14-11-26-26-26-14 0-25 12-25 26s11 25 25 25c15 0 26-11 26-25zM101 865c0-28-22-51-51-51-28 0-50 23-50 51s22 50 50 50c29 0 51-22 51-50zM76 865c0-14-11-26-26-26-14 0-25 12-25 26s11 25 25 25c15 0 26-11 26-25zM915 0h559M1474 0v203M1474 203h-559M915 203v-203M813 102h77M1499 102h76">
          <text:p/>
        </draw:path>
        <draw:frame draw:style-name="gr5" draw:text-style-name="P3" draw:layer="layout" svg:width="0.624cm" svg:height="0.302cm" svg:x="49.378cm" svg:y="40.6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46.888cm" svg:y="39.741cm">
          <draw:text-box>
            <text:p text:style-name="P2"><text:span text:style-name="T1">R</text:span><text:span text:style-name="T1">2</text:span></text:p>
          </draw:text-box>
        </draw:frame>
        <draw:path draw:style-name="gr1" draw:text-style-name="P1" draw:layer="layout" svg:width="0.811cm" svg:height="0.33cm" svg:x="32.613cm" svg:y="43.822cm" svg:viewBox="0 0 812 331" svg:d="M152 255c0-43-34-78-76-78s-76 35-76 78c0 42 34 76 76 76s76-34 76-76zM812 255c0-43-34-78-76-78s-77 35-77 78c0 42 35 76 77 76s76-34 76-76zM152 255l510-255">
          <text:p/>
        </draw:path>
        <draw:frame draw:style-name="gr5" draw:text-style-name="P3" draw:layer="layout" svg:width="0.624cm" svg:height="0.302cm" svg:x="46.888cm" svg:y="40.503cm">
          <draw:text-box>
            <text:p text:style-name="P2"><text:span text:style-name="T1">4</text:span><text:span text:style-name="T1">7</text:span><text:span text:style-name="T1">K</text:span></text:p>
          </draw:text-box>
        </draw:frame>
        <draw:frame draw:style-name="gr5" draw:text-style-name="P3" draw:layer="layout" svg:width="0.624cm" svg:height="0.302cm" svg:x="32.918cm" svg:y="43.551cm">
          <draw:text-box>
            <text:p text:style-name="P2"><text:span text:style-name="T1">S</text:span><text:span text:style-name="T1">1</text:span><text:span text:style-name="T1">0</text:span></text:p>
          </draw:text-box>
        </draw:frame>
        <draw:path draw:style-name="gr1" draw:text-style-name="P1" draw:layer="layout" svg:width="0.811cm" svg:height="0.33cm" svg:x="32.613cm" svg:y="45.346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32.918cm" svg:y="44.313cm">
          <draw:text-box>
            <text:p text:style-name="P2"><text:span text:style-name="T1">0</text:span></text:p>
          </draw:text-box>
        </draw:frame>
        <draw:frame draw:style-name="gr5" draw:text-style-name="P3" draw:layer="layout" svg:width="0.624cm" svg:height="0.302cm" svg:x="32.918cm" svg:y="45.075cm">
          <draw:text-box>
            <text:p text:style-name="P2"><text:span text:style-name="T1">S</text:span><text:span text:style-name="T1">2</text:span><text:span text:style-name="T1">4</text:span></text:p>
          </draw:text-box>
        </draw:frame>
        <draw:path draw:style-name="gr1" draw:text-style-name="P1" draw:layer="layout" svg:width="0.509cm" svg:height="0.305cm" svg:x="35.56cm" svg:y="44.685cm" svg:viewBox="0 0 510 306" svg:d="M0 153h128M510 153h-127M128 0v306M128 0l255 153M383 153l-255 153M383 306v-306M153 51h25M229 76h-76M153 102h102M305 127h-152M153 153h204M305 179h-152M153 204h102M229 230h-76M153 255h25">
          <text:p/>
        </draw:path>
        <draw:frame draw:style-name="gr6" draw:text-style-name="P3" draw:layer="layout" svg:width="0.338cm" svg:height="0.302cm" svg:x="32.918cm" svg:y="45.837cm">
          <draw:text-box>
            <text:p text:style-name="P2"><text:span text:style-name="T1">P</text:span></text:p>
          </draw:text-box>
        </draw:frame>
        <draw:frame draw:style-name="gr3" draw:text-style-name="P3" draw:layer="layout" svg:width="0.417cm" svg:height="0.302cm" svg:x="35.712cm" svg:y="44.313cm">
          <draw:text-box>
            <text:p text:style-name="P2"><text:span text:style-name="T1">D</text:span><text:span text:style-name="T1">6</text:span></text:p>
          </draw:text-box>
        </draw:frame>
        <draw:frame draw:style-name="gr12" draw:text-style-name="P3" draw:layer="layout" svg:width="1.247cm" svg:height="0.302cm" svg:x="35.712cm" svg:y="45.075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path draw:style-name="gr1" draw:text-style-name="P1" draw:layer="layout" svg:width="9.855cm" svg:height="1.828cm" svg:x="24.229cm" svg:y="43.822cm" svg:viewBox="0 0 9856 1829" svg:d="M9856 254c0-28-23-51-51-51s-50 23-50 51 22 50 50 50 51-22 51-50zM9831 254c0-14-12-26-26-26s-25 12-25 26 11 25 25 25 26-11 26-25zM7826 1017c0-28-22-51-51-51-28 0-50 23-50 51s22 50 50 50c29 0 51-22 51-50zM7801 1017c0-14-11-26-26-26-14 0-25 12-25 26s11 25 25 25c15 0 26-11 26-25zM9856 1779c0-28-23-51-51-51s-50 23-50 51 22 50 50 50 51-22 51-50zM9831 1779c0-14-12-26-26-26s-25 12-25 26 11 25 25 25 26-11 26-25zM152 254c0-42-34-77-76-77s-76 35-76 77 34 76 76 76 76-34 76-76zM816 254c0-42-34-77-76-77s-77 35-77 77 35 76 77 76 76-34 76-76zM154 254l509-254">
          <text:p/>
        </draw:path>
        <draw:frame draw:style-name="gr5" draw:text-style-name="P3" draw:layer="layout" svg:width="0.624cm" svg:height="0.302cm" svg:x="36.373cm" svg:y="44.574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24.536cm" svg:y="43.551cm">
          <draw:text-box>
            <text:p text:style-name="P2"><text:span text:style-name="T1">S</text:span><text:span text:style-name="T1">7</text:span></text:p>
          </draw:text-box>
        </draw:frame>
        <draw:path draw:style-name="gr1" draw:text-style-name="P1" draw:layer="layout" svg:width="0.815cm" svg:height="0.33cm" svg:x="27.023cm" svg:y="43.822cm" svg:viewBox="0 0 816 331" svg:d="M152 255c0-43-34-78-76-78s-76 35-76 78c0 42 34 76 76 76s76-34 76-76zM816 255c0-43-34-78-76-78s-77 35-77 78c0 42 35 76 77 76s76-34 76-76zM154 255l509-255">
          <text:p/>
        </draw:path>
        <draw:frame draw:style-name="gr6" draw:text-style-name="P3" draw:layer="layout" svg:width="0.338cm" svg:height="0.302cm" svg:x="24.536cm" svg:y="44.313cm">
          <draw:text-box>
            <text:p text:style-name="P2"><text:span text:style-name="T1">7</text:span></text:p>
          </draw:text-box>
        </draw:frame>
        <draw:frame draw:style-name="gr3" draw:text-style-name="P3" draw:layer="layout" svg:width="0.417cm" svg:height="0.302cm" svg:x="27.33cm" svg:y="43.551cm">
          <draw:text-box>
            <text:p text:style-name="P2"><text:span text:style-name="T1">S</text:span><text:span text:style-name="T1">8</text:span></text:p>
          </draw:text-box>
        </draw:frame>
        <draw:path draw:style-name="gr1" draw:text-style-name="P1" draw:layer="layout" svg:width="0.809cm" svg:height="0.33cm" svg:x="29.821cm" svg:y="43.822cm" svg:viewBox="0 0 810 331" svg:d="M153 255c0-43-35-78-77-78s-76 35-76 78c0 42 34 76 76 76s77-34 77-76zM810 255c0-43-34-78-76-78s-77 35-77 78c0 42 35 76 77 76s76-34 76-76zM150 255l509-255">
          <text:p/>
        </draw:path>
        <draw:frame draw:style-name="gr6" draw:text-style-name="P3" draw:layer="layout" svg:width="0.338cm" svg:height="0.302cm" svg:x="27.33cm" svg:y="44.313cm">
          <draw:text-box>
            <text:p text:style-name="P2"><text:span text:style-name="T1">8</text:span></text:p>
          </draw:text-box>
        </draw:frame>
        <draw:frame draw:style-name="gr3" draw:text-style-name="P3" draw:layer="layout" svg:width="0.417cm" svg:height="0.302cm" svg:x="30.124cm" svg:y="43.551cm">
          <draw:text-box>
            <text:p text:style-name="P2"><text:span text:style-name="T1">S</text:span><text:span text:style-name="T1">9</text:span></text:p>
          </draw:text-box>
        </draw:frame>
        <draw:path draw:style-name="gr1" draw:text-style-name="P1" draw:layer="layout" svg:width="0.815cm" svg:height="0.33cm" svg:x="24.229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30.124cm" svg:y="44.31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24.536cm" svg:y="45.075cm">
          <draw:text-box>
            <text:p text:style-name="P2"><text:span text:style-name="T1">S</text:span><text:span text:style-name="T1">2</text:span><text:span text:style-name="T1">1</text:span></text:p>
          </draw:text-box>
        </draw:frame>
        <draw:path draw:style-name="gr1" draw:text-style-name="P1" draw:layer="layout" svg:width="0.815cm" svg:height="0.33cm" svg:x="27.023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5.837cm">
          <draw:text-box>
            <text:p text:style-name="P2"><text:span text:style-name="T1">U</text:span></text:p>
          </draw:text-box>
        </draw:frame>
        <draw:frame draw:style-name="gr5" draw:text-style-name="P3" draw:layer="layout" svg:width="0.624cm" svg:height="0.302cm" svg:x="27.33cm" svg:y="45.075cm">
          <draw:text-box>
            <text:p text:style-name="P2"><text:span text:style-name="T1">S</text:span><text:span text:style-name="T1">2</text:span><text:span text:style-name="T1">2</text:span></text:p>
          </draw:text-box>
        </draw:frame>
        <draw:path draw:style-name="gr1" draw:text-style-name="P1" draw:layer="layout" svg:width="0.809cm" svg:height="0.33cm" svg:x="29.821cm" svg:y="45.346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5.837cm">
          <draw:text-box>
            <text:p text:style-name="P2"><text:span text:style-name="T1">I</text:span></text:p>
          </draw:text-box>
        </draw:frame>
        <draw:frame draw:style-name="gr5" draw:text-style-name="P3" draw:layer="layout" svg:width="0.624cm" svg:height="0.302cm" svg:x="30.124cm" svg:y="45.075cm">
          <draw:text-box>
            <text:p text:style-name="P2"><text:span text:style-name="T1">S</text:span><text:span text:style-name="T1">2</text:span><text:span text:style-name="T1">3</text:span></text:p>
          </draw:text-box>
        </draw:frame>
        <draw:path draw:style-name="gr1" draw:text-style-name="P1" draw:layer="layout" svg:width="18.237cm" svg:height="1.828cm" svg:x="13.055cm" svg:y="43.822cm" svg:viewBox="0 0 18238 1829" svg:d="M9855 254c0-28-22-51-51-51-28 0-50 23-50 51s22 50 50 50c29 0 51-22 51-50zM9830 254c0-14-11-26-26-26-14 0-25 12-25 26s11 25 25 25c15 0 26-11 26-25zM12649 254c0-28-22-51-51-51-28 0-50 23-50 51s22 50 50 50c29 0 51-22 51-50zM12624 254c0-14-11-26-26-26-14 0-25 12-25 26s11 25 25 25c15 0 26-11 26-25zM15442 254c0-28-23-51-51-51s-50 23-50 51 22 50 50 50 51-22 51-50zM15417 254c0-14-12-26-26-26s-25 12-25 26 11 25 25 25 26-11 26-25zM18238 254c0-28-22-51-51-51-28 0-50 23-50 51s22 50 50 50c29 0 51-22 51-50zM18213 254c0-14-11-26-26-26-14 0-25 12-25 26s11 25 25 25c15 0 26-11 26-25zM10617 1017c0-28-22-51-51-51-28 0-50 23-50 51s22 50 50 50c29 0 51-22 51-50zM10592 1017c0-14-11-26-26-26-14 0-25 12-25 26s11 25 25 25c15 0 26-11 26-25zM13409 1017c0-28-23-51-51-51s-50 23-50 51 22 50 50 50 51-22 51-50zM13384 1017c0-14-12-26-26-26s-25 12-25 26 11 25 25 25 26-11 26-25zM16204 1017c0-28-23-51-51-51s-50 23-50 51 22 50 50 50 51-22 51-50zM16179 1017c0-14-12-26-26-26s-25 12-25 26 11 25 25 25 26-11 26-25zM9855 1779c0-28-22-51-51-51-28 0-50 23-50 51s22 50 50 50c29 0 51-22 51-50zM9830 1779c0-14-11-26-26-26-14 0-25 12-25 26s11 25 25 25c15 0 26-11 26-25zM12649 1779c0-28-22-51-51-51-28 0-50 23-50 51s22 50 50 50c29 0 51-22 51-50zM12624 1779c0-14-11-26-26-26-14 0-25 12-25 26s11 25 25 25c15 0 26-11 26-25zM15442 1779c0-28-23-51-51-51s-50 23-50 51 22 50 50 50 51-22 51-50zM15417 1779c0-14-12-26-26-26s-25 12-25 26 11 25 25 25 26-11 26-25zM18238 1779c0-28-22-51-51-51-28 0-50 23-50 51s22 50 50 50c29 0 51-22 51-50zM18213 1779c0-14-11-26-26-26-14 0-25 12-25 26s11 25 25 25c15 0 26-11 26-25zM152 254c0-42-34-77-76-77s-76 35-76 77 34 76 76 76 76-34 76-76zM813 254c0-42-34-77-76-77s-77 35-77 77 35 76 77 76 76-34 76-76zM152 254l508-254">
          <text:p/>
        </draw:path>
        <draw:frame draw:style-name="gr6" draw:text-style-name="P3" draw:layer="layout" svg:width="0.338cm" svg:height="0.302cm" svg:x="30.124cm" svg:y="45.837cm">
          <draw:text-box>
            <text:p text:style-name="P2"><text:span text:style-name="T1">O</text:span></text:p>
          </draw:text-box>
        </draw:frame>
        <draw:frame draw:style-name="gr3" draw:text-style-name="P3" draw:layer="layout" svg:width="0.417cm" svg:height="0.302cm" svg:x="13.36cm" svg:y="43.551cm">
          <draw:text-box>
            <text:p text:style-name="P2"><text:span text:style-name="T1">S</text:span><text:span text:style-name="T1">3</text:span></text:p>
          </draw:text-box>
        </draw:frame>
        <draw:path draw:style-name="gr1" draw:text-style-name="P1" draw:layer="layout" svg:width="0.813cm" svg:height="0.33cm" svg:x="15.849cm" svg:y="43.822cm" svg:viewBox="0 0 814 331" svg:d="M152 255c0-43-34-78-76-78s-76 35-76 78c0 42 34 76 76 76s76-34 76-76zM814 255c0-43-35-78-77-78s-76 35-76 78c0 42 34 76 76 76s77-34 77-76zM152 255l509-255">
          <text:p/>
        </draw:path>
        <draw:frame draw:style-name="gr6" draw:text-style-name="P3" draw:layer="layout" svg:width="0.338cm" svg:height="0.302cm" svg:x="13.36cm" svg:y="44.313cm">
          <draw:text-box>
            <text:p text:style-name="P2"><text:span text:style-name="T1">3</text:span></text:p>
          </draw:text-box>
        </draw:frame>
        <draw:frame draw:style-name="gr3" draw:text-style-name="P3" draw:layer="layout" svg:width="0.417cm" svg:height="0.302cm" svg:x="16.154cm" svg:y="43.551cm">
          <draw:text-box>
            <text:p text:style-name="P2"><text:span text:style-name="T1">S</text:span><text:span text:style-name="T1">4</text:span></text:p>
          </draw:text-box>
        </draw:frame>
        <draw:path draw:style-name="gr1" draw:text-style-name="P1" draw:layer="layout" svg:width="0.813cm" svg:height="0.33cm" svg:x="18.641cm" svg:y="43.822cm" svg:viewBox="0 0 814 331" svg:d="M152 255c0-43-34-78-76-78s-76 35-76 78c0 42 34 76 76 76s76-34 76-76zM814 255c0-43-34-78-76-78s-77 35-77 78c0 42 35 76 77 76s76-34 76-76zM154 255l510-255">
          <text:p/>
        </draw:path>
        <draw:frame draw:style-name="gr6" draw:text-style-name="P3" draw:layer="layout" svg:width="0.338cm" svg:height="0.302cm" svg:x="16.154cm" svg:y="44.313cm">
          <draw:text-box>
            <text:p text:style-name="P2"><text:span text:style-name="T1">4</text:span></text:p>
          </draw:text-box>
        </draw:frame>
        <draw:frame draw:style-name="gr3" draw:text-style-name="P3" draw:layer="layout" svg:width="0.417cm" svg:height="0.302cm" svg:x="18.948cm" svg:y="43.551cm">
          <draw:text-box>
            <text:p text:style-name="P2"><text:span text:style-name="T1">S</text:span><text:span text:style-name="T1">5</text:span></text:p>
          </draw:text-box>
        </draw:frame>
        <draw:path draw:style-name="gr1" draw:text-style-name="P1" draw:layer="layout" svg:width="0.813cm" svg:height="0.33cm" svg:x="21.435cm" svg:y="43.822cm" svg:viewBox="0 0 814 331" svg:d="M153 255c0-43-34-78-77-78-42 0-76 35-76 78 0 42 34 76 76 76 43 0 77-34 77-76zM814 255c0-43-34-78-76-78s-77 35-77 78c0 42 35 76 77 76s76-34 76-76zM155 255l508-255">
          <text:p/>
        </draw:path>
        <draw:frame draw:style-name="gr6" draw:text-style-name="P3" draw:layer="layout" svg:width="0.338cm" svg:height="0.302cm" svg:x="18.948cm" svg:y="44.313cm">
          <draw:text-box>
            <text:p text:style-name="P2"><text:span text:style-name="T1">5</text:span></text:p>
          </draw:text-box>
        </draw:frame>
        <draw:frame draw:style-name="gr3" draw:text-style-name="P3" draw:layer="layout" svg:width="0.417cm" svg:height="0.302cm" svg:x="21.742cm" svg:y="43.551cm">
          <draw:text-box>
            <text:p text:style-name="P2"><text:span text:style-name="T1">S</text:span><text:span text:style-name="T1">6</text:span></text:p>
          </draw:text-box>
        </draw:frame>
        <draw:path draw:style-name="gr1" draw:text-style-name="P1" draw:layer="layout" svg:width="0.813cm" svg:height="0.33cm" svg:x="13.055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21.742cm" svg:y="44.313cm">
          <draw:text-box>
            <text:p text:style-name="P2"><text:span text:style-name="T1">6</text:span></text:p>
          </draw:text-box>
        </draw:frame>
        <draw:frame draw:style-name="gr5" draw:text-style-name="P3" draw:layer="layout" svg:width="0.624cm" svg:height="0.302cm" svg:x="13.36cm" svg:y="45.075cm">
          <draw:text-box>
            <text:p text:style-name="P2"><text:span text:style-name="T1">S</text:span><text:span text:style-name="T1">1</text:span><text:span text:style-name="T1">7</text:span></text:p>
          </draw:text-box>
        </draw:frame>
        <draw:path draw:style-name="gr1" draw:text-style-name="P1" draw:layer="layout" svg:width="0.813cm" svg:height="0.33cm" svg:x="15.849cm" svg:y="45.346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5.837cm">
          <draw:text-box>
            <text:p text:style-name="P2"><text:span text:style-name="T1">E</text:span></text:p>
          </draw:text-box>
        </draw:frame>
        <draw:frame draw:style-name="gr5" draw:text-style-name="P3" draw:layer="layout" svg:width="0.624cm" svg:height="0.302cm" svg:x="16.154cm" svg:y="45.075cm">
          <draw:text-box>
            <text:p text:style-name="P2"><text:span text:style-name="T1">S</text:span><text:span text:style-name="T1">1</text:span><text:span text:style-name="T1">8</text:span></text:p>
          </draw:text-box>
        </draw:frame>
        <draw:path draw:style-name="gr1" draw:text-style-name="P1" draw:layer="layout" svg:width="0.813cm" svg:height="0.33cm" svg:x="18.641cm" svg:y="45.346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5.837cm">
          <draw:text-box>
            <text:p text:style-name="P2"><text:span text:style-name="T1">R</text:span></text:p>
          </draw:text-box>
        </draw:frame>
        <draw:frame draw:style-name="gr5" draw:text-style-name="P3" draw:layer="layout" svg:width="0.624cm" svg:height="0.302cm" svg:x="18.948cm" svg:y="45.075cm">
          <draw:text-box>
            <text:p text:style-name="P2"><text:span text:style-name="T1">S</text:span><text:span text:style-name="T1">1</text:span><text:span text:style-name="T1">9</text:span></text:p>
          </draw:text-box>
        </draw:frame>
        <draw:path draw:style-name="gr1" draw:text-style-name="P1" draw:layer="layout" svg:width="0.813cm" svg:height="0.33cm" svg:x="21.435cm" svg:y="45.346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5.837cm">
          <draw:text-box>
            <text:p text:style-name="P2"><text:span text:style-name="T1">T</text:span></text:p>
          </draw:text-box>
        </draw:frame>
        <draw:frame draw:style-name="gr5" draw:text-style-name="P3" draw:layer="layout" svg:width="0.624cm" svg:height="0.302cm" svg:x="21.742cm" svg:y="45.075cm">
          <draw:text-box>
            <text:p text:style-name="P2"><text:span text:style-name="T1">S</text:span><text:span text:style-name="T1">2</text:span><text:span text:style-name="T1">0</text:span></text:p>
          </draw:text-box>
        </draw:frame>
        <draw:frame draw:style-name="gr6" draw:text-style-name="P3" draw:layer="layout" svg:width="0.338cm" svg:height="0.302cm" svg:x="21.742cm" svg:y="45.837cm">
          <draw:text-box>
            <text:p text:style-name="P2"><text:span text:style-name="T1">Y</text:span></text:p>
          </draw:text-box>
        </draw:frame>
        <draw:path draw:style-name="gr1" draw:text-style-name="P1" draw:layer="layout" svg:width="9.499cm" svg:height="5.435cm" svg:x="11.633cm" svg:y="40.215cm" svg:viewBox="0 0 9500 5436" svg:d="M9500 51c0-28-22-51-51-51-28 0-50 23-50 51s22 50 50 50c29 0 51-22 51-50zM9475 51c0-14-11-26-26-26-14 0-25 12-25 26s11 25 25 25c15 0 26-11 26-25zM7214 2084c0-28-22-51-51-51-28 0-50 23-50 51s22 50 50 50c29 0 51-22 51-50zM7189 2084c0-14-11-26-26-26-14 0-25 12-25 26s11 25 25 25c15 0 26-11 26-25zM7468 2338c0-28-22-51-50-51-29 0-51 23-51 51s22 50 51 50c28 0 50-22 50-50zM7443 2338c0-14-11-26-25-26-15 0-26 12-26 26s11 25 26 25c14 0 25-11 25-25zM7720 2592c0-28-23-51-51-51s-50 23-50 51 22 50 50 50 51-22 51-50zM7695 2592c0-14-12-26-26-26s-25 12-25 26 11 25 25 25 26-11 26-25zM7974 2848c0-28-23-51-51-51s-50 23-50 51 22 50 50 50 51-22 51-50zM7949 2848c0-14-12-26-26-26s-25 12-25 26 11 25 25 25 26-11 26-25zM8482 3102c0-28-23-51-51-51s-50 23-50 51 22 50 50 50 51-22 51-50zM8457 3102c0-14-12-26-26-26s-25 12-25 26 11 25 25 25 26-11 26-25zM101 3862c0-28-22-51-51-51-28 0-50 23-50 51s22 50 50 50c29 0 51-22 51-50zM76 3862c0-14-11-26-26-26-14 0-25 12-25 26s11 25 25 25c15 0 26-11 26-25zM2896 3862c0-28-22-51-51-51-28 0-50 23-50 51s22 50 50 50c29 0 51-22 51-50zM2871 3862c0-14-11-26-26-26-14 0-25 12-25 26s11 25 25 25c15 0 26-11 26-25zM5690 3862c0-28-22-51-50-51-29 0-51 23-51 51s22 50 51 50c28 0 50-22 50-50zM5665 3862c0-14-11-26-25-26-15 0-26 12-26 26s11 25 26 25c14 0 25-11 25-25zM8482 3862c0-28-23-51-51-51s-50 23-50 51 22 50 50 50 51-22 51-50zM8457 3862c0-14-12-26-26-26s-25 12-25 26 11 25 25 25 26-11 26-25zM863 4624c0-28-22-51-51-51-28 0-50 23-50 51s22 50 50 50c29 0 51-22 51-50zM838 4624c0-14-11-26-26-26-14 0-25 12-25 26s11 25 25 25c15 0 26-11 26-25zM3658 4624c0-28-22-51-51-51-28 0-50 23-50 51s22 50 50 50c29 0 51-22 51-50zM3633 4624c0-14-11-26-26-26-14 0-25 12-25 26s11 25 25 25c15 0 26-11 26-25zM101 5386c0-28-22-51-51-51-28 0-50 23-50 51s22 50 50 50c29 0 51-22 51-50zM76 5386c0-14-11-26-26-26-14 0-25 12-25 26s11 25 25 25c15 0 26-11 26-25z">
          <text:p/>
        </draw:path>
        <draw:path draw:style-name="gr1" draw:text-style-name="P1" draw:layer="layout" svg:width="12.647cm" svg:height="1.828cm" svg:x="7.467cm" svg:y="43.822cm" svg:viewBox="0 0 12648 1829" svg:d="M7061 1779c0-28-22-51-51-51-28 0-50 23-50 51s22 50 50 50c29 0 51-22 51-50zM7036 1779c0-14-11-26-26-26-14 0-25 12-25 26s11 25 25 25c15 0 26-11 26-25zM9855 1779c0-28-22-51-50-51-29 0-51 23-51 51s22 50 51 50c28 0 50-22 50-50zM9830 1779c0-14-11-26-25-26-15 0-26 12-26 26s11 25 26 25c14 0 25-11 25-25zM12648 1779c0-28-23-51-51-51s-50 23-50 51 22 50 50 50 51-22 51-50zM12623 1779c0-14-12-26-26-26s-25 12-25 26 11 25 25 25 26-11 26-25zM152 254c0-42-34-77-76-77s-76 35-76 77 34 76 76 76 76-34 76-76zM813 254c0-42-34-77-76-77s-77 35-77 77 35 76 77 76 76-34 76-76zM152 254l508-254">
          <text:p/>
        </draw:path>
        <draw:frame draw:style-name="gr5" draw:text-style-name="P3" draw:layer="layout" svg:width="0.624cm" svg:height="0.302cm" svg:x="20.879cm" svg:y="41.018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frame draw:style-name="gr3" draw:text-style-name="P3" draw:layer="layout" svg:width="0.417cm" svg:height="0.302cm" svg:x="7.772cm" svg:y="43.551cm">
          <draw:text-box>
            <text:p text:style-name="P2"><text:span text:style-name="T1">S</text:span><text:span text:style-name="T1">1</text:span></text:p>
          </draw:text-box>
        </draw:frame>
        <draw:path draw:style-name="gr1" draw:text-style-name="P1" draw:layer="layout" svg:width="0.813cm" svg:height="0.33cm" svg:x="10.261cm" svg:y="43.822cm" svg:viewBox="0 0 814 331" svg:d="M152 255c0-43-34-78-76-78s-76 35-76 78c0 42 34 76 76 76s76-34 76-76zM814 255c0-43-34-78-76-78-43 0-77 35-77 78 0 42 34 76 77 76 42 0 76-34 76-76zM152 255l509-255">
          <text:p/>
        </draw:path>
        <draw:frame draw:style-name="gr6" draw:text-style-name="P3" draw:layer="layout" svg:width="0.338cm" svg:height="0.302cm" svg:x="7.772cm" svg:y="44.313cm">
          <draw:text-box>
            <text:p text:style-name="P2"><text:span text:style-name="T1">1</text:span></text:p>
          </draw:text-box>
        </draw:frame>
        <draw:frame draw:style-name="gr3" draw:text-style-name="P3" draw:layer="layout" svg:width="0.417cm" svg:height="0.302cm" svg:x="10.566cm" svg:y="43.551cm">
          <draw:text-box>
            <text:p text:style-name="P2"><text:span text:style-name="T1">S</text:span><text:span text:style-name="T1">2</text:span></text:p>
          </draw:text-box>
        </draw:frame>
        <draw:path draw:style-name="gr1" draw:text-style-name="P1" draw:layer="layout" svg:width="0.813cm" svg:height="0.33cm" svg:x="7.467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10.566cm" svg:y="44.313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.772cm" svg:y="45.075cm">
          <draw:text-box>
            <text:p text:style-name="P2"><text:span text:style-name="T1">S</text:span><text:span text:style-name="T1">1</text:span><text:span text:style-name="T1">1</text:span></text:p>
          </draw:text-box>
        </draw:frame>
        <draw:path draw:style-name="gr1" draw:text-style-name="P1" draw:layer="layout" svg:width="0.813cm" svg:height="0.33cm" svg:x="10.261cm" svg:y="45.346cm" svg:viewBox="0 0 814 331" svg:d="M152 255c0-42-34-77-76-77s-76 35-76 77 34 76 76 76 76-34 76-76zM814 255c0-42-34-77-76-77-43 0-77 35-77 77s34 76 77 76c42 0 76-34 76-76zM152 255l509-255">
          <text:p/>
        </draw:path>
        <draw:frame draw:style-name="gr6" draw:text-style-name="P3" draw:layer="layout" svg:width="0.338cm" svg:height="0.302cm" svg:x="7.772cm" svg:y="45.837cm">
          <draw:text-box>
            <text:p text:style-name="P2"><text:span text:style-name="T1">Q</text:span></text:p>
          </draw:text-box>
        </draw:frame>
        <draw:frame draw:style-name="gr5" draw:text-style-name="P3" draw:layer="layout" svg:width="0.624cm" svg:height="0.302cm" svg:x="10.566cm" svg:y="45.075cm">
          <draw:text-box>
            <text:p text:style-name="P2"><text:span text:style-name="T1">S</text:span><text:span text:style-name="T1">1</text:span><text:span text:style-name="T1">6</text:span></text:p>
          </draw:text-box>
        </draw:frame>
        <draw:path draw:style-name="gr1" draw:text-style-name="P1" draw:layer="layout" svg:width="0.509cm" svg:height="0.305cm" svg:x="5.08cm" svg:y="44.685cm" svg:viewBox="0 0 510 306" svg:d="M510 153h-126M0 153h128M384 306v-306M384 306l-256-153M128 153l256-153M128 0v306M332 51h25M357 76h-76M255 102h102M357 127h-152M154 153h203M357 179h-152M255 204h102M357 230h-76M332 255h25">
          <text:p/>
        </draw:path>
        <draw:frame draw:style-name="gr6" draw:text-style-name="P3" draw:layer="layout" svg:width="0.338cm" svg:height="0.302cm" svg:x="10.566cm" svg:y="45.837cm">
          <draw:text-box>
            <text:p text:style-name="P2"><text:span text:style-name="T1">W</text:span></text:p>
          </draw:text-box>
        </draw:frame>
        <draw:frame draw:style-name="gr3" draw:text-style-name="P3" draw:layer="layout" svg:width="0.417cm" svg:height="0.302cm" svg:x="5.232cm" svg:y="44.313cm">
          <draw:text-box>
            <text:p text:style-name="P2"><text:span text:style-name="T1">D</text:span><text:span text:style-name="T1">7</text:span></text:p>
          </draw:text-box>
        </draw:frame>
        <draw:frame draw:style-name="gr12" draw:text-style-name="P3" draw:layer="layout" svg:width="1.247cm" svg:height="0.302cm" svg:x="5.232cm" svg:y="45.075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path draw:style-name="gr1" draw:text-style-name="P1" draw:layer="layout" svg:width="2.895cm" svg:height="3.176cm" svg:x="6.807cm" svg:y="44.025cm" svg:viewBox="0 0 2896 3177" svg:d="M2134 51c0-28-22-51-50-51-29 0-51 23-51 51s22 50 51 50c28 0 50-22 50-50zM2109 51c0-14-11-26-25-26-15 0-26 12-26 26s11 25 26 25c14 0 25-11 25-25zM101 813c0-28-22-51-51-51-28 0-50 23-50 51s22 50 50 50c29 0 51-22 51-50zM76 813c0-14-11-26-26-26-14 0-25 12-25 26s11 25 25 25c15 0 26-11 26-25zM2896 813c0-28-22-51-50-51-29 0-51 23-51 51s22 50 51 50c28 0 50-22 50-50zM2871 813c0-14-11-26-25-26-15 0-26 12-26 26s11 25 26 25c14 0 25-11 25-25zM2134 1576c0-28-22-51-50-51-29 0-51 23-51 51s22 50 51 50c28 0 50-22 50-50zM2109 1576c0-14-11-26-25-26-15 0-26 12-26 26s11 25 26 25c14 0 25-11 25-25zM813 3101c0-42-34-77-76-77s-76 35-76 77 34 76 76 76 76-34 76-76zM1474 3101c0-42-34-77-76-77s-77 35-77 77 35 76 77 76 76-34 76-76zM813 3101l508-254">
          <text:p/>
        </draw:path>
        <draw:frame draw:style-name="gr5" draw:text-style-name="P3" draw:layer="layout" svg:width="0.624cm" svg:height="0.302cm" svg:x="4.115cm" svg:y="44.574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7.772cm" svg:y="46.599cm">
          <draw:text-box>
            <text:p text:style-name="P2"><text:span text:style-name="T1">S</text:span><text:span text:style-name="T1">1</text:span><text:span text:style-name="T1">2</text:span></text:p>
          </draw:text-box>
        </draw:frame>
        <draw:path draw:style-name="gr1" draw:text-style-name="P1" draw:layer="layout" svg:width="0.813cm" svg:height="0.33cm" svg:x="7.467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7.772cm" svg:y="47.361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7.772cm" svg:y="48.123cm">
          <draw:text-box>
            <text:p text:style-name="P2"><text:span text:style-name="T1">S</text:span><text:span text:style-name="T1">1</text:span><text:span text:style-name="T1">3</text:span></text:p>
          </draw:text-box>
        </draw:frame>
        <draw:path draw:style-name="gr1" draw:text-style-name="P1" draw:layer="layout" svg:width="0.813cm" svg:height="0.33cm" svg:x="10.261cm" svg:y="48.394cm" svg:viewBox="0 0 814 331" svg:d="M152 254c0-42-34-77-76-77s-76 35-76 77c0 43 34 77 76 77s76-34 76-77zM814 254c0-42-34-77-76-77-43 0-77 35-77 77 0 43 34 77 77 77 42 0 76-34 76-77zM152 254l509-254">
          <text:p/>
        </draw:path>
        <draw:frame draw:style-name="gr8" draw:text-style-name="P3" draw:layer="layout" svg:width="1.039cm" svg:height="0.302cm" svg:x="7.772cm" svg:y="48.885cm">
          <draw:text-box>
            <text:p text:style-name="P2"><text:span text:style-name="T1">S</text:span><text:span text:style-name="T1">H</text:span><text:span text:style-name="T1">I</text:span><text:span text:style-name="T1">F</text:span><text:span text:style-name="T1">T</text:span></text:p>
          </draw:text-box>
        </draw:frame>
        <draw:frame draw:style-name="gr5" draw:text-style-name="P3" draw:layer="layout" svg:width="0.624cm" svg:height="0.302cm" svg:x="10.566cm" svg:y="48.123cm">
          <draw:text-box>
            <text:p text:style-name="P2"><text:span text:style-name="T1">S</text:span><text:span text:style-name="T1">1</text:span><text:span text:style-name="T1">4</text:span></text:p>
          </draw:text-box>
        </draw:frame>
        <draw:path draw:style-name="gr1" draw:text-style-name="P1" draw:layer="layout" svg:width="0.813cm" svg:height="0.33cm" svg:x="10.261cm" svg:y="46.87cm" svg:viewBox="0 0 814 331" svg:d="M152 255c0-42-34-77-76-77s-76 35-76 77 34 76 76 76 76-34 76-76zM814 255c0-42-34-77-76-77-43 0-77 35-77 77s34 76 77 76c42 0 76-34 76-76zM152 255l509-255">
          <text:p/>
        </draw:path>
        <draw:frame draw:style-name="gr11" draw:text-style-name="P3" draw:layer="layout" svg:width="0.832cm" svg:height="0.302cm" svg:x="10.566cm" svg:y="48.885cm">
          <draw:text-box>
            <text:p text:style-name="P2"><text:span text:style-name="T1">C</text:span><text:span text:style-name="T1">T</text:span><text:span text:style-name="T1">R</text:span><text:span text:style-name="T1">L</text:span></text:p>
          </draw:text-box>
        </draw:frame>
        <draw:frame draw:style-name="gr5" draw:text-style-name="P3" draw:layer="layout" svg:width="0.624cm" svg:height="0.302cm" svg:x="10.566cm" svg:y="46.599cm">
          <draw:text-box>
            <text:p text:style-name="P2"><text:span text:style-name="T1">S</text:span><text:span text:style-name="T1">1</text:span><text:span text:style-name="T1">5</text:span></text:p>
          </draw:text-box>
        </draw:frame>
        <draw:path draw:style-name="gr1" draw:text-style-name="P1" draw:layer="layout" svg:width="0.509cm" svg:height="0.305cm" svg:x="5.08cm" svg:y="46.209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6" draw:text-style-name="P3" draw:layer="layout" svg:width="0.338cm" svg:height="0.302cm" svg:x="10.566cm" svg:y="47.361cm">
          <draw:text-box>
            <text:p text:style-name="P2"><text:span text:style-name="T1">S</text:span></text:p>
          </draw:text-box>
        </draw:frame>
        <draw:frame draw:style-name="gr3" draw:text-style-name="P3" draw:layer="layout" svg:width="0.417cm" svg:height="0.302cm" svg:x="5.232cm" svg:y="45.837cm">
          <draw:text-box>
            <text:p text:style-name="P2"><text:span text:style-name="T1">D</text:span><text:span text:style-name="T1">8</text:span></text:p>
          </draw:text-box>
        </draw:frame>
        <draw:path draw:style-name="gr1" draw:text-style-name="P1" draw:layer="layout" svg:width="0.509cm" svg:height="0.305cm" svg:x="5.08cm" svg:y="47.733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6.59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5.232cm" svg:y="47.361cm">
          <draw:text-box>
            <text:p text:style-name="P2"><text:span text:style-name="T1">D</text:span><text:span text:style-name="T1">9</text:span></text:p>
          </draw:text-box>
        </draw:frame>
        <draw:path draw:style-name="gr1" draw:text-style-name="P1" draw:layer="layout" svg:width="0.509cm" svg:height="0.305cm" svg:x="5.08cm" svg:y="49.257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8.12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5" draw:text-style-name="P3" draw:layer="layout" svg:width="0.624cm" svg:height="0.302cm" svg:x="5.232cm" svg:y="48.885cm">
          <draw:text-box>
            <text:p text:style-name="P2"><text:span text:style-name="T1">D</text:span><text:span text:style-name="T1">1</text:span><text:span text:style-name="T1">0</text:span></text:p>
          </draw:text-box>
        </draw:frame>
        <draw:frame draw:style-name="gr12" draw:text-style-name="P3" draw:layer="layout" svg:width="1.247cm" svg:height="0.302cm" svg:x="5.232cm" svg:y="49.647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4.115cm" svg:y="49.146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4.115cm" svg:y="47.622cm">
          <draw:text-box>
            <text:p text:style-name="P2"><text:span text:style-name="T1">A</text:span><text:span text:style-name="T1">9</text:span></text:p>
          </draw:text-box>
        </draw:frame>
        <draw:path draw:style-name="gr1" draw:text-style-name="P1" draw:layer="layout" svg:width="7.061cm" svg:height="3.149cm" svg:x="6.807cm" svg:y="46.311cm" svg:viewBox="0 0 7062 3150" svg:d="M101 51c0-28-22-51-51-51-28 0-50 23-50 51s22 50 50 50c29 0 51-22 51-50zM76 51c0-14-11-26-26-26-14 0-25 12-25 26s11 25 25 25c15 0 26-11 26-25zM2895 51c0-28-22-51-50-51-29 0-51 23-51 51s22 50 51 50c28 0 50-22 50-50zM2870 51c0-14-11-26-25-26-15 0-26 12-26 26s11 25 26 25c14 0 25-11 25-25zM2133 813c0-28-22-51-50-51-29 0-51 23-51 51s22 50 51 50c28 0 50-22 50-50zM2108 813c0-14-11-26-25-26-15 0-26 12-26 26s11 25 26 25c14 0 25-11 25-25zM101 1575c0-28-22-51-51-51-28 0-50 23-50 51s22 50 50 50c29 0 51-22 51-50zM76 1575c0-14-11-26-26-26-14 0-25 12-25 26s11 25 25 25c15 0 26-11 26-25zM2895 1575c0-28-22-51-50-51-29 0-51 23-51 51s22 50 51 50c28 0 50-22 50-50zM2870 1575c0-14-11-26-25-26-15 0-26 12-26 26s11 25 26 25c14 0 25-11 25-25zM101 3100c0-28-22-51-51-51-28 0-50 23-50 51s22 50 50 50c29 0 51-22 51-50zM76 3100c0-14-11-26-26-26-14 0-25 12-25 26s11 25 25 25c15 0 26-11 26-25zM2895 3100c0-28-22-51-50-51-29 0-51 23-51 51s22 50 51 50c28 0 50-22 50-50zM2870 3100c0-14-11-26-25-26-15 0-26 12-26 26s11 25 26 25c14 0 25-11 25-25zM6401 813c0-42-34-77-76-77s-76 35-76 77 34 76 76 76 76-34 76-76zM7062 813c0-42-34-77-76-77s-77 35-77 77 35 76 77 76 76-34 76-76zM6401 813l508-254">
          <text:p/>
        </draw:path>
        <draw:frame draw:style-name="gr5" draw:text-style-name="P3" draw:layer="layout" svg:width="0.624cm" svg:height="0.302cm" svg:x="4.115cm" svg:y="46.09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13.36cm" svg:y="46.599cm">
          <draw:text-box>
            <text:p text:style-name="P2"><text:span text:style-name="T1">S</text:span><text:span text:style-name="T1">2</text:span><text:span text:style-name="T1">5</text:span></text:p>
          </draw:text-box>
        </draw:frame>
        <draw:path draw:style-name="gr1" draw:text-style-name="P1" draw:layer="layout" svg:width="0.813cm" svg:height="0.33cm" svg:x="15.849cm" svg:y="46.87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7.361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16.154cm" svg:y="46.599cm">
          <draw:text-box>
            <text:p text:style-name="P2"><text:span text:style-name="T1">S</text:span><text:span text:style-name="T1">2</text:span><text:span text:style-name="T1">6</text:span></text:p>
          </draw:text-box>
        </draw:frame>
        <draw:path draw:style-name="gr1" draw:text-style-name="P1" draw:layer="layout" svg:width="0.813cm" svg:height="0.33cm" svg:x="18.641cm" svg:y="46.87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7.361cm">
          <draw:text-box>
            <text:p text:style-name="P2"><text:span text:style-name="T1">F</text:span></text:p>
          </draw:text-box>
        </draw:frame>
        <draw:frame draw:style-name="gr5" draw:text-style-name="P3" draw:layer="layout" svg:width="0.624cm" svg:height="0.302cm" svg:x="18.948cm" svg:y="46.599cm">
          <draw:text-box>
            <text:p text:style-name="P2"><text:span text:style-name="T1">S</text:span><text:span text:style-name="T1">2</text:span><text:span text:style-name="T1">7</text:span></text:p>
          </draw:text-box>
        </draw:frame>
        <draw:path draw:style-name="gr1" draw:text-style-name="P1" draw:layer="layout" svg:width="0.813cm" svg:height="0.33cm" svg:x="21.435cm" svg:y="46.87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7.361cm">
          <draw:text-box>
            <text:p text:style-name="P2"><text:span text:style-name="T1">G</text:span></text:p>
          </draw:text-box>
        </draw:frame>
        <draw:frame draw:style-name="gr5" draw:text-style-name="P3" draw:layer="layout" svg:width="0.624cm" svg:height="0.302cm" svg:x="21.742cm" svg:y="46.599cm">
          <draw:text-box>
            <text:p text:style-name="P2"><text:span text:style-name="T1">S</text:span><text:span text:style-name="T1">2</text:span><text:span text:style-name="T1">8</text:span></text:p>
          </draw:text-box>
        </draw:frame>
        <draw:path draw:style-name="gr1" draw:text-style-name="P1" draw:layer="layout" svg:width="0.813cm" svg:height="0.33cm" svg:x="21.435cm" svg:y="48.394cm" svg:viewBox="0 0 814 331" svg:d="M153 254c0-42-34-77-77-77-42 0-76 35-76 77 0 43 34 77 76 77 43 0 77-34 77-77zM814 254c0-42-34-77-76-77s-77 35-77 77c0 43 35 77 77 77s76-34 76-77zM155 254l508-254">
          <text:p/>
        </draw:path>
        <draw:frame draw:style-name="gr6" draw:text-style-name="P3" draw:layer="layout" svg:width="0.338cm" svg:height="0.302cm" svg:x="21.742cm" svg:y="47.361cm">
          <draw:text-box>
            <text:p text:style-name="P2"><text:span text:style-name="T1">H</text:span></text:p>
          </draw:text-box>
        </draw:frame>
        <draw:frame draw:style-name="gr5" draw:text-style-name="P3" draw:layer="layout" svg:width="0.624cm" svg:height="0.302cm" svg:x="21.742cm" svg:y="48.123cm">
          <draw:text-box>
            <text:p text:style-name="P2"><text:span text:style-name="T1">S</text:span><text:span text:style-name="T1">3</text:span><text:span text:style-name="T1">7</text:span></text:p>
          </draw:text-box>
        </draw:frame>
        <draw:path draw:style-name="gr1" draw:text-style-name="P1" draw:layer="layout" svg:width="0.813cm" svg:height="0.33cm" svg:x="18.641cm" svg:y="48.394cm" svg:viewBox="0 0 814 331" svg:d="M152 254c0-42-34-77-76-77s-76 35-76 77c0 43 34 77 76 77s76-34 76-77zM814 254c0-42-34-77-76-77s-77 35-77 77c0 43 35 77 77 77s76-34 76-77zM154 254l510-254">
          <text:p/>
        </draw:path>
        <draw:frame draw:style-name="gr6" draw:text-style-name="P3" draw:layer="layout" svg:width="0.338cm" svg:height="0.302cm" svg:x="21.742cm" svg:y="48.885cm">
          <draw:text-box>
            <text:p text:style-name="P2"><text:span text:style-name="T1">V</text:span></text:p>
          </draw:text-box>
        </draw:frame>
        <draw:frame draw:style-name="gr5" draw:text-style-name="P3" draw:layer="layout" svg:width="0.624cm" svg:height="0.302cm" svg:x="18.948cm" svg:y="48.123cm">
          <draw:text-box>
            <text:p text:style-name="P2"><text:span text:style-name="T1">S</text:span><text:span text:style-name="T1">3</text:span><text:span text:style-name="T1">8</text:span></text:p>
          </draw:text-box>
        </draw:frame>
        <draw:path draw:style-name="gr1" draw:text-style-name="P1" draw:layer="layout" svg:width="0.813cm" svg:height="0.33cm" svg:x="15.849cm" svg:y="48.394cm" svg:viewBox="0 0 814 331" svg:d="M152 254c0-42-34-77-76-77s-76 35-76 77c0 43 34 77 76 77s76-34 76-77zM814 254c0-42-35-77-77-77s-76 35-76 77c0 43 34 77 76 77s77-34 77-77zM152 254l509-254">
          <text:p/>
        </draw:path>
        <draw:frame draw:style-name="gr6" draw:text-style-name="P3" draw:layer="layout" svg:width="0.338cm" svg:height="0.302cm" svg:x="18.948cm" svg:y="48.885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6.154cm" svg:y="48.123cm">
          <draw:text-box>
            <text:p text:style-name="P2"><text:span text:style-name="T1">S</text:span><text:span text:style-name="T1">3</text:span><text:span text:style-name="T1">9</text:span></text:p>
          </draw:text-box>
        </draw:frame>
        <draw:path draw:style-name="gr1" draw:text-style-name="P1" draw:layer="layout" svg:width="0.813cm" svg:height="0.33cm" svg:x="13.055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16.154cm" svg:y="48.885cm">
          <draw:text-box>
            <text:p text:style-name="P2"><text:span text:style-name="T1">X</text:span></text:p>
          </draw:text-box>
        </draw:frame>
        <draw:frame draw:style-name="gr5" draw:text-style-name="P3" draw:layer="layout" svg:width="0.624cm" svg:height="0.302cm" svg:x="13.36cm" svg:y="48.123cm">
          <draw:text-box>
            <text:p text:style-name="P2"><text:span text:style-name="T1">S</text:span><text:span text:style-name="T1">4</text:span><text:span text:style-name="T1">0</text:span></text:p>
          </draw:text-box>
        </draw:frame>
        <draw:path draw:style-name="gr1" draw:text-style-name="P1" draw:layer="layout" svg:width="13.411cm" svg:height="3.149cm" svg:x="11.633cm" svg:y="46.311cm" svg:viewBox="0 0 13412 3150" svg:d="M863 51c0-28-22-51-51-51-28 0-50 23-50 51s22 50 50 50c29 0 51-22 51-50zM838 51c0-14-11-26-26-26-14 0-25 12-25 26s11 25 25 25c15 0 26-11 26-25zM3657 51c0-28-22-51-51-51-28 0-50 23-50 51s22 50 50 50c29 0 51-22 51-50zM3632 51c0-14-11-26-26-26-14 0-25 12-25 26s11 25 25 25c15 0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9 813c0-28-22-51-50-51-29 0-51 23-51 51s22 50 51 50c28 0 50-22 50-50zM5664 813c0-14-11-26-25-26-15 0-26 12-26 26s11 25 26 25c14 0 25-11 25-25zM8481 813c0-28-23-51-51-51s-50 23-50 51 22 50 50 50 51-22 51-50zM8456 813c0-14-12-26-26-26s-25 12-25 26 11 25 25 25 26-11 26-25zM863 1575c0-28-22-51-51-51-28 0-50 23-50 51s22 50 50 50c29 0 51-22 51-50zM838 1575c0-14-11-26-26-26-14 0-25 12-25 26s11 25 25 25c15 0 26-11 26-25zM3657 1575c0-28-22-51-51-51-28 0-50 23-50 51s22 50 50 50c29 0 51-22 51-50zM3632 1575c0-14-11-26-26-26-14 0-25 12-25 26s11 25 25 25c15 0 26-11 26-25zM863 3100c0-28-22-51-51-51-28 0-50 23-50 51s22 50 50 50c29 0 51-22 51-50zM838 3100c0-14-11-26-26-26-14 0-25 12-25 26s11 25 25 25c15 0 26-11 26-25zM3657 3100c0-28-22-51-51-51-28 0-50 23-50 51s22 50 50 50c29 0 51-22 51-50zM3632 3100c0-14-11-26-26-26-14 0-25 12-25 26s11 25 25 25c15 0 26-11 26-25zM12749 813c0-42-34-77-76-77s-76 35-76 77 34 76 76 76 76-34 76-76zM13412 813c0-42-34-77-76-77s-77 35-77 77 35 76 77 76 76-34 76-76zM12751 813l508-254">
          <text:p/>
        </draw:path>
        <draw:frame draw:style-name="gr6" draw:text-style-name="P3" draw:layer="layout" svg:width="0.338cm" svg:height="0.302cm" svg:x="13.36cm" svg:y="48.885cm">
          <draw:text-box>
            <text:p text:style-name="P2"><text:span text:style-name="T1">Z</text:span></text:p>
          </draw:text-box>
        </draw:frame>
        <draw:frame draw:style-name="gr5" draw:text-style-name="P3" draw:layer="layout" svg:width="0.624cm" svg:height="0.302cm" svg:x="24.536cm" svg:y="46.599cm">
          <draw:text-box>
            <text:p text:style-name="P2"><text:span text:style-name="T1">S</text:span><text:span text:style-name="T1">2</text:span><text:span text:style-name="T1">9</text:span></text:p>
          </draw:text-box>
        </draw:frame>
        <draw:path draw:style-name="gr1" draw:text-style-name="P1" draw:layer="layout" svg:width="0.815cm" svg:height="0.33cm" svg:x="27.023cm" svg:y="46.87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7.361cm">
          <draw:text-box>
            <text:p text:style-name="P2"><text:span text:style-name="T1">J</text:span></text:p>
          </draw:text-box>
        </draw:frame>
        <draw:frame draw:style-name="gr5" draw:text-style-name="P3" draw:layer="layout" svg:width="0.624cm" svg:height="0.302cm" svg:x="27.33cm" svg:y="46.599cm">
          <draw:text-box>
            <text:p text:style-name="P2"><text:span text:style-name="T1">S</text:span><text:span text:style-name="T1">3</text:span><text:span text:style-name="T1">0</text:span></text:p>
          </draw:text-box>
        </draw:frame>
        <draw:path draw:style-name="gr1" draw:text-style-name="P1" draw:layer="layout" svg:width="0.809cm" svg:height="0.33cm" svg:x="29.821cm" svg:y="46.87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7.361cm">
          <draw:text-box>
            <text:p text:style-name="P2"><text:span text:style-name="T1">K</text:span></text:p>
          </draw:text-box>
        </draw:frame>
        <draw:frame draw:style-name="gr5" draw:text-style-name="P3" draw:layer="layout" svg:width="0.624cm" svg:height="0.302cm" svg:x="30.124cm" svg:y="46.599cm">
          <draw:text-box>
            <text:p text:style-name="P2"><text:span text:style-name="T1">S</text:span><text:span text:style-name="T1">3</text:span><text:span text:style-name="T1">1</text:span></text:p>
          </draw:text-box>
        </draw:frame>
        <draw:path draw:style-name="gr1" draw:text-style-name="P1" draw:layer="layout" svg:width="0.809cm" svg:height="0.33cm" svg:x="29.821cm" svg:y="48.394cm" svg:viewBox="0 0 810 331" svg:d="M153 254c0-42-35-77-77-77s-76 35-76 77c0 43 34 77 76 77s77-34 77-77zM810 254c0-42-34-77-76-77s-77 35-77 77c0 43 35 77 77 77s76-34 76-77zM150 254l509-254">
          <text:p/>
        </draw:path>
        <draw:frame draw:style-name="gr6" draw:text-style-name="P3" draw:layer="layout" svg:width="0.338cm" svg:height="0.302cm" svg:x="30.124cm" svg:y="47.361cm">
          <draw:text-box>
            <text:p text:style-name="P2"><text:span text:style-name="T1">L</text:span></text:p>
          </draw:text-box>
        </draw:frame>
        <draw:frame draw:style-name="gr5" draw:text-style-name="P3" draw:layer="layout" svg:width="0.624cm" svg:height="0.302cm" svg:x="30.124cm" svg:y="48.123cm">
          <draw:text-box>
            <text:p text:style-name="P2"><text:span text:style-name="T1">S</text:span><text:span text:style-name="T1">3</text:span><text:span text:style-name="T1">4</text:span></text:p>
          </draw:text-box>
        </draw:frame>
        <draw:path draw:style-name="gr1" draw:text-style-name="P1" draw:layer="layout" svg:width="0.815cm" svg:height="0.33cm" svg:x="27.023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30.124cm" svg:y="48.885cm">
          <draw:text-box>
            <text:p text:style-name="P2"><text:span text:style-name="T1">M</text:span></text:p>
          </draw:text-box>
        </draw:frame>
        <draw:frame draw:style-name="gr5" draw:text-style-name="P3" draw:layer="layout" svg:width="0.624cm" svg:height="0.302cm" svg:x="27.33cm" svg:y="48.123cm">
          <draw:text-box>
            <text:p text:style-name="P2"><text:span text:style-name="T1">S</text:span><text:span text:style-name="T1">3</text:span><text:span text:style-name="T1">5</text:span></text:p>
          </draw:text-box>
        </draw:frame>
        <draw:path draw:style-name="gr1" draw:text-style-name="P1" draw:layer="layout" svg:width="0.815cm" svg:height="0.33cm" svg:x="24.229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27.33cm" svg:y="48.885cm">
          <draw:text-box>
            <text:p text:style-name="P2"><text:span text:style-name="T1">N</text:span></text:p>
          </draw:text-box>
        </draw:frame>
        <draw:frame draw:style-name="gr5" draw:text-style-name="P3" draw:layer="layout" svg:width="0.624cm" svg:height="0.302cm" svg:x="24.536cm" svg:y="48.123cm">
          <draw:text-box>
            <text:p text:style-name="P2"><text:span text:style-name="T1">S</text:span><text:span text:style-name="T1">3</text:span><text:span text:style-name="T1">6</text:span></text:p>
          </draw:text-box>
        </draw:frame>
        <draw:path draw:style-name="gr1" draw:text-style-name="P1" draw:layer="layout" svg:width="8.483cm" svg:height="3.149cm" svg:x="22.809cm" svg:y="46.311cm" svg:viewBox="0 0 8484 3150" svg:d="M863 51c0-28-22-51-51-51-28 0-50 23-50 51s22 50 50 50c29 0 51-22 51-50zM838 51c0-14-11-26-26-26-14 0-25 12-25 26s11 25 25 25c15 0 26-11 26-25zM3655 51c0-28-23-51-51-51s-50 23-50 51 22 50 50 50 51-22 51-50zM3630 51c0-14-12-26-26-26s-25 12-25 26 11 25 25 25 26-11 26-25zM6449 51c0-28-23-51-51-51s-50 23-50 51 22 50 50 50 51-22 51-50zM6424 51c0-14-12-26-26-26s-25 12-25 26 11 25 25 25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7 813c0-28-23-51-51-51s-50 23-50 51 22 50 50 50 51-22 51-50zM5662 813c0-14-12-26-26-26s-25 12-25 26 11 25 25 25 26-11 26-25zM8484 813c0-28-22-51-51-51-28 0-50 23-50 51s22 50 50 50c29 0 51-22 51-50zM8459 813c0-14-11-26-26-26-14 0-25 12-25 26s11 25 25 25c15 0 26-11 26-25zM863 1575c0-28-22-51-51-51-28 0-50 23-50 51s22 50 50 50c29 0 51-22 51-50zM838 1575c0-14-11-26-26-26-14 0-25 12-25 26s11 25 25 25c15 0 26-11 26-25zM3655 1575c0-28-23-51-51-51s-50 23-50 51 22 50 50 50 51-22 51-50zM3630 1575c0-14-12-26-26-26s-25 12-25 26 11 25 25 25 26-11 26-25zM6449 1575c0-28-23-51-51-51s-50 23-50 51 22 50 50 50 51-22 51-50zM6424 1575c0-14-12-26-26-26s-25 12-25 26 11 25 25 25 26-11 26-25zM863 3100c0-28-22-51-51-51-28 0-50 23-50 51s22 50 50 50c29 0 51-22 51-50zM838 3100c0-14-11-26-26-26-14 0-25 12-25 26s11 25 25 25c15 0 26-11 26-25zM3655 3100c0-28-23-51-51-51s-50 23-50 51 22 50 50 50 51-22 51-50zM3630 3100c0-14-12-26-26-26s-25 12-25 26 11 25 25 25 26-11 26-25zM6449 3100c0-28-23-51-51-51s-50 23-50 51 22 50 50 50 51-22 51-50zM6424 3100c0-14-12-26-26-26s-25 12-25 26 11 25 25 25 26-11 26-25z">
          <text:p/>
        </draw:path>
        <draw:path draw:style-name="gr1" draw:text-style-name="P1" draw:layer="layout" svg:width="0.811cm" svg:height="0.33cm" svg:x="32.613cm" svg:y="46.87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24.536cm" svg:y="48.885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32.918cm" svg:y="46.599cm">
          <draw:text-box>
            <text:p text:style-name="P2"><text:span text:style-name="T1">S</text:span><text:span text:style-name="T1">3</text:span><text:span text:style-name="T1">2</text:span></text:p>
          </draw:text-box>
        </draw:frame>
        <draw:path draw:style-name="gr1" draw:text-style-name="P1" draw:layer="layout" svg:width="0.811cm" svg:height="0.33cm" svg:x="32.613cm" svg:y="48.394cm" svg:viewBox="0 0 812 331" svg:d="M152 254c0-42-34-77-76-77s-76 35-76 77c0 43 34 77 76 77s76-34 76-77zM812 254c0-42-34-77-76-77s-77 35-77 77c0 43 35 77 77 77s76-34 76-77zM152 254l510-254">
          <text:p/>
        </draw:path>
        <draw:frame draw:style-name="gr8" draw:text-style-name="P3" draw:layer="layout" svg:width="1.039cm" svg:height="0.302cm" svg:x="32.918cm" svg:y="47.361cm">
          <draw:text-box>
            <text:p text:style-name="P2"><text:span text:style-name="T1">E</text:span><text:span text:style-name="T1">N</text:span><text:span text:style-name="T1">T</text:span><text:span text:style-name="T1">E</text:span><text:span text:style-name="T1">R</text:span></text:p>
          </draw:text-box>
        </draw:frame>
        <draw:frame draw:style-name="gr5" draw:text-style-name="P3" draw:layer="layout" svg:width="0.624cm" svg:height="0.302cm" svg:x="32.918cm" svg:y="48.123cm">
          <draw:text-box>
            <text:p text:style-name="P2"><text:span text:style-name="T1">S</text:span><text:span text:style-name="T1">3</text:span><text:span text:style-name="T1">3</text:span></text:p>
          </draw:text-box>
        </draw:frame>
        <draw:path draw:style-name="gr1" draw:text-style-name="P1" draw:layer="layout" svg:width="0.509cm" svg:height="0.305cm" svg:x="35.56cm" svg:y="49.257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8" draw:text-style-name="P3" draw:layer="layout" svg:width="1.039cm" svg:height="0.302cm" svg:x="32.918cm" svg:y="48.885cm">
          <draw:text-box>
            <text:p text:style-name="P2"><text:span text:style-name="T1">S</text:span><text:span text:style-name="T1">P</text:span><text:span text:style-name="T1">A</text:span><text:span text:style-name="T1">C</text:span><text:span text:style-name="T1">E</text:span></text:p>
          </draw:text-box>
        </draw:frame>
        <draw:frame draw:style-name="gr3" draw:text-style-name="P3" draw:layer="layout" svg:width="0.417cm" svg:height="0.302cm" svg:x="35.712cm" svg:y="48.885cm">
          <draw:text-box>
            <text:p text:style-name="P2"><text:span text:style-name="T1">D</text:span><text:span text:style-name="T1">3</text:span></text:p>
          </draw:text-box>
        </draw:frame>
        <draw:path draw:style-name="gr1" draw:text-style-name="P1" draw:layer="layout" svg:width="0.509cm" svg:height="0.305cm" svg:x="35.56cm" svg:y="47.733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9.647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35.712cm" svg:y="47.361cm">
          <draw:text-box>
            <text:p text:style-name="P2"><text:span text:style-name="T1">D</text:span><text:span text:style-name="T1">4</text:span></text:p>
          </draw:text-box>
        </draw:frame>
        <draw:path draw:style-name="gr1" draw:text-style-name="P1" draw:layer="layout" svg:width="0.509cm" svg:height="0.305cm" svg:x="35.56cm" svg:y="46.209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8.12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35.712cm" svg:y="45.837cm">
          <draw:text-box>
            <text:p text:style-name="P2"><text:span text:style-name="T1">D</text:span><text:span text:style-name="T1">5</text:span></text:p>
          </draw:text-box>
        </draw:frame>
        <draw:frame draw:style-name="gr12" draw:text-style-name="P3" draw:layer="layout" svg:width="1.247cm" svg:height="0.302cm" svg:x="35.712cm" svg:y="46.59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5" draw:text-style-name="P3" draw:layer="layout" svg:width="0.624cm" svg:height="0.302cm" svg:x="36.373cm" svg:y="46.098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36.373cm" svg:y="47.622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path draw:style-name="gr1" draw:text-style-name="P1" draw:layer="layout" svg:width="23.774cm" svg:height="3.149cm" svg:x="31.953cm" svg:y="46.311cm" svg:viewBox="0 0 23775 3150" svg:d="M101 51c0-28-22-51-51-51-28 0-50 23-50 51s22 50 50 50c29 0 51-22 51-50zM76 51c0-14-11-26-26-26-14 0-25 12-25 26s11 25 25 25c15 0 26-11 26-25zM2131 813c0-28-23-51-51-51s-50 23-50 51 22 50 50 50 51-22 51-50zM2106 813c0-14-12-26-26-26s-25 12-25 26 11 25 25 25 26-11 26-25zM101 1575c0-28-22-51-51-51-28 0-50 23-50 51s22 50 50 50c29 0 51-22 51-50zM76 1575c0-14-11-26-26-26-14 0-25 12-25 26s11 25 25 25c15 0 26-11 26-25zM101 3100c0-28-22-51-51-51-28 0-50 23-50 51s22 50 50 50c29 0 51-22 51-50zM76 3100c0-14-11-26-26-26-14 0-25 12-25 26s11 25 25 25c15 0 26-11 26-25zM23673 1575c0-42-34-77-76-77s-76 35-76 77 34 76 76 76 76-34 76-76zM23673 1473l102 102M23775 1575l-102 101">
          <text:p/>
        </draw:path>
        <draw:frame draw:style-name="gr5" draw:text-style-name="P3" draw:layer="layout" svg:width="0.624cm" svg:height="0.302cm" svg:x="36.373cm" svg:y="49.146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6" draw:text-style-name="P3" draw:layer="layout" svg:width="0.338cm" svg:height="0.302cm" svg:x="55.804cm" svg:y="47.742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7.615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6.591cm" svg:y="47.742cm">
          <draw:text-box>
            <text:p text:style-name="P2"><text:span text:style-name="T1">Q</text:span><text:span text:style-name="T1">A</text:span></text:p>
          </draw:text-box>
        </draw:frame>
        <draw:frame draw:style-name="gr3" draw:text-style-name="P3" draw:layer="layout" svg:width="0.417cm" svg:height="0.302cm" svg:x="57.328cm" svg:y="47.615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6.591cm" svg:y="47.996cm">
          <draw:text-box>
            <text:p text:style-name="P2"><text:span text:style-name="T1">Q</text:span><text:span text:style-name="T1">B</text:span></text:p>
          </draw:text-box>
        </draw:frame>
        <draw:frame draw:style-name="gr3" draw:text-style-name="P3" draw:layer="layout" svg:width="0.417cm" svg:height="0.302cm" svg:x="57.328cm" svg:y="47.86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6.591cm" svg:y="48.25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8.12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8.504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8.377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8.504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7.63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8.377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55.778cm" svg:y="47.361cm">
          <draw:text-box>
            <text:p text:style-name="P2"><text:span text:style-name="T1">Z</text:span><text:span text:style-name="T1">1</text:span><text:span text:style-name="T1">1</text:span><text:span text:style-name="T1">B</text:span></text:p>
          </draw:text-box>
        </draw:frame>
        <draw:frame draw:style-name="gr18" draw:text-style-name="P3" draw:layer="layout" svg:width="1.454cm" svg:height="0.302cm" svg:x="55.778cm" svg:y="48.8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17" draw:text-style-name="P3" draw:layer="layout" svg:width="1.661cm" svg:height="0.302cm" svg:x="58.471cm" svg:y="45.59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1</text:span></text:p>
          </draw:text-box>
        </draw:frame>
        <draw:frame draw:style-name="gr17" draw:text-style-name="P3" draw:layer="layout" svg:width="1.661cm" svg:height="0.302cm" svg:x="58.471cm" svg:y="45.84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2</text:span></text:p>
          </draw:text-box>
        </draw:frame>
        <draw:frame draw:style-name="gr17" draw:text-style-name="P3" draw:layer="layout" svg:width="1.661cm" svg:height="0.302cm" svg:x="58.471cm" svg:y="46.09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frame draw:style-name="gr17" draw:text-style-name="P3" draw:layer="layout" svg:width="1.661cm" svg:height="0.302cm" svg:x="58.471cm" svg:y="47.62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path draw:style-name="gr1" draw:text-style-name="P1" draw:layer="layout" svg:width="3.655cm" svg:height="2.387cm" svg:x="54.559cm" svg:y="46.311cm" svg:viewBox="0 0 3656 2388" svg:d="M3656 51c0-28-23-51-51-51s-50 23-50 51 22 50 50 50 51-22 51-50zM3631 51c0-14-12-26-26-26s-25 12-25 26 11 25 25 25 26-11 26-25zM101 2338c0-28-22-51-51-51-28 0-50 23-50 51s22 50 50 50c29 0 51-22 51-50zM76 2338c0-14-11-26-26-26-14 0-25 12-25 26s11 25 25 25c15 0 26-11 26-25z">
          <text:p/>
        </draw:path>
        <draw:frame draw:style-name="gr17" draw:text-style-name="P3" draw:layer="layout" svg:width="1.661cm" svg:height="0.302cm" svg:x="58.471cm" svg:y="47.876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5</text:span></text:p>
          </draw:text-box>
        </draw:frame>
        <draw:path draw:style-name="gr1" draw:text-style-name="P1" draw:layer="layout" svg:width="55.143cm" svg:height="32.842cm" svg:x="18.77cm" svg:y="13.062cm" svg:viewBox="0 0 55144 32843" svg:d="M44779 32793c0-28-23-51-51-51s-50 23-50 51 22 50 50 50 51-22 51-50zM44754 32793c0-14-12-26-26-26s-25 12-25 26 11 25 25 25 26-11 26-25zM24410 26h22607M47017 26v-26M47017 0h-22607M24410 0v51M24410 51h22607M47017 51v-25M55144 16537h-55119M25 16537v-26M25 16511h55119M55144 16511v51M55144 16562h-55119M25 16562v-25M534 15775h23876M24410 15775v-26M24410 15749h-23876M534 15749v51M534 15800h23876M24410 15800v-25M25 13489v3048M25 16537h26M51 16537v-3048M51 13489h-51M0 13489v3048M0 16537h25M534 15775v-6604M534 9171h25M559 9171v6604M559 15775h-51M508 15775v-6604M508 9171h26M3327 8155v7620M3327 15775h26M3353 15775v-7620M3353 8155h-51M3302 8155v7620M3302 15775h25M8916 16537v-8382M8916 8155h26M8942 8155v8382M8942 16537h-51M8891 16537v-8382M8891 8155h25M13996 8409v7366M13996 15775h26M14022 15775v-7366M14022 8409h-51M13971 8409v7366M13971 15775h25M20601 16537v-8382M20601 8155h25M20626 8155v8382M20626 16537h-51M20575 16537v-8382M20575 8155h26M24410 15775v-15749M24410 26h26M24436 26v15749M24436 15775h-51M24385 15775v-15749">
          <text:p/>
        </draw:path>
        <draw:path draw:style-name="gr1" draw:text-style-name="P1" draw:layer="layout" svg:width="35.662cm" svg:height="35.052cm" svg:x="31.902cm" svg:y="2.674cm" svg:viewBox="0 0 35663 35053" svg:d="M11252 10414h25M6959 35053l-3047-1016M3912 35053l3047-1016M24740 0h8382M33122 508h-1778M31598 1778h1524M33122 2286h-2540M29058 2286h-1524M27534 2032h1524M29058 2540h-1524M27280 3810h-762M27280 4572h4318M31598 5080h-762M30836 6858h4065M35663 7874h-33529M0 8890h26518M26518 9398h-762M27534 10160h1524M28042 10922h-4572M23470 11684h-2795M20421 11684h-2895M17526 11938h609M14833 15749h10923M25756 16003h-10923M14833 16257h10923M25756 16511h-10923M14833 17019h4826M19659 16765h6097M25756 17019h-5335M20421 17273h-5588M12801 17273h-1270M11531 17019h1270M12801 16511h-1270M11531 16257h1270M12801 16003h-1270M11531 15749h1270M12649 17781h-1880M12039 18035h610M12801 19305h-1270M11531 19559h1270M12801 19813h-1270M11531 20067h1270M12801 20575h-762M12039 20829h762M12649 21337h-1880M12039 21591h610M12039 22607h1270M13563 23369h-2794M14071 23369h1524M15595 20829h-762M14833 20575h762M14833 20067h8637M22708 19813h-7875M14833 19559h7113M21183 19305h-6350M21183 17273h4573M25756 17527h-3810M22708 17781h3048M25756 18035h-2286M23978 18289h1778M25756 18797h-1016M24486 19051h1270M25756 19305h-1524M27788 17527h7113">
          <text:p/>
        </draw:path>
        <draw:path draw:style-name="gr1" draw:text-style-name="P1" draw:layer="layout" svg:width="20.83cm" svg:height="30.735cm" svg:x="53.34cm" svg:y="17.406cm" svg:viewBox="0 0 20831 30736" svg:d="M13972 2794h2033M16005 2540h-9654M6351 2540h762M7113 2286h-762M6351 2286h9654M16005 2032h-9654M6351 2032h762M6351 1778h9654M16005 1524h-9654M6351 1270h9654M16005 1016h-9654M6605 0h-2540M7367 254h8638M16005 508h-8384M7875 762h8130M18037 762h1524M19306 508h-1269M18037 254h1016M19815 1016h-1778M18037 1270h2032M20323 1524h-2286M18037 1778h2539M20831 2032h-2794M16005 3302h-1016M14481 3556h1524M16005 3810h-1779M11685 7367h-254M11431 7621h-254M11177 7875h-3048M7875 8637h1524M8383 8891h-762M6097 18797h-2287M3810 19051h2287M6097 19305h-2287M3810 19559h2287M4827 20321h-3303M1524 19559h762M2134 18797h-2134M1524 21084h610M2286 21846h-762M1524 22608h3303M4573 21846h-763M3810 21592h763M4573 21338h-763M3810 21084h2287M7113 23370h-3303M3810 23624h2287M7113 23624h762M7875 23878h-4065M3810 24132h4065M9399 23878h762M10161 24894h-8637M1524 25148h3303M3810 25910h2287M6097 26164h-2287M3810 26418h2287M4573 26672h-763M4827 27434h-3303M1524 28196h610M2286 28958h-1016M1524 29720h3303M3810 28958h2287M6097 30482h-2287M3810 30736h6351">
          <text:p/>
        </draw:path>
        <draw:path draw:style-name="gr1" draw:text-style-name="P1" draw:layer="layout" svg:width="11.94cm" svg:height="3.811cm" svg:x="54.61cm" svg:y="45.6cm" svg:viewBox="0 0 11941 3812" svg:d="M8892 762h762M9654 254h-1524M6605 254h-4064M2541 0h4064M6605 508h-4064M2541 2795h762M3303 3050h-762M1016 3050h-1016M0 3812h11941M11941 508h-762">
          <text:p/>
        </draw:path>
        <draw:path draw:style-name="gr1" draw:text-style-name="P1" draw:layer="layout" svg:width="73.153cm" svg:height="12.447cm" svg:x="5.588cm" svg:y="35.44cm" svg:viewBox="0 0 73154 12448" svg:d="M57913 7875h6351M64264 7621h-1778M62486 7367h1778M65788 7621h3556M69344 8129h-762M71020 7875h1626M73154 5081h-2134M69344 4826h-762M68582 5335h762M68582 2794h-2794M64264 2794h-2388M62486 2540h1778M64264 3048h-1778M60200 3048h-1525M58675 2540h1525M49887 5335h-610M49277 6097h762M49887 7875h-610M49277 8637h762M49887 12448h-610M45467 5335h-762M45467 4826h-3556M41149 4826h-762M40387 5589h1778M41911 3556h762M41657 3556h-762M40642 3556h-255M38863 1524h-2540M37085 508h1778M38863 762h762M39625 1016h-762M35815 3048h-1270M33784 3048h-1118M30990 3302h-1525M30227 2794h763M30990 762h-763M30990 254h-5437M23876 0h-4826M19050 1524h1778M20828 2032h-1778M19050 3302h4826M23876 2794h-762M23114 1778h-762M23114 508h762M25400 3048h2541M27941 3556h-763M26162 4826h-10922M14732 5843h1270M17272 7875h-2794M14478 8637h-609M13056 8637h-609M11685 8637h-610M10262 8637h-610M8890 8637h-609M7468 8637h-610M6096 8637h-609M4674 8637h-609M3303 8637h-610M1880 8637h-610M0 9399h12447M12447 10161h609M13869 10161h609M15240 10161h610M16663 10161h609">
          <text:p/>
        </draw:path>
        <draw:path draw:style-name="gr1" draw:text-style-name="P1" draw:layer="layout" svg:width="33.021cm" svg:height="5.335cm" svg:x="4.064cm" svg:y="44.076cm" svg:viewBox="0 0 33022 5336" svg:d="M19559 1524h610M20982 1524h609M22353 1524h610M23776 1524h609M25147 1524h610M26570 1524h609M27941 1524h610M29364 1524h610M29974 0h-610M28551 0h-610M27179 0h-609M25757 0h-610M24385 0h-609M22963 0h-610M21591 0h-609M20169 0h-610M18797 0h-609M17375 0h-610M16765 762h14733M32006 762h1016M33022 2286h-1016M31498 2286h-14733M16765 3049h610M18188 3049h609M19559 3049h610M20982 3049h609M22353 3049h610M23776 3049h609M25147 3049h610M26570 3049h609M27941 3049h610M29364 3049h610M29974 4573h-610M28551 4573h-610M27179 4573h-609M25757 4573h-610M24385 4573h-609M22963 4573h-610M21591 4573h-609M20169 4573h-610M18797 4573h-609M17375 4573h-610M16765 5336h14733M32006 5336h1016M33022 3811h-1016M31498 3811h-14733M16003 4573h-609M14581 4573h-609M13972 5336h-12448M1016 5336h-1016M0 3811h1016M1524 3811h12448M13972 3049h609M15394 3049h609M13972 2286h-12448M1016 2286h-1016M0 762h1016M2794 1524h610M4217 1524h610M5589 1524h609M7011 1524h609M8382 1524h610M9805 1524h609M11176 1524h610">
          <text:p/>
        </draw:path>
        <draw:path draw:style-name="gr1" draw:text-style-name="P1" draw:layer="layout" svg:width="28.704cm" svg:height="30.988cm" svg:x="6.858cm" svg:y="17.66cm" svg:viewBox="0 0 28705 30989" svg:d="M9806 27940h610M10416 29465h-610M8993 29465h-610M7621 29465h-609M6199 29465h-610M4827 29465h-609M3405 29465h-609M2034 29465h-610M611 29465h-611M0 30989h611M1424 30989h610M2796 30989h609M4218 30989h609M5589 30989h610M7012 30989h609M8383 30989h610M9806 30989h610M10416 25400h8382M21592 25146h-13971M4827 24892h19559M27181 24638h-25147M2288 12192h-1271M2034 10922h507M2796 10922h507M4319 11430h1778M6097 9652h762M6707 9144h-610M5589 8890h1270M6859 8382h-4571M4573 8890h254M5081 7620h1778M6859 7874h-762M6859 7112h-1778M6097 6604h610M6707 6096h-610M6707 5588h-1626M5081 5334h1626M6707 5080h-1626M5081 4826h1626M6707 4318h-610M7113 1778h1626M8739 1524h-1626M7113 508h1778M8891 254h-1778M7113 0h1778M8891 1270h-762M10822 1270h610M11432 1016h-610M10822 762h16867M27943 3302h762M28451 3302h-2286M26165 3556h2286M28705 3556h-762M27943 3810h762M28705 4064h-762M27943 4318h762M28451 4318h-2286M26165 4064h2286M28451 3810h-2286M26165 4572h2286M28705 4572h-762M27943 4826h762M28705 5080h-762M27943 5334h762">
          <text:p/>
        </draw:path>
        <draw:path draw:style-name="gr1" draw:text-style-name="P1" draw:layer="layout" svg:width="2.541cm" svg:height="2.033cm" svg:x="33.02cm" svg:y="22.486cm" svg:viewBox="0 0 2542 2034" svg:d="M2542 763h-763M2288 763h-2288M0 509h2288M2288 254h-2288M0 0h2288M2542 1017h-2288M763 1780h1779M2542 2034h-1017">
          <text:p/>
        </draw:path>
        <draw:path draw:style-name="gr1" draw:text-style-name="P1" draw:layer="layout" svg:width="63.094cm" svg:height="23.877cm" svg:x="5.232cm" svg:y="4.198cm" svg:viewBox="0 0 63095 23878" svg:d="M29313 19814h1016M32360 18544h1525M33885 18290h-1525M32360 18036h1525M33885 17782h-1525M32360 17528h1525M33885 17274h-1525M32360 17020h1525M33885 16766h-1525M26263 12955h-1524M23215 12955h-2286M20675 12701h2540M23215 13209h-762M20929 13718h-8483M12446 13463h8229M19659 11177h17781M36170 8891h-3657M31345 8891h-7876M21945 8637h-2286M20421 9145h1524M21945 6351h-2286M20421 5843h1524M23622 6097h39473M62587 6605h-26417M29059 1524h-26418M609 254h-609M0 0h9753M11786 0h17273M24993 7113h-762M24993 7621h-5842M18389 7621h-4063M14833 9907h1779M17119 10923h1778M15595 10669h-2641M14326 11177h1269M14326 13972h-1880M12446 14988h610M13056 15242h-610M11786 17782h2032M13818 18036h-2032M11786 18290h2032M13818 18544h-2032M11786 18798h2032M13818 19052h-2032M11786 19306h2032M13818 19560h-2032M11786 19814h2032M13818 20068h-2032M11786 20322h2032M13818 20576h-2032M11786 20830h2032M13818 21084h-2032M11786 21338h2032M13818 21592h-2032M11786 22100h1524M13310 22354h-1524M11786 22608h1524M13310 22862h-1524M11786 23116h1524M13310 23370h-1524M11786 23624h1524M13310 23878h-1524M16103 21084h2540M18643 20830h-1016">
          <text:p/>
        </draw:path>
        <draw:path draw:style-name="gr1" draw:text-style-name="P1" draw:layer="layout" svg:width="72.238cm" svg:height="41.911cm" svg:x="6.858cm" svg:y="2.928cm" svg:viewBox="0 0 72239 41912" svg:d="M15748 21845h1270M17018 21591h-1270M15494 21083h1016M16257 21083h761M17018 20829h-1524M15494 20575h1524M17018 20321h-1524M15494 20067h1524M17018 19813h-1524M15494 19559h1524M17018 19305h-1524M15494 19051h1524M17018 18797h-1524M15494 18543h1524M17018 18289h-1524M15494 18035h1524M19050 18035h1524M20574 18289h-1524M19050 18543h1524M20574 18797h-1524M19050 19051h1524M20574 19305h-1524M19050 19559h1524M20574 19813h-1524M15748 24131h8890M28449 29466h1271M29720 29974h-763M31244 29466h1270M33275 29466h762M34292 29466h2641M36933 29720h-610M32005 30482h-761M31396 33022h609M45721 37594h762M56897 10923h254M56897 8891h-3810M49277 4572h-609M49277 3810h762M50039 3302h-762M49277 2540h-609M46991 2286h-1778M45213 2794h1778M46991 4318h-1778M45213 4826h1778M58167 4572h3303M61470 5080h-1016M62994 5588h762M62994 4572h3048M66042 5080h-762M67566 4826h1270M69597 4826h2642M72239 5080h-863M71884 7112h-1778M70867 7875h-6349M65280 10923h2032M68582 13971h254M68836 14479h-762M68327 14225h2540M64518 0h-4674M59692 1778h762M9653 11685h-1779M7874 12193h1779M3810 26925h-761M0 41150v762">
          <text:p/>
        </draw:path>
        <draw:path draw:style-name="gr1" draw:text-style-name="P1" draw:layer="layout" svg:width="48.007cm" svg:height="13.209cm" svg:x="6.858cm" svg:y="36.202cm" svg:viewBox="0 0 48008 13210" svg:d="M0 9400v762M0 10924v762M0 12448v762M2033 12448v-6351M2795 7876v762M2795 9400v762M2795 10924v762M2795 12448v762M4826 12448v-6097M5589 7876v762M5589 9400v762M5589 10924v762M5589 12448v762M7621 12448v-5843M8383 7876v762M8383 9400v762M8383 10924v762M8383 12448v762M10416 12448v-5588M11178 7876v762M11178 9400v762M11178 10924v762M11178 12448v762M13209 12448v-9145M13463 3303v1778M13971 4065v-610M14225 3455v610M12702 3303v3557M12448 6605v-3302M12194 3303v3048M11939 6097v-2794M11939 1271v-1271M12194 0v1271M12448 1271v-1271M12702 0v1271M13209 1271v-1271M13463 0v1271M16003 7114v5334M16765 12448v762M16765 11686v-762M16765 10162v-762M16765 8638v-762M18797 6860v5588M19559 12448v762M19559 11686v-762M19559 10162v-762M19559 8638v-762M21591 6605v5843M22353 12448v762M22353 11686v-762M22353 10162v-762M22353 8638v-762M24385 6351v6097M25147 12448v762M25147 11686v-762M25147 10162v-762M25147 8638v-762M27180 6097v6351M47754 13210v-3048M48008 9400v-762M48008 7114v-763M48008 6097v-762M48008 4573v-762M48008 2287v-762">
          <text:p/>
        </draw:path>
        <draw:path draw:style-name="gr1" draw:text-style-name="P1" draw:layer="layout" svg:width="7.113cm" svg:height="11.685cm" svg:x="53.34cm" svg:y="36.202cm" svg:viewBox="0 0 7114 11686" svg:d="M0 0v4319M4827 3811v-1524M4827 1524v-762M7114 4573v254M4827 5335v1016M4827 7622v1016M4827 10162v762M1524 10924v762">
          <text:p/>
        </draw:path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path draw:style-name="gr1" draw:text-style-name="P1" draw:layer="layout" svg:width="34.291cm" svg:height="23.115cm" svg:x="42.672cm" svg:y="6.23cm" svg:viewBox="0 0 34292 23116" svg:d="M16511 7620v609M16765 8229v-1625M17273 7366v1016M17527 8382v-762M18035 7112v1270M18289 8382v-1270M18543 7112v1270M18797 8382v-1270M18289 6604v-1016M21083 5588v2641M21337 8229v-609M21845 7112v1270M22099 8382v-1270M22607 7112v1270M22861 8382v-1270M23116 7112v1270M23370 8382v-1270M23370 10414v10161M23624 20575v-6604M23116 10414v10161M22861 20575v-10161M22607 10414v10161M22353 20575v-2032M22099 18543v-8129M21845 10414v8383M21845 19051v1524M22099 20575v-1778M20067 19813v1016M20067 21591v1271M19051 22862v-1271M19051 20829v-762M18543 19813v-9399M18289 10414v9653M18035 20829v-10415M17527 10414v763M17273 11177v-763M18797 10414v8637M18035 21591v1271M21845 23116v-1525M22099 21591v1525M22353 23116v-1525M22607 21591v1525M22861 23116v-1525M23116 21591v1525M23370 23116v-1525M23624 21591v1525M29720 23116v-1525M29973 21591v1525M30228 23116v-1525M30482 21591v1525M30736 23116v-1525M30990 21591v1525M31243 23116v-1525M31498 21591v1525M31498 8382v-762M34292 3810v-1016M34292 2286v-1270M34292 254v-254M20067 1524v1778M4826 17273v2540M1270 19051v-1016M1270 17781v-508M1270 14479v-254M0 9144v10669">
          <text:p/>
        </draw:path>
        <draw:path draw:style-name="gr1" draw:text-style-name="P1" draw:layer="layout" svg:width="40.387cm" svg:height="38.354cm" svg:x="7.874cm" svg:y="3.436cm" svg:viewBox="0 0 40388 38355" svg:d="M34038 28957v1524M34038 30735v4064M34038 35307v254M34800 33529v-254M34800 32767v-254M36578 32259v508M36578 33021v508M38102 35561v2286M38102 38101v254M40388 38355v-508M40388 37339v-2032M40388 34545v-254M30990 34291v762M30990 33275v-762M29467 30989v-610M27943 29465v2794M27943 32767v508M27943 34291v508M23878 35053v1778M20829 34799v-2286M23624 23623v-9907M26673 14986v5589M26673 21083v1270M25911 22353v-1524M25403 20321v-254M29467 27941v609M14733 23623v-2540M14987 21591v254M11686 14732v-6350M12193 10668v762M15749 11684v254M15749 12192v254M17019 11938v-4826M17527 3048v-1778M17527 1016v-1016M15749 0v1016M15749 1270v1778M13972 2286v-1016M13972 1016v-254M12193 762v254M12193 1270v1016M10670 2286v-1016M10670 1016v-254M8129 1524v1270M4827 2286v-1016M4827 1016v-254M1271 762v254M1271 1270v1016M0 2286v-1016M0 1016v-254M19305 762v254M19305 1270v1016M21083 2286v-1016M21083 1016v-254M22862 762v254M22862 1270v1016M24640 2286v-1016M24640 1016v-254M26419 762v254M26419 1270v1016M26165 7112v2540M21591 7874v-1016M18035 13462v762M18289 14478v-762">
          <text:p/>
        </draw:path>
        <draw:path draw:style-name="gr1" draw:text-style-name="P1" draw:layer="layout" svg:width="32.512cm" svg:height="19.558cm" svg:x="8.89cm" svg:y="10.802cm" svg:viewBox="0 0 32513 19559" svg:d="M32513 2286v-2286M4063 16510v1778M2285 17780v1017M2285 19305v254M1269 19051v-1271M0 17780v1271M254 16002v-254M254 15494v-508">
          <text:p/>
        </draw:path>
        <draw:path draw:style-name="gr1" draw:text-style-name="P1" draw:layer="layout" svg:width="11.684cm" svg:height="24.639cm" svg:x="9.144cm" svg:y="24.772cm" svg:viewBox="0 0 11685 24640" svg:d="M0 254v-254M2031 2794v254M11685 19306v762M11685 20830v762M11685 22354v762M11685 23878v762">
          <text:p/>
        </draw:path>
        <draw:frame draw:style-name="gr19" draw:text-style-name="P3" draw:layer="layout" svg:width="2.491cm" svg:height="0.302cm" svg:x="68.631cm" svg:y="46.352cm">
          <draw:text-box>
            <text:p text:style-name="P2"><text:span text:style-name="T1">5</text:span><text:span text:style-name="T1">0</text:span><text:span text:style-name="T1">H</text:span><text:span text:style-name="T1">Z</text:span><text:span text:style-name="T1">-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24" draw:text-style-name="P5" draw:layer="layout" svg:width="2.353cm" svg:height="0.342cm" svg:x="62.647cm" svg:y="5.058cm">
          <draw:text-box>
            <text:p><text:span text:style-name="T2">L</text:span><text:span text:style-name="T2">O</text:span><text:span text:style-name="T2">A</text:span><text:span text:style-name="T2">D</text:span><text:span text:style-name="T2">_</text:span><text:span text:style-name="T2">S</text:span><text:span text:style-name="T2">H</text:span><text:span text:style-name="T2">I</text:span><text:span text:style-name="T2">F</text:span><text:span text:style-name="T2">T</text:span><text:span text:style-name="T2">_</text:span><text:span text:style-name="T2">R</text:span><text:span text:style-name="T2">E</text:span><text:span text:style-name="T2">G</text:span></text:p>
          </draw:text-box>
        </draw:frame>
        <draw:frame draw:style-name="gr25" draw:text-style-name="P5" draw:layer="layout" svg:width="2cm" svg:height="0.438cm" svg:x="67.25cm" svg:y="2.65cm">
          <draw:text-box>
            <text:p><text:span text:style-name="T2">S</text:span><text:span text:style-name="T2">H</text:span><text:span text:style-name="T2">I</text:span><text:span text:style-name="T2">F</text:span><text:span text:style-name="T2">T</text:span><text:span text:style-name="T2">/</text:span><text:span text:style-name="T2">/</text:span><text:span text:style-name="T2">L</text:span><text:span text:style-name="T2">O</text:span><text:span text:style-name="T2">A</text:span><text:span text:style-name="T2">D</text:span></text:p>
          </draw:text-box>
        </draw:frame>
        <draw:frame draw:style-name="gr26" draw:text-style-name="P5" draw:layer="layout" svg:width="1.78cm" svg:height="0.302cm" svg:x="77cm" svg:y="9.65cm">
          <draw:text-box>
            <text:p><text:span text:style-name="T2">/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/text:p>
          </draw:text-box>
        </draw:frame>
        <draw:frame draw:style-name="gr26" draw:text-style-name="P5" draw:layer="layout" svg:width="1.78cm" svg:height="0.302cm" svg:x="72.359cm" svg:y="13.496cm">
          <draw:text-box>
            <text:p><text:span text:style-name="T2">P</text:span><text:span text:style-name="T2">I</text:span><text:span text:style-name="T2">X</text:span><text:span text:style-name="T2">E</text:span><text:span text:style-name="T2">L</text:span></text:p>
          </draw:text-box>
        </draw:frame>
        <draw:frame draw:style-name="gr26" draw:text-style-name="P5" draw:layer="layout" svg:width="1.75cm" svg:height="0.302cm" svg:x="63cm" svg:y="9.15cm">
          <draw:text-box>
            <text:p><text:span text:style-name="T2">I</text:span><text:span text:style-name="T2">N</text:span><text:span text:style-name="T2">V</text:span><text:span text:style-name="T2">E</text:span><text:span text:style-name="T2">R</text:span><text:span text:style-name="T2">T</text:span><text:span text:style-name="T2">C</text:span><text:span text:style-name="T2">H</text:span><text:span text:style-name="T2">A</text:span><text:span text:style-name="T2">R</text:span></text:p>
          </draw:text-box>
        </draw:frame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frame draw:style-name="gr17" draw:text-style-name="P4" draw:layer="layout" svg:width="1.661cm" svg:height="0.302cm" draw:transform="rotate (-1.5707963267949) translate (49.618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0.30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2</text:span></text:p>
          </draw:text-box>
        </draw:frame>
        <draw:frame draw:style-name="gr17" draw:text-style-name="P4" draw:layer="layout" svg:width="1.661cm" svg:height="0.302cm" draw:transform="rotate (-1.5707963267949) translate (51.05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27" draw:text-style-name="P4" draw:layer="layout" svg:width="2.076cm" svg:height="0.302cm" draw:transform="rotate (-1.5707963267949) translate (62cm 27.781cm)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2.648cm 27.885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0</text:span></text:p>
          </draw:text-box>
        </draw:frame>
        <draw:frame draw:style-name="gr17" draw:text-style-name="P4" draw:layer="layout" svg:width="1.661cm" svg:height="0.302cm" draw:transform="rotate (-1.5707963267949) translate (53.368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4.25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2</text:span></text:p>
          </draw:text-box>
        </draw:frame>
        <draw:frame draw:style-name="gr17" draw:text-style-name="P4" draw:layer="layout" svg:width="1.661cm" svg:height="0.302cm" draw:transform="rotate (-1.5707963267949) translate (55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frame draw:style-name="gr17" draw:text-style-name="P4" draw:layer="layout" svg:width="1.661cm" svg:height="0.302cm" draw:transform="rotate (-1.5707963267949) translate (51.838cm 27.871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4</text:span></text:p>
          </draw:text-box>
        </draw:frame>
        <draw:frame draw:style-name="gr27" draw:text-style-name="P4" draw:layer="layout" svg:width="2.076cm" svg:height="0.302cm" draw:transform="rotate (-1.5707963267949) translate (63cm 27.781cm)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2</text:span></text:p>
          </draw:text-box>
        </draw:frame>
        <draw:frame draw:style-name="gr27" draw:text-style-name="P4" draw:layer="layout" svg:width="2.076cm" svg:height="0.302cm" draw:transform="rotate (-1.5707963267949) translate (60.993cm 27.767cm)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0</text:span></text:p>
          </draw:text-box>
        </draw:frame>
        <draw:frame draw:style-name="gr17" draw:text-style-name="P4" draw:layer="layout" svg:width="1.661cm" svg:height="0.302cm" draw:transform="rotate (-1.5707963267949) translate (55.75cm 27.901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frame draw:style-name="gr26" draw:text-style-name="P5" draw:layer="layout" svg:width="1.78cm" svg:height="0.302cm" svg:x="76.97cm" svg:y="40.598cm">
          <draw:text-box>
            <text:p><text:span text:style-name="T2">/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/text:p>
          </draw:text-box>
        </draw:frame>
        <draw:frame draw:style-name="gr17" draw:text-style-name="P3" draw:layer="layout" svg:width="1.661cm" svg:height="0.302cm" svg:x="64.339cm" svg:y="49.098cm">
          <draw:text-box>
            <text:p text:style-name="P2"><text:span text:style-name="T1">Y</text:span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17" draw:text-style-name="P3" draw:layer="layout" svg:width="1.661cm" svg:height="0.302cm" svg:x="61.835cm" svg:y="42.348cm">
          <draw:text-box>
            <text:p text:style-name="P2"><text:span text:style-name="T1">X</text:span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26" draw:text-style-name="P5" draw:layer="layout" svg:width="2.996cm" svg:height="0.302cm" svg:x="71.5cm" svg:y="43.15cm">
          <draw:text-box>
            <text:p><text:span text:style-name="T2">V</text:span><text:span text:style-name="T2">_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text:span text:style-name="T2">(</text:span><text:span text:style-name="T2">5</text:span><text:span text:style-name="T2">0</text:span><text:span text:style-name="T2">H</text:span><text:span text:style-name="T2">z</text:span><text:span text:style-name="T2">)</text:span></text:p>
          </draw:text-box>
        </draw:frame>
        <draw:frame draw:style-name="gr26" draw:text-style-name="P5" draw:layer="layout" svg:width="2.544cm" svg:height="0.302cm" svg:x="35.291cm" svg:y="15.088cm">
          <draw:text-box>
            <text:p><text:span text:style-name="T2">/</text:span><text:span text:style-name="T2">C</text:span><text:span text:style-name="T2">P</text:span><text:span text:style-name="T2">U</text:span><text:span text:style-name="T2">2</text:span><text:span text:style-name="T2">V</text:span><text:span text:style-name="T2">I</text:span><text:span text:style-name="T2">D</text:span><text:span text:style-name="T2">E</text:span><text:span text:style-name="T2">O</text:span><text:span text:style-name="T2">R</text:span><text:span text:style-name="T2">A</text:span><text:span text:style-name="T2">M</text:span></text:p>
          </draw:text-box>
        </draw:frame>
        <draw:frame draw:style-name="gr25" draw:text-style-name="P5" draw:layer="layout" svg:width="2cm" svg:height="0.438cm" svg:x="73.547cm" svg:y="10.429cm">
          <draw:text-box>
            <text:p><text:span text:style-name="T2">S</text:span><text:span text:style-name="T2">H</text:span><text:span text:style-name="T2">I</text:span><text:span text:style-name="T2">F</text:span><text:span text:style-name="T2">T</text:span><text:span text:style-name="T2">/</text:span><text:span text:style-name="T2">/</text:span><text:span text:style-name="T2">L</text:span><text:span text:style-name="T2">O</text:span><text:span text:style-name="T2">A</text:span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1" svg:font-family="Courier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5cm" fo:margin-right="1cm" fo:page-width="86.995cm" fo:page-height="54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7T09:59:47.995000000</dc:date>
    <meta:editing-duration>PT18M17S</meta:editing-duration>
    <meta:editing-cycles>7</meta:editing-cycles>
    <meta:generator>LibreOffice/7.6.5.2$Windows_X86_64 LibreOffice_project/38d5f62f85355c192ef5f1dd47c5c0c0c6d6598b</meta:generator>
    <meta:print-date>2024-03-07T09:59:40.820000000</meta:print-date>
    <meta:printed-by>PDF files</meta:printed-by>
    <meta:document-statistic meta:object-count="1780"/>
  </office:meta>
</office:document-meta>
</file>